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2.5mm"/>
    </style:style>
    <style:style style:name="co3" style:family="table-column">
      <style:table-column-properties fo:break-before="auto" style:column-width="30.16mm"/>
    </style:style>
    <style:style style:name="co4" style:family="table-column">
      <style:table-column-properties fo:break-before="auto" style:column-width="24.29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20.94mm"/>
    </style:style>
    <style:style style:name="co7" style:family="table-column">
      <style:table-column-properties fo:break-before="auto" style:column-width="28.06mm"/>
    </style:style>
    <style:style style:name="co8" style:family="table-column">
      <style:table-column-properties fo:break-before="auto" style:column-width="46.97mm"/>
    </style:style>
    <style:style style:name="co9" style:family="table-column">
      <style:table-column-properties fo:break-before="auto" style:column-width="28.59mm"/>
    </style:style>
    <style:style style:name="co10" style:family="table-column">
      <style:table-column-properties fo:break-before="auto" style:column-width="32.33mm"/>
    </style:style>
    <style:style style:name="co11" style:family="table-column">
      <style:table-column-properties fo:break-before="auto" style:column-width="29.03mm"/>
    </style:style>
    <style:style style:name="co12" style:family="table-column">
      <style:table-column-properties fo:break-before="auto" style:column-width="26.49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2.23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ro8" style:family="table-row">
      <style:table-row-properties style:row-height="13.69mm" fo:break-before="auto" style:use-optimal-row-height="true"/>
    </style:style>
    <style:style style:name="ro9" style:family="table-row">
      <style:table-row-properties style:row-height="22.6mm" fo:break-before="auto" style:use-optimal-row-height="true"/>
    </style:style>
    <style:style style:name="ro10" style:family="table-row">
      <style:table-row-properties style:row-height="27.16mm" fo:break-before="auto" style:use-optimal-row-height="false"/>
    </style:style>
    <style:style style:name="ro11" style:family="table-row">
      <style:table-row-properties style:row-height="17.5mm" fo:break-before="auto" style:use-optimal-row-height="false"/>
    </style:style>
    <style:style style:name="ro12" style:family="table-row">
      <style:table-row-properties style:row-height="12.7mm" fo:break-before="auto" style:use-optimal-row-height="true"/>
    </style:style>
    <style:style style:name="ro13" style:family="table-row">
      <style:table-row-properties style:row-height="23.09mm" fo:break-before="auto" style:use-optimal-row-height="true"/>
    </style:style>
    <style:style style:name="ro14" style:family="table-row">
      <style:table-row-properties style:row-height="13.23mm" fo:break-before="auto" style:use-optimal-row-height="true"/>
    </style:style>
    <style:style style:name="ro15" style:family="table-row">
      <style:table-row-properties style:row-height="14.11mm" fo:break-before="auto" style:use-optimal-row-height="true"/>
    </style:style>
    <style:style style:name="ro16" style:family="table-row">
      <style:table-row-properties style:row-height="6.2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72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1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1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2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41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28" style:family="table-cell" style:parent-style-name="Default">
      <style:table-cell-properties fo:background-color="#ffffff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39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0pt" style:font-size-asian="20pt" style:font-size-complex="20pt"/>
    </style:style>
    <style:style style:name="ce4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7"/>
      <style:map style:condition="is-true-formula(IF(#REF!=1))" style:apply-style-name="FAUX" style:base-cell-address="Droite.B7"/>
    </style:style>
    <style:style style:name="ce5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B8"/>
      <style:map style:condition="is-true-formula(IF(#REF!=1))" style:apply-style-name="FAUX" style:base-cell-address="Droite.B8"/>
    </style:style>
    <style:style style:name="ce5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5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75" style:family="table-cell" style:parent-style-name="Default">
      <style:table-cell-properties style:cell-protect="protected formula-hidden" style:print-content="true"/>
    </style:style>
    <style:style style:name="ce56" style:family="table-cell" style:parent-style-name="Default">
      <style:table-cell-properties style:cell-protect="formula-hidden" style:print-content="true"/>
    </style:style>
    <style:style style:name="ce74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8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0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D7"/>
      <style:map style:condition="is-true-formula(IF(#REF!=1))" style:apply-style-name="FAUX" style:base-cell-address="Droite.D7"/>
    </style:style>
    <style:style style:name="ce6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#REF!=0))" style:apply-style-name="VRAI" style:base-cell-address="Droite.D8"/>
      <style:map style:condition="is-true-formula(IF(#REF!=1))" style:apply-style-name="FAUX" style:base-cell-address="Droite.D8"/>
    </style:style>
    <style:style style:name="ce65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6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2pt" style:font-size-asian="32pt" style:font-size-complex="32pt"/>
    </style:style>
    <style:style style:name="ce68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44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4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7" style:family="table-cell" style:parent-style-name="Default">
      <style:table-cell-properties style:cell-protect="protected formula-hidden" style:print-content="true" style:vertical-align="middle"/>
      <style:text-properties fo:font-size="28pt" style:font-size-asian="28pt" style:font-size-complex="28pt"/>
    </style:style>
    <style:style style:name="ce9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Parabole.B7"/>
      <style:map style:condition="is-true-formula(IF([.B7]=1))" style:apply-style-name="FAUX" style:base-cell-address="Parabole.B7"/>
    </style:style>
    <style:style style:name="ce9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Parabole.B8"/>
      <style:map style:condition="is-true-formula(IF([.B7]=1))" style:apply-style-name="FAUX" style:base-cell-address="Parabole.B8"/>
    </style:style>
    <style:style style:name="ce7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0))" style:apply-style-name="VRAI" style:base-cell-address="Parabole.D7"/>
      <style:map style:condition="is-true-formula(IF([.D7]=1))" style:apply-style-name="FAUX" style:base-cell-address="Parabole.D7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0))" style:apply-style-name="VRAI" style:base-cell-address="Parabole.D8"/>
      <style:map style:condition="is-true-formula(IF([.D7]=1))" style:apply-style-name="FAUX" style:base-cell-address="Parabole.D8"/>
    </style:style>
    <style:style style:name="ce79" style:family="table-cell" style:parent-style-name="Default">
      <style:table-cell-properties style:cell-protect="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8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8pt" style:font-size-asian="18pt" style:font-size-complex="18pt"/>
    </style:style>
    <style:style style:name="ce11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font-name="Times New Roman" fo:font-size="22pt" fo:font-weight="bold" style:font-size-asian="22pt" style:font-weight-asian="bold" style:font-size-complex="22pt" style:font-weight-complex="bold"/>
    </style:style>
    <style:style style:name="ce11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1" style:font-size-asian="28pt" style:language-asian="zh" style:country-asian="CN" style:font-style-asian="normal" style:font-weight-asian="normal" style:font-name-complex="Segoe UI1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8pt" style:font-size-asian="28pt" style:font-size-complex="28pt"/>
    </style:style>
    <style:style style:name="ce118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22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124" style:family="table-cell" style:parent-style-name="Default">
      <style:table-cell-properties fo:border-bottom="0.06pt solid #000000" fo:background-color="#ffff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25" style:family="table-cell" style:parent-style-name="Default">
      <style:table-cell-properties style:cell-protect="protected formula-hidden" style:print-content="true" style:vertical-align="middle"/>
      <style:text-properties style:font-name="Times New Roman" fo:font-size="22pt" style:font-size-asian="22pt" style:font-size-complex="22pt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000000" style:font-name="Times New Roman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1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69" style:family="table-cell" style:parent-style-name="Default">
      <style:table-cell-properties fo:border-bottom="0.06pt solid #000000" fo:background-color="#ffff00" style:cell-protect="protected formula-hidden" style:print-content="true" fo:border-left="none" fo:border-right="none" fo:border-top="0.06pt solid #000000" style:vertical-align="middle"/>
      <style:text-properties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13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3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130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6]=0))" style:apply-style-name="VRAI" style:base-cell-address="'Droite et parabole'.C7"/>
      <style:map style:condition="is-true-formula(IF([.C6]=1))" style:apply-style-name="FAUX" style:base-cell-address="'Droite et parabole'.C7"/>
    </style:style>
    <style:style style:name="ce153" style:family="table-cell" style:parent-style-name="Default">
      <style:table-cell-properties fo:border-bottom="0.06pt solid #000000" fo:background-color="#ffff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5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1]=0))" style:apply-style-name="VRAI" style:base-cell-address="'Droite et parabole'.C12"/>
      <style:map style:condition="is-true-formula(IF([.C11]=1))" style:apply-style-name="FAUX" style:base-cell-address="'Droite et parabole'.C12"/>
    </style:style>
    <style:style style:name="ce14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C11]=0))" style:apply-style-name="VRAI" style:base-cell-address="'Droite et parabole'.C12"/>
      <style:map style:condition="is-true-formula(IF([.C11]=1))" style:apply-style-name="FAUX" style:base-cell-address="'Droite et parabole'.C12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11]=0))" style:apply-style-name="VRAI" style:base-cell-address="'Droite et parabole'.C12"/>
      <style:map style:condition="is-true-formula(IF([.C11]=1))" style:apply-style-name="FAUX" style:base-cell-address="'Droite et parabole'.C12"/>
    </style:style>
    <style:style style:name="ce155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49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17]=0))" style:apply-style-name="VRAI" style:base-cell-address="'Droite et parabole'.C17"/>
      <style:map style:condition="is-true-formula(IF([.C17]=1))" style:apply-style-name="FAUX" style:base-cell-address="'Droite et parabole'.C17"/>
    </style:style>
    <style:style style:name="ce15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C$17]=0))" style:apply-style-name="VRAI" style:base-cell-address="'Droite et parabole'.C18"/>
      <style:map style:condition="is-true-formula(IF([.C$17]=1))" style:apply-style-name="FAUX" style:base-cell-address="'Droite et parabole'.C18"/>
    </style:style>
    <style:style style:name="ce1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2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1" style:font-size-asian="22pt" style:language-asian="zh" style:country-asian="CN" style:font-style-asian="normal" style:font-weight-asian="bold" style:font-name-complex="Segoe UI1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6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7]=1))" style:apply-style-name="FAUX" style:base-cell-address="'Droite et parabole'.D7"/>
      <style:map style:condition="is-true-formula(IF([.D7]=0))" style:apply-style-name="VRAI" style:base-cell-address="'Droite et parabole'.D7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7]=0))" style:apply-style-name="VRAI" style:base-cell-address="'Droite et parabole'.D8"/>
      <style:map style:condition="is-true-formula(IF([.D7]=1))" style:apply-style-name="FAUX" style:base-cell-address="'Droite et parabole'.D8"/>
    </style:style>
    <style:style style:name="ce166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2]=1))" style:apply-style-name="FAUX" style:base-cell-address="'Droite et parabole'.D12"/>
      <style:map style:condition="is-true-formula(IF([.D12]=0))" style:apply-style-name="VRAI" style:base-cell-address="'Droite et parabole'.D12"/>
    </style:style>
    <style:style style:name="ce16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D12]=0))" style:apply-style-name="VRAI" style:base-cell-address="'Droite et parabole'.D13"/>
      <style:map style:condition="is-true-formula(IF([.D12]=1))" style:apply-style-name="FAUX" style:base-cell-address="'Droite et parabole'.D13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13]=0))" style:apply-style-name="VRAI" style:base-cell-address="'Droite et parabole'.D14"/>
      <style:map style:condition="is-true-formula(IF([.D13]=1))" style:apply-style-name="FAUX" style:base-cell-address="'Droite et parabole'.D14"/>
    </style:style>
    <style:style style:name="ce180" style:family="table-cell" style:parent-style-name="Default" style:data-style-name="N0">
      <style:table-cell-properties fo:border-bottom="0.06pt solid #000000" fo:background-color="#999999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$17]=0))" style:apply-style-name="VRAI" style:base-cell-address="'Droite et parabole'.D17"/>
      <style:map style:condition="is-true-formula(IF([.D17]=1))" style:apply-style-name="FAUX" style:base-cell-address="'Droite et parabole'.D17"/>
    </style:style>
    <style:style style:name="ce17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D$17]=0))" style:apply-style-name="VRAI" style:base-cell-address="'Droite et parabole'.D18"/>
      <style:map style:condition="is-true-formula(IF([.D$17]=1))" style:apply-style-name="FAUX" style:base-cell-address="'Droite et parabole'.D18"/>
    </style:style>
    <style:style style:name="ce191" style:family="table-cell" style:parent-style-name="Default">
      <style:text-properties fo:font-size="22pt" style:font-size-asian="22pt" style:font-size-complex="22pt"/>
    </style:style>
    <style:style style:name="ce18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7]=1))" style:apply-style-name="FAUX" style:base-cell-address="'Droite et parabole'.E7"/>
      <style:map style:condition="is-true-formula(IF([.E7]=0))" style:apply-style-name="VRAI" style:base-cell-address="'Droite et parabole'.E7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7]=0))" style:apply-style-name="VRAI" style:base-cell-address="'Droite et parabole'.E8"/>
      <style:map style:condition="is-true-formula(IF([.E7]=1))" style:apply-style-name="FAUX" style:base-cell-address="'Droite et parabole'.E8"/>
    </style:style>
    <style:style style:name="ce183" style:family="table-cell" style:parent-style-name="Default">
      <style:table-cell-properties fo:border-bottom="0.06pt solid #000000" fo:background-color="#ffff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28pt" fo:font-style="italic" style:font-size-asian="28pt" style:font-style-asian="italic" style:font-size-complex="28pt" style:font-style-complex="italic"/>
    </style:style>
    <style:style style:name="ce20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2]=1))" style:apply-style-name="FAUX" style:base-cell-address="'Droite et parabole'.E12"/>
      <style:map style:condition="is-true-formula(IF([.E12]=0))" style:apply-style-name="VRAI" style:base-cell-address="'Droite et parabole'.E12"/>
    </style:style>
    <style:style style:name="ce18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E12]=0))" style:apply-style-name="VRAI" style:base-cell-address="'Droite et parabole'.E13"/>
      <style:map style:condition="is-true-formula(IF([.E12]=1))" style:apply-style-name="FAUX" style:base-cell-address="'Droite et parabole'.E13"/>
    </style:style>
    <style:style style:name="ce210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13]=0))" style:apply-style-name="VRAI" style:base-cell-address="'Droite et parabole'.E14"/>
      <style:map style:condition="is-true-formula(IF([.E13]=1))" style:apply-style-name="FAUX" style:base-cell-address="'Droite et parabole'.E14"/>
    </style:style>
    <style:style style:name="ce18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$17]=0))" style:apply-style-name="VRAI" style:base-cell-address="'Droite et parabole'.E17"/>
      <style:map style:condition="is-true-formula(IF([.E17]=1))" style:apply-style-name="FAUX" style:base-cell-address="'Droite et parabole'.E17"/>
    </style:style>
    <style:style style:name="ce18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E$17]=0))" style:apply-style-name="VRAI" style:base-cell-address="'Droite et parabole'.E18"/>
      <style:map style:condition="is-true-formula(IF([.E$17]=1))" style:apply-style-name="FAUX" style:base-cell-address="'Droite et parabole'.E18"/>
    </style:style>
    <style:style style:name="ce194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1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1))" style:apply-style-name="FAUX" style:base-cell-address="'Droite et parabole'.F7"/>
      <style:map style:condition="is-true-formula(IF([.F7]=0))" style:apply-style-name="VRAI" style:base-cell-address="'Droite et parabole'.F7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7]=0))" style:apply-style-name="VRAI" style:base-cell-address="'Droite et parabole'.F8"/>
      <style:map style:condition="is-true-formula(IF([.F7]=1))" style:apply-style-name="FAUX" style:base-cell-address="'Droite et parabole'.F8"/>
    </style:style>
    <style:style style:name="ce21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1))" style:apply-style-name="FAUX" style:base-cell-address="'Droite et parabole'.F12"/>
      <style:map style:condition="is-true-formula(IF([.F12]=0))" style:apply-style-name="VRAI" style:base-cell-address="'Droite et parabole'.F12"/>
    </style:style>
    <style:style style:name="ce19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F12]=0))" style:apply-style-name="VRAI" style:base-cell-address="'Droite et parabole'.F13"/>
      <style:map style:condition="is-true-formula(IF([.F12]=1))" style:apply-style-name="FAUX" style:base-cell-address="'Droite et parabole'.F13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0))" style:apply-style-name="VRAI" style:base-cell-address="'Droite et parabole'.F14"/>
      <style:map style:condition="is-true-formula(IF([.F13]=1))" style:apply-style-name="FAUX" style:base-cell-address="'Droite et parabole'.F14"/>
    </style:style>
    <style:style style:name="ce19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$17]=0))" style:apply-style-name="VRAI" style:base-cell-address="'Droite et parabole'.F17"/>
      <style:map style:condition="is-true-formula(IF([.F17]=1))" style:apply-style-name="FAUX" style:base-cell-address="'Droite et parabole'.F17"/>
    </style:style>
    <style:style style:name="ce19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$17]=0))" style:apply-style-name="VRAI" style:base-cell-address="'Droite et parabole'.F18"/>
      <style:map style:condition="is-true-formula(IF([.F$17]=1))" style:apply-style-name="FAUX" style:base-cell-address="'Droite et parabole'.F18"/>
    </style:style>
    <style:style style:name="ce20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17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1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7]=1))" style:apply-style-name="FAUX" style:base-cell-address="'Droite et parabole'.G7"/>
      <style:map style:condition="is-true-formula(IF([.G7]=0))" style:apply-style-name="VRAI" style:base-cell-address="'Droite et parabole'.G7"/>
    </style:style>
    <style:style style:name="ce20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7]=0))" style:apply-style-name="VRAI" style:base-cell-address="'Droite et parabole'.G8"/>
      <style:map style:condition="is-true-formula(IF([.G7]=1))" style:apply-style-name="FAUX" style:base-cell-address="'Droite et parabole'.G8"/>
    </style:style>
    <style:style style:name="ce199" style:family="table-cell" style:parent-style-name="Default">
      <style:table-cell-properties fo:border-bottom="0.06pt solid #000000" fo:background-color="#ffff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ff0000" style:font-name="Times New Roman" fo:font-size="28pt" style:font-size-asian="28pt" style:font-size-complex="28pt"/>
    </style:style>
    <style:style style:name="ce221" style:family="table-cell" style:parent-style-name="Default">
      <style:table-cell-properties fo:border-bottom="0.06pt solid #000000" fo:background-color="#999999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2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2]=1))" style:apply-style-name="FAUX" style:base-cell-address="'Droite et parabole'.G12"/>
      <style:map style:condition="is-true-formula(IF([.G12]=0))" style:apply-style-name="VRAI" style:base-cell-address="'Droite et parabole'.G12"/>
    </style:style>
    <style:style style:name="ce225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  <style:map style:condition="is-true-formula(IF([.G12]=0))" style:apply-style-name="VRAI" style:base-cell-address="'Droite et parabole'.G13"/>
      <style:map style:condition="is-true-formula(IF([.G12]=1))" style:apply-style-name="FAUX" style:base-cell-address="'Droite et parabole'.G13"/>
    </style:style>
    <style:style style:name="ce224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13]=0))" style:apply-style-name="VRAI" style:base-cell-address="'Droite et parabole'.G14"/>
      <style:map style:condition="is-true-formula(IF([.G13]=1))" style:apply-style-name="FAUX" style:base-cell-address="'Droite et parabole'.G14"/>
    </style:style>
    <style:style style:name="ce227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$17]=0))" style:apply-style-name="VRAI" style:base-cell-address="'Droite et parabole'.G17"/>
      <style:map style:condition="is-true-formula(IF([.G17]=1))" style:apply-style-name="FAUX" style:base-cell-address="'Droite et parabole'.G17"/>
    </style:style>
    <style:style style:name="ce22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G$17]=0))" style:apply-style-name="VRAI" style:base-cell-address="'Droite et parabole'.G18"/>
      <style:map style:condition="is-true-formula(IF([.G$17]=1))" style:apply-style-name="FAUX" style:base-cell-address="'Droite et parabole'.G18"/>
    </style:style>
    <style:style style:name="ce25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204" style:family="table-cell" style:parent-style-name="Default" style:data-style-name="N0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7]=0))" style:apply-style-name="VRAI" style:base-cell-address="'Droite et parabole'.H8"/>
      <style:map style:condition="is-true-formula(IF([.H7]=1))" style:apply-style-name="FAUX" style:base-cell-address="'Droite et parabole'.H8"/>
    </style:style>
    <style:style style:name="ce23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H$17]=0))" style:apply-style-name="VRAI" style:base-cell-address="'Droite et parabole'.H17"/>
      <style:map style:condition="is-true-formula(IF([.H17]=1))" style:apply-style-name="FAUX" style:base-cell-address="'Droite et parabole'.H17"/>
    </style:style>
    <style:style style:name="ce23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Symbol" fo:font-size="28pt" style:font-size-asian="28pt" style:font-size-complex="28pt"/>
      <style:map style:condition="is-true-formula(IF([.H$17]=0))" style:apply-style-name="VRAI" style:base-cell-address="'Droite et parabole'.H18"/>
      <style:map style:condition="is-true-formula(IF([.H$17]=1))" style:apply-style-name="FAUX" style:base-cell-address="'Droite et parabole'.H18"/>
    </style:style>
    <style:style style:name="ce206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7]=0))" style:apply-style-name="VRAI" style:base-cell-address="'Droite et parabole'.I7"/>
      <style:map style:condition="is-true-formula(IF([.K7]=1))" style:apply-style-name="FAUX" style:base-cell-address="'Droite et parabole'.I7"/>
    </style:style>
    <style:style style:name="ce23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$17]=0))" style:apply-style-name="VRAI" style:base-cell-address="'Droite et parabole'.I17"/>
      <style:map style:condition="is-true-formula(IF([.I17]=1))" style:apply-style-name="FAUX" style:base-cell-address="'Droite et parabole'.I17"/>
    </style:style>
    <style:style style:name="ce23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I$17]=0))" style:apply-style-name="VRAI" style:base-cell-address="'Droite et parabole'.I18"/>
      <style:map style:condition="is-true-formula(IF([.I$17]=1))" style:apply-style-name="FAUX" style:base-cell-address="'Droite et parabole'.I18"/>
    </style:style>
    <style:style style:name="ce236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$17]=0))" style:apply-style-name="VRAI" style:base-cell-address="'Droite et parabole'.J17"/>
      <style:map style:condition="is-true-formula(IF([.J17]=1))" style:apply-style-name="FAUX" style:base-cell-address="'Droite et parabole'.J17"/>
    </style:style>
    <style:style style:name="ce23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$17]=0))" style:apply-style-name="VRAI" style:base-cell-address="'Droite et parabole'.J18"/>
      <style:map style:condition="is-true-formula(IF([.J$17]=1))" style:apply-style-name="FAUX" style:base-cell-address="'Droite et parabole'.J18"/>
    </style:style>
    <style:style style:name="ce238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$17]=0))" style:apply-style-name="VRAI" style:base-cell-address="'Droite et parabole'.K17"/>
      <style:map style:condition="is-true-formula(IF([.K17]=1))" style:apply-style-name="FAUX" style:base-cell-address="'Droite et parabole'.K17"/>
    </style:style>
    <style:style style:name="ce23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K$17]=0))" style:apply-style-name="VRAI" style:base-cell-address="'Droite et parabole'.K18"/>
      <style:map style:condition="is-true-formula(IF([.K$17]=1))" style:apply-style-name="FAUX" style:base-cell-address="'Droite et parabole'.K18"/>
    </style:style>
    <style:style style:name="ce24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$17]=0))" style:apply-style-name="VRAI" style:base-cell-address="'Droite et parabole'.L17"/>
      <style:map style:condition="is-true-formula(IF([.L17]=1))" style:apply-style-name="FAUX" style:base-cell-address="'Droite et parabole'.L17"/>
    </style:style>
    <style:style style:name="ce24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L$17]=0))" style:apply-style-name="VRAI" style:base-cell-address="'Droite et parabole'.L18"/>
      <style:map style:condition="is-true-formula(IF([.L$17]=1))" style:apply-style-name="FAUX" style:base-cell-address="'Droite et parabole'.L18"/>
    </style:style>
    <style:style style:name="ce24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$17]=0))" style:apply-style-name="VRAI" style:base-cell-address="'Droite et parabole'.M17"/>
      <style:map style:condition="is-true-formula(IF([.M17]=1))" style:apply-style-name="FAUX" style:base-cell-address="'Droite et parabole'.M17"/>
    </style:style>
    <style:style style:name="ce24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$17]=0))" style:apply-style-name="VRAI" style:base-cell-address="'Droite et parabole'.M18"/>
      <style:map style:condition="is-true-formula(IF([.M$17]=1))" style:apply-style-name="FAUX" style:base-cell-address="'Droite et parabole'.M18"/>
    </style:style>
    <style:style style:name="ce100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fo:border="0.06pt solid #000000" style:vertical-align="middle"/>
      <style:paragraph-properties fo:text-align="center" fo:margin-left="0mm"/>
      <style:text-properties fo:color="#000000" style:font-name="Times New Roman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Courbe.B7"/>
      <style:map style:condition="is-true-formula(IF([.B7]=1))" style:apply-style-name="FAUX" style:base-cell-address="Courbe.B7"/>
    </style:style>
    <style:style style:name="ce10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7]=0))" style:apply-style-name="VRAI" style:base-cell-address="Courbe.B8"/>
      <style:map style:condition="is-true-formula(IF([.B7]=1))" style:apply-style-name="FAUX" style:base-cell-address="Courbe.B8"/>
    </style:style>
    <style:style style:name="ce10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B11]=0))" style:apply-style-name="VRAI" style:base-cell-address="Courbe.B11"/>
      <style:map style:condition="is-true-formula(IF([.B11]=1))" style:apply-style-name="FAUX" style:base-cell-address="Courbe.B11"/>
    </style:style>
    <style:style style:name="ce123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10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8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none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10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" fo:font-size="28pt" style:font-size-asian="28pt" style:font-size-complex="28pt"/>
    </style:style>
    <style:style style:name="ce110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" fo:font-size="28pt" style:font-size-asian="28pt" style:font-size-complex="28pt"/>
    </style:style>
    <style:style style:name="ce112" style:family="table-cell" style:parent-style-name="Default">
      <style:table-cell-properties style:cell-protect="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7]=0))" style:apply-style-name="VRAI" style:base-cell-address="Courbe.J7"/>
      <style:map style:condition="is-true-formula(IF([.J7]=1))" style:apply-style-name="FAUX" style:base-cell-address="Courbe.J7"/>
    </style:style>
    <style:style style:name="ce11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J7]=0))" style:apply-style-name="VRAI" style:base-cell-address="Courbe.J8"/>
      <style:map style:condition="is-true-formula(IF([.J7]=1))" style:apply-style-name="FAUX" style:base-cell-address="Courbe.J8"/>
    </style:style>
    <style:style style:name="ce115" style:family="table-cell" style:parent-style-name="Default" style:data-style-name="N0">
      <style:table-cell-properties fo:border-bottom="0.06pt solid #000000" style:cell-protect="protected formula-hidden" style:print-content="true" style:text-align-source="value-type" style:repeat-content="false" fo:border-left="none" fo:border-right="none" fo:border-top="0.06pt solid #000000" style:vertical-align="middle"/>
      <style:paragraph-properties fo:margin-left="0mm"/>
      <style:text-properties style:font-name="Times New Roman" fo:font-size="28pt" style:font-size-asian="28pt" style:font-size-complex="28pt"/>
    </style:style>
    <style:style style:name="ce257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6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6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5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4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68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9" style:family="table-cell" style:parent-style-name="Default">
      <style:table-cell-properties fo:background-color="#66ffff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30" style:family="table-cell" style:parent-style-name="Default">
      <style:table-cell-properties style:vertical-align="middle"/>
      <style:text-properties style:font-name="Times New Roman"/>
    </style:style>
    <style:style style:name="ce271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5" style:family="table-cell" style:parent-style-name="Default">
      <style:table-cell-properties style:vertical-align="middle"/>
    </style:style>
    <style:style style:name="ce336" style:family="table-cell" style:parent-style-name="Default">
      <style:table-cell-properties fo:border-bottom="0.06pt solid #000000" fo:background-color="#ffff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38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33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8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8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2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>
      <style:table-cell-properties fo:border-bottom="0.06pt solid #000000" fo:background-color="#ffff00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286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287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9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3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0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4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34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5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346" style:family="table-cell" style:parent-style-name="Default" style:data-style-name="N99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347" style:family="table-cell" style:parent-style-name="Default">
      <style:table-cell-properties fo:background-color="#ffffff"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48" style:family="table-cell" style:parent-style-name="Default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349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350" style:family="table-cell" style:parent-style-name="Default" style:data-style-name="N108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1" style:family="table-cell" style:parent-style-name="Default" style:data-style-name="N0">
      <style:table-cell-properties fo:background-color="#ff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485" style:family="table-cell" style:parent-style-name="Default">
      <style:table-cell-properties fo:border-bottom="0.06pt solid #000000" fo:background-color="#ffff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06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6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6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58]=0))" style:apply-style-name="VRAI" style:base-cell-address="Données.C58"/>
    </style:style>
    <style:style style:name="ce46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59]=0))" style:apply-style-name="VRAI" style:base-cell-address="Données.C59"/>
    </style:style>
    <style:style style:name="ce46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60]=0))" style:apply-style-name="VRAI" style:base-cell-address="Données.C60"/>
    </style:style>
    <style:style style:name="ce46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61]=0))" style:apply-style-name="VRAI" style:base-cell-address="Données.C61"/>
    </style:style>
    <style:style style:name="ce46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62]=0))" style:apply-style-name="VRAI" style:base-cell-address="Données.C62"/>
    </style:style>
    <style:style style:name="ce46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63]=0))" style:apply-style-name="VRAI" style:base-cell-address="Données.C63"/>
    </style:style>
    <style:style style:name="ce47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64]=0))" style:apply-style-name="VRAI" style:base-cell-address="Données.C64"/>
    </style:style>
    <style:style style:name="ce47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65]=0))" style:apply-style-name="VRAI" style:base-cell-address="Données.C65"/>
    </style:style>
    <style:style style:name="ce47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66]=0))" style:apply-style-name="VRAI" style:base-cell-address="Données.C66"/>
    </style:style>
    <style:style style:name="ce47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67]=0))" style:apply-style-name="VRAI" style:base-cell-address="Données.C67"/>
    </style:style>
    <style:style style:name="ce47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68]=0))" style:apply-style-name="VRAI" style:base-cell-address="Données.C68"/>
    </style:style>
    <style:style style:name="ce475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69]=0))" style:apply-style-name="VRAI" style:base-cell-address="Données.C69"/>
    </style:style>
    <style:style style:name="ce47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70]=0))" style:apply-style-name="VRAI" style:base-cell-address="Données.C70"/>
    </style:style>
    <style:style style:name="ce47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71]=0))" style:apply-style-name="VRAI" style:base-cell-address="Données.C71"/>
    </style:style>
    <style:style style:name="ce47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72]=0))" style:apply-style-name="VRAI" style:base-cell-address="Données.C72"/>
    </style:style>
    <style:style style:name="ce47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73]=0))" style:apply-style-name="VRAI" style:base-cell-address="Données.C73"/>
    </style:style>
    <style:style style:name="ce48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74]=0))" style:apply-style-name="VRAI" style:base-cell-address="Données.C74"/>
    </style:style>
    <style:style style:name="ce48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75]=0))" style:apply-style-name="VRAI" style:base-cell-address="Données.C75"/>
    </style:style>
    <style:style style:name="ce48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76]=0))" style:apply-style-name="VRAI" style:base-cell-address="Données.C76"/>
    </style:style>
    <style:style style:name="ce48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77]=0))" style:apply-style-name="VRAI" style:base-cell-address="Données.C77"/>
    </style:style>
    <style:style style:name="ce4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C78]=0))" style:apply-style-name="VRAI" style:base-cell-address="Données.C78"/>
    </style:style>
    <style:style style:name="ce35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55" style:family="table-cell" style:parent-style-name="Default">
      <style:table-cell-properties fo:background-color="#ffffff"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356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10" style:family="table-cell" style:parent-style-name="Default">
      <style:table-cell-properties fo:border-bottom="0.06pt solid #000000" fo:background-color="#ffff00" style:cell-protect="protected formula-hidden" style:print-content="true" fo:border-left="none" fo:border-right="none" fo:border-top="0.06pt solid #000000" style:vertical-align="middle"/>
      <style:text-properties style:font-name="Times New Roman" fo:font-size="12pt" style:font-size-asian="12pt" style:font-size-complex="12pt"/>
    </style:style>
    <style:style style:name="ce359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36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" fo:font-size="12pt" fo:language="none" fo:country="none" style:font-name-asian="Segoe UI1" style:font-size-asian="12pt" style:language-asian="none" style:country-asian="none" style:font-name-complex="Segoe UI1" style:font-size-complex="12pt" style:language-complex="none" style:country-complex="none"/>
    </style:style>
    <style:style style:name="ce362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" fo:font-size="12pt" style:font-size-asian="12pt" style:font-size-complex="12pt"/>
    </style:style>
    <style:style style:name="ce3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66" style:family="table-cell" style:parent-style-name="Default">
      <style:table-cell-properties style:cell-protect="hidden-and-protected" style:print-content="true" fo:border="0.06pt solid #000000" style:vertical-align="middle"/>
      <style:text-properties style:font-name="Times New Roman" fo:font-size="12pt" style:font-size-asian="12pt" style:font-size-complex="12pt"/>
    </style:style>
    <style:style style:name="ce3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7" style:family="table-cell" style:parent-style-name="Default">
      <style:table-cell-properties fo:border-bottom="0.06pt solid #000000" fo:background-color="#ffff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0000" style:font-name="Times New Roman" fo:font-size="12pt" style:font-size-asian="12pt" style:font-size-complex="12pt"/>
    </style:style>
    <style:style style:name="ce36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368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49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450" style:family="table-cell" style:parent-style-name="Default">
      <style:table-cell-properties fo:border-bottom="0.06pt solid #000000" fo:background-color="#ffffff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1" style:font-size-asian="12pt" style:font-name-complex="Times New Roman1" style:font-size-complex="12pt"/>
    </style:style>
    <style:style style:name="ce37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371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end" fo:margin-left="0mm"/>
      <style:text-properties style:font-name="Times New Roman" fo:font-size="12pt" style:font-size-asian="12pt" style:font-size-complex="12pt"/>
    </style:style>
    <style:style style:name="ce372" style:family="table-cell" style:parent-style-name="Default" style:data-style-name="N0">
      <style:table-cell-properties style:cell-protect="hidden-and-protected" style:print-content="true" style:text-align-source="fix" style:repeat-content="false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369" style:family="table-cell" style:parent-style-name="Default">
      <style:table-cell-properties fo:border-bottom="0.06pt solid #000000" fo:background-color="#ffff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8" style:family="table-cell" style:parent-style-name="Default" style:data-style-name="N0">
      <style:table-cell-properties fo:border-bottom="0.06pt solid #000000" fo:background-color="#ffffff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2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6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7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78" style:family="table-cell" style:parent-style-name="Default" style:data-style-name="N99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1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38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38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ce385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8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3]=0))" style:apply-style-name="VRAI" style:base-cell-address="Données.T3"/>
    </style:style>
    <style:style style:name="ce38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4]=0))" style:apply-style-name="VRAI" style:base-cell-address="Données.T4"/>
    </style:style>
    <style:style style:name="ce38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5]=0))" style:apply-style-name="VRAI" style:base-cell-address="Données.T5"/>
    </style:style>
    <style:style style:name="ce39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6]=0))" style:apply-style-name="VRAI" style:base-cell-address="Données.T6"/>
    </style:style>
    <style:style style:name="ce39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7]=0))" style:apply-style-name="VRAI" style:base-cell-address="Données.T7"/>
    </style:style>
    <style:style style:name="ce39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8]=0))" style:apply-style-name="VRAI" style:base-cell-address="Données.T8"/>
    </style:style>
    <style:style style:name="ce39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9]=0))" style:apply-style-name="VRAI" style:base-cell-address="Données.T9"/>
    </style:style>
    <style:style style:name="ce39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0]=0))" style:apply-style-name="VRAI" style:base-cell-address="Données.T10"/>
    </style:style>
    <style:style style:name="ce395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1]=0))" style:apply-style-name="VRAI" style:base-cell-address="Données.T11"/>
    </style:style>
    <style:style style:name="ce39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2]=0))" style:apply-style-name="VRAI" style:base-cell-address="Données.T12"/>
    </style:style>
    <style:style style:name="ce39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3]=0))" style:apply-style-name="VRAI" style:base-cell-address="Données.T13"/>
    </style:style>
    <style:style style:name="ce3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4]=0))" style:apply-style-name="VRAI" style:base-cell-address="Données.T14"/>
    </style:style>
    <style:style style:name="ce39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5]=0))" style:apply-style-name="VRAI" style:base-cell-address="Données.T15"/>
    </style:style>
    <style:style style:name="ce400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6]=0))" style:apply-style-name="VRAI" style:base-cell-address="Données.T16"/>
    </style:style>
    <style:style style:name="ce40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7]=0))" style:apply-style-name="VRAI" style:base-cell-address="Données.T17"/>
    </style:style>
    <style:style style:name="ce40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8]=0))" style:apply-style-name="VRAI" style:base-cell-address="Données.T18"/>
    </style:style>
    <style:style style:name="ce40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19]=0))" style:apply-style-name="VRAI" style:base-cell-address="Données.T19"/>
    </style:style>
    <style:style style:name="ce404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20]=0))" style:apply-style-name="VRAI" style:base-cell-address="Données.T20"/>
    </style:style>
    <style:style style:name="ce405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21]=0))" style:apply-style-name="VRAI" style:base-cell-address="Données.T21"/>
    </style:style>
    <style:style style:name="ce406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22]=0))" style:apply-style-name="VRAI" style:base-cell-address="Données.T22"/>
    </style:style>
    <style:style style:name="ce407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23]=0))" style:apply-style-name="VRAI" style:base-cell-address="Données.T23"/>
    </style:style>
    <style:style style:name="ce4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24]=0))" style:apply-style-name="VRAI" style:base-cell-address="Données.T24"/>
    </style:style>
    <style:style style:name="ce409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normal" style:font-size-asian="12pt" style:font-weight-asian="normal" style:font-size-complex="12pt" style:font-weight-complex="normal"/>
      <style:map style:condition="is-true-formula(IF([.T24]=0))" style:apply-style-name="VRAI" style:base-cell-address="Données.T24"/>
    </style:style>
    <style:style style:name="ce41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Ari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1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U25"/>
    </style:style>
    <style:style style:name="ce41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3"/>
    </style:style>
    <style:style style:name="ce41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4"/>
    </style:style>
    <style:style style:name="ce41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5"/>
    </style:style>
    <style:style style:name="ce41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6"/>
    </style:style>
    <style:style style:name="ce41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7"/>
    </style:style>
    <style:style style:name="ce41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8"/>
    </style:style>
    <style:style style:name="ce41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9"/>
    </style:style>
    <style:style style:name="ce4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0"/>
    </style:style>
    <style:style style:name="ce42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1"/>
    </style:style>
    <style:style style:name="ce4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2"/>
    </style:style>
    <style:style style:name="ce42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3"/>
    </style:style>
    <style:style style:name="ce42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4"/>
    </style:style>
    <style:style style:name="ce42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5"/>
    </style:style>
    <style:style style:name="ce425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6"/>
    </style:style>
    <style:style style:name="ce426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7"/>
    </style:style>
    <style:style style:name="ce42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8"/>
    </style:style>
    <style:style style:name="ce428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19"/>
    </style:style>
    <style:style style:name="ce42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20"/>
    </style:style>
    <style:style style:name="ce430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21"/>
    </style:style>
    <style:style style:name="ce4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22"/>
    </style:style>
    <style:style style:name="ce432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23"/>
    </style:style>
    <style:style style:name="ce43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24"/>
    </style:style>
    <style:style style:name="ce434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  <style:map style:condition="cell-content()=0" style:apply-style-name="VRAI" style:base-cell-address="Données.V25"/>
    </style:style>
    <style:style style:name="ce435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436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3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gr6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 style:text-underline-color="font-color" fo:font-style="italic" style:font-style-asian="italic" style:font-style-complex="italic"/>
    </style:style>
    <style:style style:name="T7" style:family="text">
      <style:text-properties style:text-underline-style="none" style:text-underline-color="font-color" fo:font-style="normal" style:text-position="-33% 58%" style:font-style-asian="normal" style:font-style-complex="normal"/>
    </style:style>
    <style:style style:name="T8" style:family="text">
      <style:text-properties style:text-position="-33% 58%"/>
    </style:style>
    <style:style style:name="T9" style:family="text">
      <style:text-properties fo:color="#0000ff" fo:font-style="italic" style:font-style-asian="italic" style:font-style-complex="italic"/>
    </style:style>
    <style:style style:name="T10" style:family="text">
      <style:text-properties fo:color="#0000ff"/>
    </style:style>
    <style:style style:name="T11" style:family="text">
      <style:text-properties fo:color="#ff0000" fo:font-style="italic" style:font-style-asian="italic" style:font-style-complex="italic"/>
    </style:style>
    <style:style style:name="T12" style:family="text">
      <style:text-properties fo:color="#ff000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Symbol"/>
    </style:style>
    <style:style style:name="T15" style:family="text">
      <style:text-properties fo:font-style="italic" style:text-position="0% 100%" style:font-style-asian="italic" style:font-style-complex="italic"/>
    </style:style>
    <style:style style:name="T16" style:family="text">
      <style:text-properties fo:font-style="italic" style:font-style-asian="italic" style:font-style-complex="italic" style:text-position="-33% 58%"/>
    </style:style>
    <style:style style:name="T17" style:family="text">
      <style:text-properties fo:font-style="italic" style:text-position="-33% 58%" style:font-style-asian="italic" style:font-style-complex="italic"/>
    </style:style>
    <style:style style:name="T18" style:family="text">
      <style:text-properties style:text-underline-style="none" style:text-underline-color="font-color" fo:font-style="italic" style:font-style-asian="italic" style:font-style-complex="italic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6QyimjTpWSXKU7+OzCSlDMm/ZsI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6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14"/>
          <table:covered-table-cell table:style-name="ce18"/>
          <table:covered-table-cell table:number-columns-repeated="5" table:style-name="ce19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1"/>
          <table:table-cell table:style-name="ce14"/>
          <table:table-cell table:style-name="ce18"/>
          <table:table-cell table:style-name="ce19" table:number-columns-repeated="5"/>
          <table:table-cell table:style-name="ce21"/>
          <table:table-cell table:style-name="ce23" table:number-columns-repeated="1013"/>
          <table:table-cell table:style-name="ce41" table:number-columns-repeated="2"/>
        </table:table-row>
        <table:table-row table:style-name="ro2">
          <table:table-cell table:style-name="ce4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table-cell table:style-name="ce4"/>
          <table:table-cell table:style-name="ce17" table:number-columns-repeated="7"/>
          <table:table-cell table:style-name="ce22" table:number-columns-repeated="1016"/>
        </table:table-row>
        <table:table-row table:style-name="ro2">
          <table:table-cell table:style-name="ce4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covered-table-cell table:style-name="ce4"/>
          <table:covered-table-cell table:number-columns-repeated="7" table:style-name="ce17"/>
          <table:table-cell table:style-name="ce22" table:number-columns-repeated="1016"/>
        </table:table-row>
        <table:table-row table:style-name="ro2">
          <table:table-cell table:style-name="ce4"/>
          <table:table-cell table:style-name="ce17" table:number-columns-repeated="7"/>
          <table:table-cell table:style-name="ce22" table:number-columns-repeated="1016"/>
        </table:table-row>
        <table:table-row table:style-name="ro3">
          <table:table-cell table:style-name="ce5" table:number-columns-repeated="8"/>
          <table:table-cell table:number-columns-repeated="1016"/>
        </table:table-row>
        <table:table-row table:style-name="ro3">
          <table:table-cell table:style-name="ce9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5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5"/>
          <table:table-cell table:number-columns-repeated="1016"/>
        </table:table-row>
        <table:table-row table:style-name="ro3">
          <table:table-cell table:style-name="ce8"/>
          <table:table-cell table:style-name="ce5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76mm" svg:height="8.16mm" svg:x="10.69mm" svg:y="3.61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34mm" svg:x="2.69mm" svg:y="3.5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3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7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 table:number-rows-repeated="104855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roite" table:style-name="ta1" table:protected="true" table:protection-key="6QyimjTpWSXKU7+OzCSlDMm/ZsI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Droite.A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Droite.A2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94.49mm" svg:y="25.01mm" draw:control="control3"/>
          <draw:control draw:z-index="1" draw:style-name="gr3" draw:text-style-name="P3" svg:width="45.05mm" svg:height="11.88mm" svg:x="193.93mm" svg:y="39.65mm" draw:control="control4"/>
          <draw:line draw:z-index="2" draw:style-name="gr4" draw:text-style-name="P2" svg:x1="186.83mm" svg:y1="131.47mm" svg:x2="186.83mm" svg:y2="143.14mm">
            <text:p/>
          </draw:line>
          <draw:line draw:z-index="3" draw:style-name="gr4" draw:text-style-name="P2" svg:x1="186.7mm" svg:y1="167.04mm" svg:x2="186.7mm" svg:y2="179.5mm">
            <text:p/>
          </draw:line>
          <draw:frame draw:z-index="4" draw:style-name="gr5" draw:text-style-name="P1" svg:width="155.78mm" svg:height="98.48mm" svg:x="239.72mm" svg:y="0mm">
            <draw:object draw:notify-on-update-of-ranges="Données.G5:Données.G6 Données.H5:Données.H5 Données.H5:Données.H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ce38"/>
        <table:table-column table:style-name="co3" table:default-cell-style-name="ce38"/>
        <table:table-column table:style-name="co4" table:number-columns-repeated="2" table:default-cell-style-name="ce38"/>
        <table:table-column table:style-name="co5" table:default-cell-style-name="ce38"/>
        <table:table-column table:style-name="co6" table:number-columns-repeated="2" table:default-cell-style-name="ce38"/>
        <table:table-column table:style-name="co7" table:default-cell-style-name="ce38"/>
        <table:table-column table:style-name="co1" table:number-columns-repeated="1011" table:default-cell-style-name="ce38"/>
        <table:table-column table:style-name="co1" table:number-columns-repeated="5" table:default-cell-style-name="ce147"/>
        <table:table-row table:style-name="ro6">
          <table:table-cell table:style-name="ce2" office:value-type="string" calcext:value-type="string">
            <text:p>KELLER Stéphane</text:p>
            <text:p>Lycée agricole Louis Pasteur</text:p>
          </table:table-cell>
          <table:table-cell table:style-name="ce39" office:value-type="string" calcext:value-type="string" table:number-columns-spanned="2" table:number-rows-spanned="1">
            <text:p>Nouveau test :</text:p>
            <text:p>Ctrl + Shift + F9</text:p>
          </table:table-cell>
          <table:covered-table-cell/>
          <table:table-cell table:style-name="ce60" table:formula="of:=IF([.$A$26];20*[Données.E11]/5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28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29" office:value-type="string" calcext:value-type="string">
            <text:p>Fonction définie sur [-10 ; 10]</text:p>
          </table:table-cell>
          <table:table-cell table:style-name="ce40"/>
          <table:table-cell table:number-columns-repeated="1022"/>
        </table:table-row>
        <table:table-row table:style-name="ro7">
          <table:table-cell table:style-name="ce36"/>
          <table:table-cell table:number-columns-repeated="1023"/>
        </table:table-row>
        <table:table-row table:style-name="ro8">
          <table:table-cell table:style-name="ce36" office:value-type="string" calcext:value-type="string" table:number-columns-spanned="1" table:number-rows-spanned="2">
            <text:p>Racine de l’équation <text:span text:style-name="T5">f </text:span>(<text:span text:style-name="T5">x</text:span>) = 0</text:p>
          </table:table-cell>
          <table:table-cell table:style-name="ce45" office:value-type="string" calcext:value-type="string" table:number-columns-spanned="2" table:number-rows-spanned="1">
            <text:p><text:span text:style-name="T6">x</text:span><text:span text:style-name="T7">0</text:span></text:p>
          </table:table-cell>
          <table:covered-table-cell table:style-name="ce75"/>
          <table:table-cell table:style-name="ce61" table:number-columns-spanned="2" table:number-rows-spanned="1"/>
          <table:covered-table-cell table:style-name="ce68"/>
          <table:table-cell table:number-columns-repeated="1019"/>
        </table:table-row>
        <table:table-row table:style-name="ro7">
          <table:covered-table-cell table:style-name="ce36"/>
          <table:table-cell table:style-name="ce47" table:number-columns-spanned="2" table:number-rows-spanned="1"/>
          <table:covered-table-cell table:style-name="ce56"/>
          <table:table-cell table:style-name="ce137" table:number-columns-spanned="2" table:number-rows-spanned="1"/>
          <table:covered-table-cell table:style-name="ce68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48" table:formula="of:=IF([.$A$26];IF([.B6]=[Données.C4];1;0);&quot;&quot;)" table:number-columns-spanned="2" table:number-rows-spanned="1">
            <text:p/>
          </table:table-cell>
          <table:covered-table-cell table:style-name="ce75"/>
          <table:table-cell table:style-name="ce63" table:number-columns-spanned="2" table:number-rows-spanned="1"/>
          <table:covered-table-cell table:style-name="ce68"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51" table:formula="of:=IF(AND([.$A$26];[.$A$27]);[Données.C4];&quot;&quot;)" table:number-columns-spanned="2" table:number-rows-spanned="1">
            <text:p/>
          </table:table-cell>
          <table:covered-table-cell table:style-name="ce75"/>
          <table:table-cell table:style-name="ce64" table:number-columns-spanned="2" table:number-rows-spanned="1"/>
          <table:covered-table-cell table:style-name="ce68"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52" office:value-type="float" office:value="-10" calcext:value-type="float">
            <text:p>-10</text:p>
          </table:table-cell>
          <table:table-cell table:style-name="ce74" table:number-columns-spanned="2" table:number-rows-spanned="1"/>
          <table:covered-table-cell table:style-name="ce65"/>
          <table:table-cell table:style-name="ce143" office:value-type="float" office:value="10" calcext:value-type="float">
            <text:p>10</text:p>
          </table:table-cell>
          <table:table-cell table:number-columns-repeated="2"/>
          <table:table-cell table:style-name="ce146"/>
          <table:table-cell table:number-columns-repeated="1008"/>
          <table:table-cell table:style-name="ce147" table:number-columns-repeated="3"/>
          <table:table-cell table:number-columns-repeated="2"/>
          <table:table-cell table:style-name="Default" table:number-columns-repeated="3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3"/>
          <table:table-cell table:style-name="ce58" table:number-columns-spanned="2" table:number-rows-spanned="1"/>
          <table:covered-table-cell table:style-name="ce74"/>
          <table:table-cell table:style-name="ce144"/>
          <table:table-cell table:number-columns-repeated="1011"/>
          <table:table-cell table:style-name="ce147" table:number-columns-repeated="3"/>
          <table:table-cell table:number-columns-repeated="2"/>
          <table:table-cell table:style-name="Default" table:number-columns-repeated="3"/>
        </table:table-row>
        <table:table-row table:style-name="ro7">
          <table:table-cell table:number-columns-repeated="1016"/>
          <table:table-cell table:style-name="ce147" table:number-columns-repeated="3"/>
          <table:table-cell table:number-columns-repeated="2"/>
          <table:table-cell table:style-name="Default" table:number-columns-repeated="3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52" office:value-type="float" office:value="-10" calcext:value-type="float">
            <text:p>-10</text:p>
          </table:table-cell>
          <table:table-cell table:style-name="ce76" table:formula="of:=IF(AND([.$A$26];[.$A$27]);[Données.C6];&quot;&quot;)" table:number-columns-spanned="2" table:number-rows-spanned="1">
            <text:p/>
          </table:table-cell>
          <table:covered-table-cell table:style-name="ce76" table:formula="of:=#REF!" office:value-type="string" office:string-value="" calcext:value-type="error">
            <text:p>#RÉF !</text:p>
          </table:covered-table-cell>
          <table:table-cell table:style-name="ce143" office:value-type="float" office:value="10" calcext:value-type="float">
            <text:p>10</text:p>
          </table:table-cell>
          <table:table-cell table:number-columns-repeated="1011"/>
          <table:table-cell table:style-name="ce147" table:number-columns-repeated="3"/>
          <table:table-cell table:number-columns-repeated="2"/>
          <table:table-cell table:style-name="Default" table:number-columns-repeated="3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4" table:formula="of:=IF(AND([.$A$26];[.$A$27]);[Données.B7];&quot;&quot;)">
            <text:p/>
          </table:table-cell>
          <table:table-cell table:style-name="ce76" table:formula="of:=IF(AND([.$A$26];[.$A$27]);0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26];[.$A$27]);[Données.E7];&quot;&quot;)">
            <text:p/>
          </table:table-cell>
          <table:table-cell table:number-columns-repeated="1011"/>
          <table:table-cell table:style-name="ce147" table:number-columns-repeated="3"/>
          <table:table-cell table:number-columns-repeated="2"/>
          <table:table-cell table:style-name="Default" table:number-columns-repeated="3"/>
        </table:table-row>
        <table:table-row table:style-name="ro7" table:number-rows-repeated="11">
          <table:table-cell table:number-columns-repeated="1024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roite.B7:Droite.B7">
            <calcext:condition calcext:apply-style-name="VRAI" calcext:value="formula-is(IF(#REF!=0))" calcext:base-cell-address="Droite.B7"/>
            <calcext:condition calcext:apply-style-name="FAUX" calcext:value="formula-is(IF(#REF!=1))" calcext:base-cell-address="Droite.B7"/>
          </calcext:conditional-format>
          <calcext:conditional-format calcext:target-range-address="Droite.B8:Droite.B8">
            <calcext:condition calcext:apply-style-name="VRAI" calcext:value="formula-is(IF(#REF!=0))" calcext:base-cell-address="Droite.B8"/>
            <calcext:condition calcext:apply-style-name="FAUX" calcext:value="formula-is(IF(#REF!=1))" calcext:base-cell-address="Droite.B8"/>
          </calcext:conditional-format>
          <calcext:conditional-format calcext:target-range-address="Droite.D8:Droite.D8">
            <calcext:condition calcext:apply-style-name="VRAI" calcext:value="formula-is(IF(#REF!=0))" calcext:base-cell-address="Droite.D8"/>
            <calcext:condition calcext:apply-style-name="FAUX" calcext:value="formula-is(IF(#REF!=1))" calcext:base-cell-address="Droite.D8"/>
          </calcext:conditional-format>
          <calcext:conditional-format calcext:target-range-address="Droite.D7:Droite.D7">
            <calcext:condition calcext:apply-style-name="VRAI" calcext:value="formula-is(IF(#REF!=0))" calcext:base-cell-address="Droite.D7"/>
            <calcext:condition calcext:apply-style-name="FAUX" calcext:value="formula-is(IF(#REF!=1))" calcext:base-cell-address="Droite.D7"/>
          </calcext:conditional-format>
        </calcext:conditional-formats>
      </table:table>
      <table:table table:name="Parabole" table:style-name="ta1" table:protected="true" table:protection-key="6QyimjTpWSXKU7+OzCSlDMm/ZsI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Parabole.A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Parabole.A27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style-name="gr5" draw:text-style-name="P1" svg:width="173.77mm" svg:height="109.72mm" svg:x="239.77mm" svg:y="0.04mm">
            <draw:object draw:notify-on-update-of-ranges="Données.K5:Données.K25 Données.L4:Données.L4 Données.L5:Données.L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control draw:z-index="1" draw:style-name="gr3" draw:text-style-name="P3" svg:width="45.11mm" svg:height="12.18mm" svg:x="194.49mm" svg:y="25.01mm" draw:control="control5"/>
          <draw:control draw:z-index="2" draw:style-name="gr3" draw:text-style-name="P3" svg:width="45.05mm" svg:height="11.88mm" svg:x="194.93mm" svg:y="39.65mm" draw:control="control6"/>
          <draw:line draw:z-index="3" draw:style-name="gr4" draw:text-style-name="P2" svg:x1="186.83mm" svg:y1="131.47mm" svg:x2="186.83mm" svg:y2="143.14mm">
            <text:p/>
          </draw:line>
          <draw:line draw:z-index="4" draw:style-name="gr6" draw:text-style-name="P2" svg:x1="260.31mm" svg:y1="131.49mm" svg:x2="260.31mm" svg:y2="143.14mm">
            <text:p/>
          </draw:line>
          <draw:line draw:z-index="5" draw:style-name="gr4" draw:text-style-name="P2" svg:x1="186.7mm" svg:y1="167.04mm" svg:x2="186.7mm" svg:y2="179.5mm">
            <text:p/>
          </draw:line>
          <draw:line draw:z-index="6" draw:style-name="gr4" draw:text-style-name="P2" svg:x1="260.07mm" svg:y1="167.4mm" svg:x2="260.07mm" svg:y2="178.87mm">
            <text:p/>
          </draw:line>
        </table:shapes>
        <table:table-column table:style-name="co2" table:default-cell-style-name="ce38"/>
        <table:table-column table:style-name="co3" table:default-cell-style-name="ce38"/>
        <table:table-column table:style-name="co4" table:number-columns-repeated="2" table:default-cell-style-name="ce38"/>
        <table:table-column table:style-name="co5" table:default-cell-style-name="ce38"/>
        <table:table-column table:style-name="co6" table:number-columns-repeated="2" table:default-cell-style-name="ce38"/>
        <table:table-column table:style-name="co7" table:default-cell-style-name="ce38"/>
        <table:table-column table:style-name="co1" table:number-columns-repeated="1011" table:default-cell-style-name="ce38"/>
        <table:table-column table:style-name="co1" table:number-columns-repeated="5" table:default-cell-style-name="ce147"/>
        <table:table-row table:style-name="ro9">
          <table:table-cell table:style-name="ce2" office:value-type="string" calcext:value-type="string">
            <text:p>KELLER Stéphane</text:p>
            <text:p>Lycée agricole Louis Pasteur</text:p>
          </table:table-cell>
          <table:table-cell table:style-name="ce39" office:value-type="string" calcext:value-type="string" table:number-columns-spanned="2" table:number-rows-spanned="1">
            <text:p>Nouveau test :</text:p>
            <text:p>Ctrl + Shift + F9</text:p>
          </table:table-cell>
          <table:covered-table-cell/>
          <table:table-cell table:style-name="ce60" table:formula="of:=IF([.$A$26];20*[Données.G23]/9;&quot;&quot;)">
            <text:p/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28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29" office:value-type="string" calcext:value-type="string">
            <text:p>Fonction définie sur [-10 ; 10]</text:p>
          </table:table-cell>
          <table:table-cell table:style-name="ce40"/>
          <table:table-cell table:number-columns-repeated="1022"/>
        </table:table-row>
        <table:table-row table:style-name="ro7">
          <table:table-cell table:style-name="ce36"/>
          <table:table-cell table:number-columns-repeated="1023"/>
        </table:table-row>
        <table:table-row table:style-name="ro8">
          <table:table-cell table:style-name="ce36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36" office:value-type="string" calcext:value-type="string" table:number-columns-spanned="2" table:number-rows-spanned="1">
            <text:p><text:span text:style-name="T6">x</text:span><text:span text:style-name="T8">1</text:span></text:p>
          </table:table-cell>
          <table:covered-table-cell table:style-name="ce72"/>
          <table:table-cell table:style-name="ce45" office:value-type="string" calcext:value-type="string" table:number-columns-spanned="2" table:number-rows-spanned="1">
            <text:p><text:span text:style-name="T6">x</text:span><text:span text:style-name="T7">2</text:span></text:p>
          </table:table-cell>
          <table:covered-table-cell/>
          <table:table-cell table:number-columns-repeated="1019"/>
        </table:table-row>
        <table:table-row table:style-name="ro7">
          <table:covered-table-cell table:style-name="ce36"/>
          <table:table-cell table:style-name="ce47" table:number-columns-spanned="2" table:number-rows-spanned="1"/>
          <table:covered-table-cell table:style-name="ce56"/>
          <table:table-cell table:style-name="ce47" table:number-columns-spanned="2" table:number-rows-spanned="1"/>
          <table:covered-table-cell table:style-name="ce79"/>
          <table:table-cell table:number-columns-repeated="1019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95" table:formula="of:=IF([.$A$26];IF([.B6]=[Données.D16];1;0);&quot;&quot;)" table:number-columns-spanned="2" table:number-rows-spanned="1">
            <text:p/>
          </table:table-cell>
          <table:covered-table-cell table:style-name="ce72"/>
          <table:table-cell table:style-name="ce77" table:formula="of:=IF([.$A$26];IF([.D6]=[Données.E16];1;0);&quot;&quot;)" table:number-columns-spanned="2" table:number-rows-spanned="1">
            <text:p/>
          </table:table-cell>
          <table:covered-table-cell/>
          <table:table-cell table:number-columns-repeated="1019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96" table:formula="of:=IF(AND([.$A$26];[.$A$27]);[Données.D16];&quot;&quot;)" table:number-columns-spanned="2" table:number-rows-spanned="1">
            <text:p/>
          </table:table-cell>
          <table:covered-table-cell table:style-name="ce72"/>
          <table:table-cell table:style-name="ce78" table:formula="of:=IF(AND([.$A$26];[.$A$27]);[Données.E16];&quot;&quot;)" table:number-columns-spanned="2" table:number-rows-spanned="1">
            <text:p/>
          </table:table-cell>
          <table:covered-table-cell/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52" office:value-type="float" office:value="-10" calcext:value-type="float">
            <text:p>-10</text:p>
          </table:table-cell>
          <table:table-cell table:style-name="ce74" table:number-columns-spanned="2" table:number-rows-spanned="1"/>
          <table:covered-table-cell table:style-name="ce65"/>
          <table:table-cell table:style-name="ce76"/>
          <table:table-cell table:style-name="ce74" table:number-columns-spanned="2" table:number-rows-spanned="1"/>
          <table:covered-table-cell table:style-name="ce70"/>
          <table:table-cell table:style-name="ce143" office:value-type="float" office:value="10" calcext:value-type="float">
            <text:p>10</text:p>
          </table:table-cell>
          <table:table-cell/>
          <table:table-cell table:style-name="ce158"/>
          <table:table-cell table:number-columns-repeated="1014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3"/>
          <table:table-cell table:style-name="ce58" table:number-columns-spanned="2" table:number-rows-spanned="1"/>
          <table:covered-table-cell table:style-name="ce74"/>
          <table:table-cell table:style-name="ce58"/>
          <table:table-cell table:style-name="ce74" table:number-columns-spanned="2" table:number-rows-spanned="1"/>
          <table:covered-table-cell table:style-name="ce58"/>
          <table:table-cell table:style-name="ce144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52" office:value-type="float" office:value="-10" calcext:value-type="float">
            <text:p>-10</text:p>
          </table:table-cell>
          <table:table-cell table:style-name="ce76" table:formula="of:=IF(AND([.$A$26];[.$A$27]);[Données.D16];&quot;&quot;)" table:number-columns-spanned="2" table:number-rows-spanned="1">
            <text:p/>
          </table:table-cell>
          <table:covered-table-cell table:style-name="ce76" table:formula="of:=#REF!" office:value-type="string" office:string-value="" calcext:value-type="error">
            <text:p>#RÉF !</text:p>
          </table:covered-table-cell>
          <table:table-cell table:style-name="ce76"/>
          <table:table-cell table:style-name="ce76" table:formula="of:=IF(AND([.$A$26];[.$A$27]);[Données.E16];&quot;&quot;)" table:number-columns-spanned="2" table:number-rows-spanned="1">
            <text:p/>
          </table:table-cell>
          <table:covered-table-cell table:style-name="ce70"/>
          <table:table-cell table:style-name="ce143" office:value-type="float" office:value="10" calcext:value-type="float">
            <text:p>10</text:p>
          </table:table-cell>
          <table:table-cell table:number-columns-repeated="1016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4" table:formula="of:=IF(AND([.$A$26];[.$A$27]);[Données.B19];&quot;&quot;)">
            <text:p/>
          </table:table-cell>
          <table:table-cell table:style-name="ce76" table:formula="of:=IF(AND([.$A$26];[.$A$27]);0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6];[.$A$27]);[Données.E19];&quot;&quot;)">
            <text:p/>
          </table:table-cell>
          <table:table-cell table:style-name="ce76" table:formula="of:=IF(AND([.$A$26];[.$A$27]);0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26];[.$A$27]);[Données.H19];&quot;&quot;)">
            <text:p/>
          </table:table-cell>
          <table:table-cell table:number-columns-repeated="1016"/>
        </table:table-row>
        <table:table-row table:style-name="ro7" table:number-rows-repeated="11">
          <table:table-cell table:number-columns-repeated="1024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false" calcext:value-type="boolean">
            <text:p>FAUX</text:p>
          </table:table-cell>
          <table:table-cell table:number-columns-repeated="1023"/>
        </table:table-row>
        <table:table-row table:style-name="ro7" table:number-rows-repeated="104854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Parabole.B7:Parabole.B7">
            <calcext:condition calcext:apply-style-name="VRAI" calcext:value="formula-is(IF([.B7]=0))" calcext:base-cell-address="Parabole.B7"/>
            <calcext:condition calcext:apply-style-name="FAUX" calcext:value="formula-is(IF([.B7]=1))" calcext:base-cell-address="Parabole.B7"/>
          </calcext:conditional-format>
          <calcext:conditional-format calcext:target-range-address="Parabole.B8:Parabole.B8">
            <calcext:condition calcext:apply-style-name="VRAI" calcext:value="formula-is(IF([.B7]=0))" calcext:base-cell-address="Parabole.B8"/>
            <calcext:condition calcext:apply-style-name="FAUX" calcext:value="formula-is(IF([.B7]=1))" calcext:base-cell-address="Parabole.B8"/>
          </calcext:conditional-format>
          <calcext:conditional-format calcext:target-range-address="Parabole.D8:Parabole.D8">
            <calcext:condition calcext:apply-style-name="VRAI" calcext:value="formula-is(IF([.D7]=0))" calcext:base-cell-address="Parabole.D8"/>
            <calcext:condition calcext:apply-style-name="FAUX" calcext:value="formula-is(IF([.D7]=1))" calcext:base-cell-address="Parabole.D8"/>
          </calcext:conditional-format>
          <calcext:conditional-format calcext:target-range-address="Parabole.D7:Parabole.D7">
            <calcext:condition calcext:apply-style-name="VRAI" calcext:value="formula-is(IF([.D7]=0))" calcext:base-cell-address="Parabole.D7"/>
            <calcext:condition calcext:apply-style-name="FAUX" calcext:value="formula-is(IF([.D7]=1))" calcext:base-cell-address="Parabole.D7"/>
          </calcext:conditional-format>
        </calcext:conditional-formats>
      </table:table>
      <table:table table:name="Droite et parabole" table:style-name="ta1" table:protected="true" table:protection-key="6QyimjTpWSXKU7+OzCSlDMm/ZsI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Droite et parabole'.B28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Droite et parabole'.B29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89.97mm" svg:y="30.34mm" draw:control="control7"/>
          <draw:control draw:z-index="1" draw:style-name="gr3" draw:text-style-name="P3" svg:width="45.05mm" svg:height="11.88mm" svg:x="190.44mm" svg:y="45.65mm" draw:control="control8"/>
          <draw:frame draw:z-index="2" draw:style-name="gr5" draw:text-style-name="P1" svg:width="209.42mm" svg:height="193mm" svg:x="237.79mm" svg:y="0mm">
            <draw:object draw:notify-on-update-of-ranges="Données.K29:Données.K49 Données.L29:Données.L49 Données.G29:Données.G30 Données.H29:Données.H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8" table:default-cell-style-name="ce120"/>
        <table:table-column table:style-name="co9" table:default-cell-style-name="ce38"/>
        <table:table-column table:style-name="co10" table:number-columns-repeated="11" table:default-cell-style-name="ce38"/>
        <table:table-column table:style-name="co1" table:number-columns-repeated="1007" table:default-cell-style-name="ce38"/>
        <table:table-column table:style-name="co1" table:number-columns-repeated="4" table:default-cell-style-name="ce120"/>
        <table:table-row table:style-name="ro10">
          <table:table-cell table:style-name="ce116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number-columns-repeated="2" table:style-name="ce125"/>
          <table:table-cell table:style-name="ce164" office:value-type="string" calcext:value-type="string" table:number-columns-spanned="2" table:number-rows-spanned="1">
            <text:p>Nouveau test : </text:p>
            <text:p>Ctrl + Shif + F9</text:p>
          </table:table-cell>
          <table:covered-table-cell table:style-name="ce191"/>
          <table:table-cell table:style-name="ce194" table:formula="of:=IF([.$B$28];20*[Données.G23]/9;&quot;&quot;)" office:value-type="float" office:value="0" calcext:value-type="float">
            <text:p>0</text:p>
          </table:table-cell>
          <table:table-cell table:style-name="ce203" office:value-type="string" calcext:value-type="string">
            <text:p>/20</text:p>
          </table:table-cell>
          <table:table-cell table:style-name="Default"/>
          <table:table-cell table:number-columns-repeated="1016"/>
        </table:table-row>
        <table:table-row table:style-name="ro7">
          <table:table-cell table:style-name="ce117"/>
          <table:table-cell table:style-name="ce126"/>
          <table:table-cell table:style-name="ce133"/>
          <table:table-cell table:style-name="ce68"/>
          <table:table-cell table:style-name="ce135" table:number-columns-repeated="2"/>
          <table:table-cell table:number-columns-repeated="1018"/>
        </table:table-row>
        <table:table-row table:style-name="ro7">
          <table:table-cell table:style-name="ce29" office:value-type="string" calcext:value-type="string" table:number-columns-spanned="5" table:number-rows-spanned="1">
            <text:p>Fonctions définies sur [-10 ; 10]</text:p>
          </table:table-cell>
          <table:covered-table-cell table:style-name="ce120"/>
          <table:covered-table-cell table:style-name="ce40"/>
          <table:covered-table-cell table:number-columns-repeated="2"/>
          <table:table-cell table:number-columns-repeated="1019"/>
        </table:table-row>
        <table:table-row table:style-name="ro7">
          <table:table-cell/>
          <table:table-cell table:style-name="ce129"/>
          <table:table-cell table:number-columns-repeated="5"/>
          <table:table-cell table:style-name="ce253"/>
          <table:table-cell table:number-columns-repeated="1016"/>
        </table:table-row>
        <table:table-row table:style-name="ro7">
          <table:table-cell table:style-name="ce118" office:value-type="string" calcext:value-type="string" table:number-columns-spanned="7" table:number-rows-spanned="1">
            <text:p>Ensemble solution de l’équation <text:span text:style-name="T9">f </text:span><text:span text:style-name="T10">(</text:span><text:span text:style-name="T9">x</text:span><text:span text:style-name="T10">)</text:span> = <text:span text:style-name="T11">g</text:span><text:span text:style-name="T12">(</text:span><text:span text:style-name="T11">x</text:span><text:span text:style-name="T12">)</text:span></text:p>
          </table:table-cell>
          <table:covered-table-cell table:style-name="ce120"/>
          <table:covered-table-cell table:style-name="ce129"/>
          <table:covered-table-cell table:style-name="ce120"/>
          <table:covered-table-cell table:style-name="ce131"/>
          <table:covered-table-cell table:number-columns-repeated="2"/>
          <table:table-cell table:number-columns-repeated="1017"/>
        </table:table-row>
        <table:table-row table:style-name="ro11">
          <table:table-cell/>
          <table:table-cell table:style-name="ce131" office:value-type="string" calcext:value-type="string">
            <text:p>S =</text:p>
          </table:table-cell>
          <table:table-cell table:style-name="ce138"/>
          <table:table-cell table:style-name="ce159" table:number-columns-repeated="3"/>
          <table:table-cell table:style-name="ce217"/>
          <table:table-cell table:style-name="ce120"/>
          <table:table-cell table:style-name="ce129"/>
          <table:table-cell table:number-columns-repeated="1015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120"/>
          <table:table-cell table:style-name="ce139" table:formula="of:=IF([.$B$28];IF([.C6]=[Données.B47];1;0);&quot;&quot;)" office:value-type="boolean" office:boolean-value="false" calcext:value-type="boolean">
            <text:p>FAUX</text:p>
          </table:table-cell>
          <table:table-cell table:style-name="ce160" table:formula="of:=IF([.$B$28];IF([.D6]=[Données.C47];1;0);&quot;&quot;)" office:value-type="boolean" office:boolean-value="false" calcext:value-type="boolean">
            <text:p>FAUX</text:p>
          </table:table-cell>
          <table:table-cell table:style-name="ce185" table:formula="of:=IF([.$B$28];IF([.E6]=[Données.D47];1;0);&quot;&quot;)" office:value-type="boolean" office:boolean-value="false" calcext:value-type="boolean">
            <text:p>FAUX</text:p>
          </table:table-cell>
          <table:table-cell table:style-name="ce211" table:formula="of:=IF([.$B$28];IF([.F6]=[Données.E47];1;0);&quot;&quot;)" office:value-type="boolean" office:boolean-value="false" calcext:value-type="boolean">
            <text:p>FAUX</text:p>
          </table:table-cell>
          <table:table-cell table:style-name="ce218" table:formula="of:=IF([.$B$28];IF([.G6]=[Données.F47];1;0);&quot;&quot;)" office:value-type="boolean" office:boolean-value="false" calcext:value-type="boolean">
            <text:p>FAUX</text:p>
          </table:table-cell>
          <table:table-cell table:style-name="ce120"/>
          <table:table-cell table:style-name="ce206"/>
          <table:table-cell table:number-columns-repeated="1015"/>
        </table:table-row>
        <table:table-row table:style-name="ro11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120"/>
          <table:table-cell table:style-name="ce132" table:formula="of:=IF(AND([.$B$28];[.$B$29]);[Données.B47];&quot;&quot;)" office:value-type="string" office:string-value="{" calcext:value-type="string">
            <text:p>{</text:p>
          </table:table-cell>
          <table:table-cell table:style-name="ce157" table:formula="of:=IF(AND([.$B$28];[.$B$29]);[Données.C47];&quot;&quot;)" office:value-type="float" office:value="-9" calcext:value-type="float">
            <text:p>-9</text:p>
          </table:table-cell>
          <table:table-cell table:style-name="ce179" table:formula="of:=IF(AND([.$B$28];[.$B$29]);[Données.D47];&quot;&quot;)" office:value-type="string" office:string-value=";" calcext:value-type="string">
            <text:p>;</text:p>
          </table:table-cell>
          <table:table-cell table:style-name="ce190" table:formula="of:=IF(AND([.$B$28];[.$B$29]);[Données.E47];&quot;&quot;)" office:value-type="float" office:value="4" calcext:value-type="float">
            <text:p>4</text:p>
          </table:table-cell>
          <table:table-cell table:style-name="ce202" table:formula="of:=IF(AND([.$B$28];[.$B$29]);[Données.F47];&quot;&quot;)" office:value-type="string" office:string-value="}" calcext:value-type="string">
            <text:p>}</text:p>
          </table:table-cell>
          <table:table-cell table:style-name="ce120"/>
          <table:table-cell table:style-name="ce204"/>
          <table:table-cell table:number-columns-repeated="1015"/>
        </table:table-row>
        <table:table-row table:style-name="ro7">
          <table:table-cell table:style-name="ce122"/>
          <table:table-cell table:style-name="ce120"/>
          <table:table-cell table:style-name="ce130"/>
          <table:table-cell table:style-name="ce166"/>
          <table:table-cell table:style-name="ce130" table:number-columns-repeated="3"/>
          <table:table-cell table:style-name="ce204" table:number-columns-repeated="2"/>
          <table:table-cell table:number-columns-repeated="1015"/>
        </table:table-row>
        <table:table-row table:style-name="ro7">
          <table:table-cell table:style-name="ce124" office:value-type="string" calcext:value-type="string" table:number-columns-spanned="5" table:number-rows-spanned="1">
            <text:p>Ensemble solution de l’inéquation <text:span text:style-name="T9">f </text:span><text:span text:style-name="T10">(</text:span><text:span text:style-name="T9">x</text:span><text:span text:style-name="T10">)</text:span></text:p>
          </table:table-cell>
          <table:covered-table-cell table:style-name="ce169"/>
          <table:covered-table-cell table:style-name="ce153"/>
          <table:covered-table-cell table:style-name="ce169"/>
          <table:covered-table-cell table:style-name="ce183"/>
          <table:table-cell table:style-name="ce153" table:formula="of:=[$Données.E50]" office:value-type="string" office:string-value="≥" calcext:value-type="string">
            <text:p>≥</text:p>
          </table:table-cell>
          <table:table-cell table:style-name="ce199" office:value-type="string" calcext:value-type="string">
            <text:p><text:span text:style-name="T5">g</text:span>(<text:span text:style-name="T5">x</text:span>)</text:p>
          </table:table-cell>
          <table:table-cell table:style-name="ce204" table:number-columns-repeated="2"/>
          <table:table-cell table:number-columns-repeated="1015"/>
        </table:table-row>
        <table:table-row table:style-name="ro11">
          <table:table-cell/>
          <table:table-cell table:style-name="ce131" office:value-type="string" calcext:value-type="string">
            <text:p>S =</text:p>
          </table:table-cell>
          <table:table-cell table:style-name="ce138"/>
          <table:table-cell table:style-name="ce155" table:number-columns-repeated="3"/>
          <table:table-cell table:style-name="ce221"/>
          <table:table-cell table:style-name="ce120" table:number-columns-repeated="6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120"/>
          <table:table-cell table:style-name="ce151" table:formula="of:=IF([.$B$28];IF([.C11]=[Données.B51];1;0);&quot;&quot;)" office:value-type="boolean" office:boolean-value="false" calcext:value-type="boolean">
            <text:p>FAUX</text:p>
          </table:table-cell>
          <table:table-cell table:style-name="ce173" table:formula="of:=IF([.$B$28];IF([.D11]=[Données.C51];1;0);&quot;&quot;)" office:value-type="boolean" office:boolean-value="false" calcext:value-type="boolean">
            <text:p>FAUX</text:p>
          </table:table-cell>
          <table:table-cell table:style-name="ce207" table:formula="of:=IF([.$B$28];IF([.E11]=[Données.D51];1;0);&quot;&quot;)" office:value-type="boolean" office:boolean-value="false" calcext:value-type="boolean">
            <text:p>FAUX</text:p>
          </table:table-cell>
          <table:table-cell table:style-name="ce213" table:formula="of:=IF([.$B$28];IF([.F11]=[Données.E51];1;0);&quot;&quot;)" office:value-type="boolean" office:boolean-value="false" calcext:value-type="boolean">
            <text:p>FAUX</text:p>
          </table:table-cell>
          <table:table-cell table:style-name="ce222" table:formula="of:=IF([.$B$28];IF([.G11]=[Données.F51];1;0);&quot;&quot;)" office:value-type="boolean" office:boolean-value="false" calcext:value-type="boolean">
            <text:p>FAUX</text:p>
          </table:table-cell>
          <table:table-cell table:style-name="ce120" table:number-columns-repeated="6"/>
          <table:table-cell table:number-columns-repeated="1011"/>
        </table:table-row>
        <table:table-row table:style-name="ro11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120"/>
          <table:table-cell table:style-name="ce141" table:formula="of:=IF(AND([.$B$28];[.$B$29]);[Données.B51];&quot;&quot;)" office:value-type="string" office:string-value="[" calcext:value-type="string">
            <text:p>[</text:p>
          </table:table-cell>
          <table:table-cell table:style-name="ce165" table:formula="of:=IF(AND([.$B$28];[.$B$29]);[Données.C51];&quot;&quot;)" office:value-type="float" office:value="-9" calcext:value-type="float">
            <text:p>-9</text:p>
          </table:table-cell>
          <table:table-cell table:style-name="ce184" table:formula="of:=IF(AND([.$B$28];[.$B$29]);[Données.D51];&quot;&quot;)" office:value-type="string" office:string-value=";" calcext:value-type="string">
            <text:p>;</text:p>
          </table:table-cell>
          <table:table-cell table:style-name="ce192" table:formula="of:=IF(AND([.$B$28];[.$B$29]);[Données.E51];&quot;&quot;)" office:value-type="float" office:value="4" calcext:value-type="float">
            <text:p>4</text:p>
          </table:table-cell>
          <table:table-cell table:style-name="ce225" table:formula="of:=IF(AND([.$B$28];[.$B$29]);[Données.F51];&quot;&quot;)" office:value-type="string" office:string-value="]" calcext:value-type="string">
            <text:p>]</text:p>
          </table:table-cell>
          <table:table-cell table:style-name="ce120" table:number-columns-repeated="6"/>
          <table:table-cell table:number-columns-repeated="1011"/>
        </table:table-row>
        <table:table-row table:style-name="ro7">
          <table:table-cell table:style-name="ce122" table:number-columns-spanned="2" table:number-rows-spanned="1"/>
          <table:covered-table-cell table:style-name="ce135"/>
          <table:table-cell table:style-name="ce154"/>
          <table:table-cell table:style-name="ce176"/>
          <table:table-cell table:style-name="ce210"/>
          <table:table-cell table:style-name="ce215"/>
          <table:table-cell table:style-name="ce224"/>
          <table:table-cell table:style-name="ce120" table:number-columns-repeated="6"/>
          <table:table-cell table:number-columns-repeated="1011"/>
        </table:table-row>
        <table:table-row table:style-name="ro7">
          <table:table-cell table:style-name="ce124" office:value-type="string" calcext:value-type="string" table:number-columns-spanned="11" table:number-rows-spanned="1">
            <text:p>Ensemble solution de l’inéquation <text:span text:style-name="T9">f </text:span><text:span text:style-name="T10">(</text:span><text:span text:style-name="T9">x</text:span><text:span text:style-name="T10">)</text:span></text:p>
          </table:table-cell>
          <table:covered-table-cell table:style-name="ce120"/>
          <table:covered-table-cell table:number-columns-repeated="9"/>
          <table:table-cell table:style-name="ce153" table:formula="of:=[$Données.K53]" office:value-type="string" office:string-value="&lt;" calcext:value-type="string">
            <text:p>&lt;</text:p>
          </table:table-cell>
          <table:table-cell table:style-name="ce199" office:value-type="string" calcext:value-type="string">
            <text:p><text:span text:style-name="T5">g</text:span>(<text:span text:style-name="T5">x</text:span>)</text:p>
          </table:table-cell>
          <table:table-cell table:number-columns-repeated="1011"/>
        </table:table-row>
        <table:table-row table:style-name="ro11">
          <table:table-cell/>
          <table:table-cell table:style-name="ce131" office:value-type="string" calcext:value-type="string">
            <text:p>S =</text:p>
          </table:table-cell>
          <table:table-cell table:style-name="ce155"/>
          <table:table-cell table:style-name="ce180" table:number-columns-repeated="4"/>
          <table:table-cell table:style-name="ce155" table:number-columns-repeated="2"/>
          <table:table-cell table:style-name="ce180" table:number-columns-repeated="4"/>
          <table:table-cell table:number-columns-repeated="1011"/>
        </table:table-row>
        <table:table-row table:style-name="ro7">
          <table:table-cell table:style-name="ce3" office:value-type="string" calcext:value-type="string" table:number-columns-spanned="2" table:number-rows-spanned="1">
            <text:p>Vrai ou Faux</text:p>
          </table:table-cell>
          <table:covered-table-cell table:style-name="ce120"/>
          <table:table-cell table:style-name="ce149" table:formula="of:=IF([.$B$28];IF([.C16]=[Données.B54];1;0);&quot;&quot;)" office:value-type="boolean" office:boolean-value="false" calcext:value-type="boolean">
            <text:p>FAUX</text:p>
          </table:table-cell>
          <table:table-cell table:style-name="ce171" table:formula="of:=IF([.$B$28];IF([.D16]=[Données.C54];1;0);&quot;&quot;)" office:value-type="boolean" office:boolean-value="false" calcext:value-type="boolean">
            <text:p>FAUX</text:p>
          </table:table-cell>
          <table:table-cell table:style-name="ce187" table:formula="of:=IF([.$B$28];IF([.E16]=[Données.D54];1;0);&quot;&quot;)" office:value-type="boolean" office:boolean-value="false" calcext:value-type="boolean">
            <text:p>FAUX</text:p>
          </table:table-cell>
          <table:table-cell table:style-name="ce195" table:formula="of:=IF([.$B$28];IF([.F16]=[Données.E54];1;0);&quot;&quot;)" office:value-type="boolean" office:boolean-value="false" calcext:value-type="boolean">
            <text:p>FAUX</text:p>
          </table:table-cell>
          <table:table-cell table:style-name="ce227" table:formula="of:=IF([.$B$28];IF([.G16]=[Données.F54];1;0);&quot;&quot;)" office:value-type="boolean" office:boolean-value="false" calcext:value-type="boolean">
            <text:p>FAUX</text:p>
          </table:table-cell>
          <table:table-cell table:style-name="ce231" table:formula="of:=IF([.$B$28];IF([.H16]=[Données.G54];1;0);&quot;&quot;)" office:value-type="boolean" office:boolean-value="false" calcext:value-type="boolean">
            <text:p>FAUX</text:p>
          </table:table-cell>
          <table:table-cell table:style-name="ce234" table:formula="of:=IF([.$B$28];IF([.I16]=[Données.H54];1;0);&quot;&quot;)" office:value-type="boolean" office:boolean-value="false" calcext:value-type="boolean">
            <text:p>FAUX</text:p>
          </table:table-cell>
          <table:table-cell table:style-name="ce236" table:formula="of:=IF([.$B$28];IF([.J16]=[Données.I54];1;0);&quot;&quot;)" office:value-type="boolean" office:boolean-value="false" calcext:value-type="boolean">
            <text:p>FAUX</text:p>
          </table:table-cell>
          <table:table-cell table:style-name="ce238" table:formula="of:=IF([.$B$28];IF([.K16]=[Données.J54];1;0);&quot;&quot;)" office:value-type="boolean" office:boolean-value="false" calcext:value-type="boolean">
            <text:p>FAUX</text:p>
          </table:table-cell>
          <table:table-cell table:style-name="ce240" table:formula="of:=IF([.$B$28];IF([.L16]=[Données.K54];1;0);&quot;&quot;)" office:value-type="boolean" office:boolean-value="false" calcext:value-type="boolean">
            <text:p>FAUX</text:p>
          </table:table-cell>
          <table:table-cell table:style-name="ce242" table:formula="of:=IF([.$B$28];IF([.M16]=[Données.L54];1;0);&quot;&quot;)" office:value-type="boolean" office:boolean-value="false" calcext:value-type="boolean">
            <text:p>FAUX</text:p>
          </table:table-cell>
          <table:table-cell table:number-columns-repeated="1011"/>
        </table:table-row>
        <table:table-row table:style-name="ro11">
          <table:table-cell table:style-name="ce3" office:value-type="string" calcext:value-type="string" table:number-columns-spanned="2" table:number-rows-spanned="1">
            <text:p>Réponse</text:p>
          </table:table-cell>
          <table:covered-table-cell table:style-name="ce120"/>
          <table:table-cell table:style-name="ce150" table:formula="of:=IF(AND([.$B$28];[.$B$29]);[Données.B55];&quot;&quot;)" office:value-type="string" office:string-value="[" calcext:value-type="string">
            <text:p>[</text:p>
          </table:table-cell>
          <table:table-cell table:style-name="ce172" table:formula="of:=IF(AND([.$B$28];[.$B$29]);[Données.C55];&quot;&quot;)" office:value-type="float" office:value="-10" calcext:value-type="float">
            <text:p>-10</text:p>
          </table:table-cell>
          <table:table-cell table:style-name="ce188" table:formula="of:=IF(AND([.$B$28];[.$B$29]);[Données.D55];&quot;&quot;)" office:value-type="string" office:string-value=";" calcext:value-type="string">
            <text:p>;</text:p>
          </table:table-cell>
          <table:table-cell table:style-name="ce196" table:formula="of:=IF(AND([.$B$28];[.$B$29]);[Données.E55];&quot;&quot;)" office:value-type="float" office:value="-9" calcext:value-type="float">
            <text:p>-9</text:p>
          </table:table-cell>
          <table:table-cell table:style-name="ce228" table:formula="of:=IF(AND([.$B$28];[.$B$29]);[Données.F55];&quot;&quot;)" office:value-type="string" office:string-value="[" calcext:value-type="string">
            <text:p>[</text:p>
          </table:table-cell>
          <table:table-cell table:style-name="ce232" table:formula="of:=IF(AND([.$B$28];[.$B$29]);[Données.G55];&quot;&quot;)" office:value-type="string" office:string-value="" calcext:value-type="string">
            <text:p></text:p>
          </table:table-cell>
          <table:table-cell table:style-name="ce235" table:formula="of:=IF(AND([.$B$28];[.$B$29]);[Données.H55];&quot;&quot;)" office:value-type="string" office:string-value="]" calcext:value-type="string">
            <text:p>]</text:p>
          </table:table-cell>
          <table:table-cell table:style-name="ce237" table:formula="of:=IF(AND([.$B$28];[.$B$29]);[Données.I55];&quot;&quot;)" office:value-type="float" office:value="4" calcext:value-type="float">
            <text:p>4</text:p>
          </table:table-cell>
          <table:table-cell table:style-name="ce239" table:formula="of:=IF(AND([.$B$28];[.$B$29]);[Données.J55];&quot;&quot;)" office:value-type="string" office:string-value=";" calcext:value-type="string">
            <text:p>;</text:p>
          </table:table-cell>
          <table:table-cell table:style-name="ce241" table:formula="of:=IF(AND([.$B$28];[.$B$29]);[Données.K55];&quot;&quot;)" office:value-type="float" office:value="10" calcext:value-type="float">
            <text:p>10</text:p>
          </table:table-cell>
          <table:table-cell table:style-name="ce243" table:formula="of:=IF(AND([.$B$28];[.$B$29]);[Données.L55];&quot;&quot;)" office:value-type="string" office:string-value="]" calcext:value-type="string">
            <text:p>]</text:p>
          </table:table-cell>
          <table:table-cell table:number-columns-repeated="1011"/>
        </table:table-row>
        <table:table-row table:style-name="ro7">
          <table:table-cell table:number-columns-repeated="1024"/>
        </table:table-row>
        <table:table-row table:style-name="ro12">
          <table:table-cell office:value-type="string" calcext:value-type="string">
            <text:p> Tapez <text:span text:style-name="T13">ou</text:span> pour le symbole <text:span text:style-name="T14"></text:span> (union) ; Tapez <text:span text:style-name="T13">et</text:span> pour le symbole <text:span text:style-name="T14"></text:span> (intersection).</text:p>
          </table:table-cell>
          <table:table-cell table:number-columns-repeated="1023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/>
          <table:table-cell table:style-name="ce35" office:value-type="boolean" office:boolean-value="true" calcext:value-type="boolean">
            <text:p>VRAI</text:p>
          </table:table-cell>
          <table:table-cell table:number-columns-repeated="1022"/>
        </table:table-row>
        <table:table-row table:style-name="ro7">
          <table:table-cell/>
          <table:table-cell table:style-name="ce35" office:value-type="boolean" office:boolean-value="true" calcext:value-type="boolean">
            <text:p>VRAI</text:p>
          </table:table-cell>
          <table:table-cell table:number-columns-repeated="1022"/>
        </table:table-row>
        <table:table-row table:style-name="ro7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Droite et parabole'.I7:'Droite et parabole'.I7">
            <calcext:condition calcext:apply-style-name="VRAI" calcext:value="formula-is(IF([.K7]=0))" calcext:base-cell-address="'Droite et parabole'.I7"/>
            <calcext:condition calcext:apply-style-name="FAUX" calcext:value="formula-is(IF([.K7]=1))" calcext:base-cell-address="'Droite et parabole'.I7"/>
          </calcext:conditional-format>
          <calcext:conditional-format calcext:target-range-address="'Droite et parabole'.H9:'Droite et parabole'.I10 'Droite et parabole'.I8:'Droite et parabole'.I8">
            <calcext:condition calcext:apply-style-name="VRAI" calcext:value="formula-is(IF([.H7]=0))" calcext:base-cell-address="'Droite et parabole'.H8"/>
            <calcext:condition calcext:apply-style-name="FAUX" calcext:value="formula-is(IF([.H7]=1))" calcext:base-cell-address="'Droite et parabole'.H8"/>
          </calcext:conditional-format>
          <calcext:conditional-format calcext:target-range-address="'Droite et parabole'.C7:'Droite et parabole'.C9 'Droite et parabole'.E9:'Droite et parabole'.G9">
            <calcext:condition calcext:apply-style-name="VRAI" calcext:value="formula-is(IF([.C6]=0))" calcext:base-cell-address="'Droite et parabole'.C7"/>
            <calcext:condition calcext:apply-style-name="FAUX" calcext:value="formula-is(IF([.C6]=1))" calcext:base-cell-address="'Droite et parabole'.C7"/>
          </calcext:conditional-format>
          <calcext:conditional-format calcext:target-range-address="'Droite et parabole'.C8:'Droite et parabole'.C8">
            <calcext:condition calcext:apply-style-name="VRAI" calcext:value="formula-is(IF([.C7]=0))" calcext:base-cell-address="'Droite et parabole'.C8"/>
            <calcext:condition calcext:apply-style-name="FAUX" calcext:value="formula-is(IF([.C7]=1))" calcext:base-cell-address="'Droite et parabole'.C8"/>
          </calcext:conditional-format>
          <calcext:conditional-format calcext:target-range-address="'Droite et parabole'.C7:'Droite et parabole'.C7">
            <calcext:condition calcext:apply-style-name="FAUX" calcext:value="formula-is(IF([.C7]=1))" calcext:base-cell-address="'Droite et parabole'.C7"/>
            <calcext:condition calcext:apply-style-name="VRAI" calcext:value="formula-is(IF([.C7]=0))" calcext:base-cell-address="'Droite et parabole'.C7"/>
          </calcext:conditional-format>
          <calcext:conditional-format calcext:target-range-address="'Droite et parabole'.D7:'Droite et parabole'.D7">
            <calcext:condition calcext:apply-style-name="FAUX" calcext:value="formula-is(IF([.D7]=1))" calcext:base-cell-address="'Droite et parabole'.D7"/>
            <calcext:condition calcext:apply-style-name="VRAI" calcext:value="formula-is(IF([.D7]=0))" calcext:base-cell-address="'Droite et parabole'.D7"/>
          </calcext:conditional-format>
          <calcext:conditional-format calcext:target-range-address="'Droite et parabole'.E7:'Droite et parabole'.E7">
            <calcext:condition calcext:apply-style-name="FAUX" calcext:value="formula-is(IF([.E7]=1))" calcext:base-cell-address="'Droite et parabole'.E7"/>
            <calcext:condition calcext:apply-style-name="VRAI" calcext:value="formula-is(IF([.E7]=0))" calcext:base-cell-address="'Droite et parabole'.E7"/>
          </calcext:conditional-format>
          <calcext:conditional-format calcext:target-range-address="'Droite et parabole'.F7:'Droite et parabole'.F7">
            <calcext:condition calcext:apply-style-name="FAUX" calcext:value="formula-is(IF([.F7]=1))" calcext:base-cell-address="'Droite et parabole'.F7"/>
            <calcext:condition calcext:apply-style-name="VRAI" calcext:value="formula-is(IF([.F7]=0))" calcext:base-cell-address="'Droite et parabole'.F7"/>
          </calcext:conditional-format>
          <calcext:conditional-format calcext:target-range-address="'Droite et parabole'.G7:'Droite et parabole'.G7">
            <calcext:condition calcext:apply-style-name="FAUX" calcext:value="formula-is(IF([.G7]=1))" calcext:base-cell-address="'Droite et parabole'.G7"/>
            <calcext:condition calcext:apply-style-name="VRAI" calcext:value="formula-is(IF([.G7]=0))" calcext:base-cell-address="'Droite et parabole'.G7"/>
          </calcext:conditional-format>
          <calcext:conditional-format calcext:target-range-address="'Droite et parabole'.C8:'Droite et parabole'.C8">
            <calcext:condition calcext:apply-style-name="FAUX" calcext:value="formula-is(IF([.C7]=1))" calcext:base-cell-address="'Droite et parabole'.C8"/>
            <calcext:condition calcext:apply-style-name="VRAI" calcext:value="formula-is(IF([.C7]=0))" calcext:base-cell-address="'Droite et parabole'.C8"/>
          </calcext:conditional-format>
          <calcext:conditional-format calcext:target-range-address="'Droite et parabole'.D8:'Droite et parabole'.D8">
            <calcext:condition calcext:apply-style-name="VRAI" calcext:value="formula-is(IF([.D7]=0))" calcext:base-cell-address="'Droite et parabole'.D8"/>
            <calcext:condition calcext:apply-style-name="FAUX" calcext:value="formula-is(IF([.D7]=1))" calcext:base-cell-address="'Droite et parabole'.D8"/>
          </calcext:conditional-format>
          <calcext:conditional-format calcext:target-range-address="'Droite et parabole'.D8:'Droite et parabole'.D8">
            <calcext:condition calcext:apply-style-name="FAUX" calcext:value="formula-is(IF([.D7]=1))" calcext:base-cell-address="'Droite et parabole'.D8"/>
            <calcext:condition calcext:apply-style-name="VRAI" calcext:value="formula-is(IF([.D7]=0))" calcext:base-cell-address="'Droite et parabole'.D8"/>
          </calcext:conditional-format>
          <calcext:conditional-format calcext:target-range-address="'Droite et parabole'.E8:'Droite et parabole'.E8">
            <calcext:condition calcext:apply-style-name="VRAI" calcext:value="formula-is(IF([.E7]=0))" calcext:base-cell-address="'Droite et parabole'.E8"/>
            <calcext:condition calcext:apply-style-name="FAUX" calcext:value="formula-is(IF([.E7]=1))" calcext:base-cell-address="'Droite et parabole'.E8"/>
          </calcext:conditional-format>
          <calcext:conditional-format calcext:target-range-address="'Droite et parabole'.E8:'Droite et parabole'.E8">
            <calcext:condition calcext:apply-style-name="FAUX" calcext:value="formula-is(IF([.E7]=1))" calcext:base-cell-address="'Droite et parabole'.E8"/>
            <calcext:condition calcext:apply-style-name="VRAI" calcext:value="formula-is(IF([.E7]=0))" calcext:base-cell-address="'Droite et parabole'.E8"/>
          </calcext:conditional-format>
          <calcext:conditional-format calcext:target-range-address="'Droite et parabole'.F8:'Droite et parabole'.F8">
            <calcext:condition calcext:apply-style-name="VRAI" calcext:value="formula-is(IF([.F7]=0))" calcext:base-cell-address="'Droite et parabole'.F8"/>
            <calcext:condition calcext:apply-style-name="FAUX" calcext:value="formula-is(IF([.F7]=1))" calcext:base-cell-address="'Droite et parabole'.F8"/>
          </calcext:conditional-format>
          <calcext:conditional-format calcext:target-range-address="'Droite et parabole'.F8:'Droite et parabole'.F8">
            <calcext:condition calcext:apply-style-name="FAUX" calcext:value="formula-is(IF([.F7]=1))" calcext:base-cell-address="'Droite et parabole'.F8"/>
            <calcext:condition calcext:apply-style-name="VRAI" calcext:value="formula-is(IF([.F7]=0))" calcext:base-cell-address="'Droite et parabole'.F8"/>
          </calcext:conditional-format>
          <calcext:conditional-format calcext:target-range-address="'Droite et parabole'.G8:'Droite et parabole'.G8">
            <calcext:condition calcext:apply-style-name="VRAI" calcext:value="formula-is(IF([.G7]=0))" calcext:base-cell-address="'Droite et parabole'.G8"/>
            <calcext:condition calcext:apply-style-name="FAUX" calcext:value="formula-is(IF([.G7]=1))" calcext:base-cell-address="'Droite et parabole'.G8"/>
          </calcext:conditional-format>
          <calcext:conditional-format calcext:target-range-address="'Droite et parabole'.G8:'Droite et parabole'.G8">
            <calcext:condition calcext:apply-style-name="FAUX" calcext:value="formula-is(IF([.G7]=1))" calcext:base-cell-address="'Droite et parabole'.G8"/>
            <calcext:condition calcext:apply-style-name="VRAI" calcext:value="formula-is(IF([.G7]=0))" calcext:base-cell-address="'Droite et parabole'.G8"/>
          </calcext:conditional-format>
          <calcext:conditional-format calcext:target-range-address="'Droite et parabole'.C12:'Droite et parabole'.C14">
            <calcext:condition calcext:apply-style-name="VRAI" calcext:value="formula-is(IF([.C11]=0))" calcext:base-cell-address="'Droite et parabole'.C12"/>
            <calcext:condition calcext:apply-style-name="FAUX" calcext:value="formula-is(IF([.C11]=1))" calcext:base-cell-address="'Droite et parabole'.C12"/>
          </calcext:conditional-format>
          <calcext:conditional-format calcext:target-range-address="'Droite et parabole'.C12:'Droite et parabole'.C14">
            <calcext:condition calcext:apply-style-name="VRAI" calcext:value="formula-is(IF([.C11]=0))" calcext:base-cell-address="'Droite et parabole'.C12"/>
            <calcext:condition calcext:apply-style-name="FAUX" calcext:value="formula-is(IF([.C11]=1))" calcext:base-cell-address="'Droite et parabole'.C12"/>
          </calcext:conditional-format>
          <calcext:conditional-format calcext:target-range-address="'Droite et parabole'.C14:'Droite et parabole'.C14">
            <calcext:condition calcext:apply-style-name="VRAI" calcext:value="formula-is(IF([.C13]=0))" calcext:base-cell-address="'Droite et parabole'.C14"/>
            <calcext:condition calcext:apply-style-name="FAUX" calcext:value="formula-is(IF([.C13]=1))" calcext:base-cell-address="'Droite et parabole'.C14"/>
          </calcext:conditional-format>
          <calcext:conditional-format calcext:target-range-address="'Droite et parabole'.C14:'Droite et parabole'.C14">
            <calcext:condition calcext:apply-style-name="FAUX" calcext:value="formula-is(IF([.C13]=1))" calcext:base-cell-address="'Droite et parabole'.C14"/>
            <calcext:condition calcext:apply-style-name="VRAI" calcext:value="formula-is(IF([.C13]=0))" calcext:base-cell-address="'Droite et parabole'.C14"/>
          </calcext:conditional-format>
          <calcext:conditional-format calcext:target-range-address="'Droite et parabole'.D14:'Droite et parabole'.D14">
            <calcext:condition calcext:apply-style-name="VRAI" calcext:value="formula-is(IF([.D13]=0))" calcext:base-cell-address="'Droite et parabole'.D14"/>
            <calcext:condition calcext:apply-style-name="FAUX" calcext:value="formula-is(IF([.D13]=1))" calcext:base-cell-address="'Droite et parabole'.D14"/>
          </calcext:conditional-format>
          <calcext:conditional-format calcext:target-range-address="'Droite et parabole'.D14:'Droite et parabole'.D14">
            <calcext:condition calcext:apply-style-name="FAUX" calcext:value="formula-is(IF([.D13]=1))" calcext:base-cell-address="'Droite et parabole'.D14"/>
            <calcext:condition calcext:apply-style-name="VRAI" calcext:value="formula-is(IF([.D13]=0))" calcext:base-cell-address="'Droite et parabole'.D14"/>
          </calcext:conditional-format>
          <calcext:conditional-format calcext:target-range-address="'Droite et parabole'.E14:'Droite et parabole'.E14">
            <calcext:condition calcext:apply-style-name="VRAI" calcext:value="formula-is(IF([.E13]=0))" calcext:base-cell-address="'Droite et parabole'.E14"/>
            <calcext:condition calcext:apply-style-name="FAUX" calcext:value="formula-is(IF([.E13]=1))" calcext:base-cell-address="'Droite et parabole'.E14"/>
          </calcext:conditional-format>
          <calcext:conditional-format calcext:target-range-address="'Droite et parabole'.E14:'Droite et parabole'.E14">
            <calcext:condition calcext:apply-style-name="FAUX" calcext:value="formula-is(IF([.E13]=1))" calcext:base-cell-address="'Droite et parabole'.E14"/>
            <calcext:condition calcext:apply-style-name="VRAI" calcext:value="formula-is(IF([.E13]=0))" calcext:base-cell-address="'Droite et parabole'.E14"/>
          </calcext:conditional-format>
          <calcext:conditional-format calcext:target-range-address="'Droite et parabole'.F14:'Droite et parabole'.F14">
            <calcext:condition calcext:apply-style-name="VRAI" calcext:value="formula-is(IF([.F13]=0))" calcext:base-cell-address="'Droite et parabole'.F14"/>
            <calcext:condition calcext:apply-style-name="FAUX" calcext:value="formula-is(IF([.F13]=1))" calcext:base-cell-address="'Droite et parabole'.F14"/>
          </calcext:conditional-format>
          <calcext:conditional-format calcext:target-range-address="'Droite et parabole'.F14:'Droite et parabole'.F14">
            <calcext:condition calcext:apply-style-name="FAUX" calcext:value="formula-is(IF([.F13]=1))" calcext:base-cell-address="'Droite et parabole'.F14"/>
            <calcext:condition calcext:apply-style-name="VRAI" calcext:value="formula-is(IF([.F13]=0))" calcext:base-cell-address="'Droite et parabole'.F14"/>
          </calcext:conditional-format>
          <calcext:conditional-format calcext:target-range-address="'Droite et parabole'.G14:'Droite et parabole'.G14">
            <calcext:condition calcext:apply-style-name="VRAI" calcext:value="formula-is(IF([.G13]=0))" calcext:base-cell-address="'Droite et parabole'.G14"/>
            <calcext:condition calcext:apply-style-name="FAUX" calcext:value="formula-is(IF([.G13]=1))" calcext:base-cell-address="'Droite et parabole'.G14"/>
          </calcext:conditional-format>
          <calcext:conditional-format calcext:target-range-address="'Droite et parabole'.G14:'Droite et parabole'.G14">
            <calcext:condition calcext:apply-style-name="FAUX" calcext:value="formula-is(IF([.G13]=1))" calcext:base-cell-address="'Droite et parabole'.G14"/>
            <calcext:condition calcext:apply-style-name="VRAI" calcext:value="formula-is(IF([.G13]=0))" calcext:base-cell-address="'Droite et parabole'.G14"/>
          </calcext:conditional-format>
          <calcext:conditional-format calcext:target-range-address="'Droite et parabole'.C12:'Droite et parabole'.C13">
            <calcext:condition calcext:apply-style-name="VRAI" calcext:value="formula-is(IF([.C11]=0))" calcext:base-cell-address="'Droite et parabole'.C12"/>
            <calcext:condition calcext:apply-style-name="FAUX" calcext:value="formula-is(IF([.C11]=1))" calcext:base-cell-address="'Droite et parabole'.C12"/>
          </calcext:conditional-format>
          <calcext:conditional-format calcext:target-range-address="'Droite et parabole'.C12:'Droite et parabole'.C13">
            <calcext:condition calcext:apply-style-name="VRAI" calcext:value="formula-is(IF([.C11]=0))" calcext:base-cell-address="'Droite et parabole'.C12"/>
            <calcext:condition calcext:apply-style-name="FAUX" calcext:value="formula-is(IF([.C11]=1))" calcext:base-cell-address="'Droite et parabole'.C12"/>
          </calcext:conditional-format>
          <calcext:conditional-format calcext:target-range-address="'Droite et parabole'.C13:'Droite et parabole'.C13">
            <calcext:condition calcext:apply-style-name="VRAI" calcext:value="formula-is(IF([.C12]=0))" calcext:base-cell-address="'Droite et parabole'.C13"/>
            <calcext:condition calcext:apply-style-name="FAUX" calcext:value="formula-is(IF([.C12]=1))" calcext:base-cell-address="'Droite et parabole'.C13"/>
          </calcext:conditional-format>
          <calcext:conditional-format calcext:target-range-address="'Droite et parabole'.C12:'Droite et parabole'.C12">
            <calcext:condition calcext:apply-style-name="FAUX" calcext:value="formula-is(IF([.C12]=1))" calcext:base-cell-address="'Droite et parabole'.C12"/>
            <calcext:condition calcext:apply-style-name="VRAI" calcext:value="formula-is(IF([.C12]=0))" calcext:base-cell-address="'Droite et parabole'.C12"/>
          </calcext:conditional-format>
          <calcext:conditional-format calcext:target-range-address="'Droite et parabole'.D12:'Droite et parabole'.D12">
            <calcext:condition calcext:apply-style-name="FAUX" calcext:value="formula-is(IF([.D12]=1))" calcext:base-cell-address="'Droite et parabole'.D12"/>
            <calcext:condition calcext:apply-style-name="VRAI" calcext:value="formula-is(IF([.D12]=0))" calcext:base-cell-address="'Droite et parabole'.D12"/>
          </calcext:conditional-format>
          <calcext:conditional-format calcext:target-range-address="'Droite et parabole'.E12:'Droite et parabole'.E12">
            <calcext:condition calcext:apply-style-name="FAUX" calcext:value="formula-is(IF([.E12]=1))" calcext:base-cell-address="'Droite et parabole'.E12"/>
            <calcext:condition calcext:apply-style-name="VRAI" calcext:value="formula-is(IF([.E12]=0))" calcext:base-cell-address="'Droite et parabole'.E12"/>
          </calcext:conditional-format>
          <calcext:conditional-format calcext:target-range-address="'Droite et parabole'.F12:'Droite et parabole'.F12">
            <calcext:condition calcext:apply-style-name="FAUX" calcext:value="formula-is(IF([.F12]=1))" calcext:base-cell-address="'Droite et parabole'.F12"/>
            <calcext:condition calcext:apply-style-name="VRAI" calcext:value="formula-is(IF([.F12]=0))" calcext:base-cell-address="'Droite et parabole'.F12"/>
          </calcext:conditional-format>
          <calcext:conditional-format calcext:target-range-address="'Droite et parabole'.G12:'Droite et parabole'.G12">
            <calcext:condition calcext:apply-style-name="FAUX" calcext:value="formula-is(IF([.G12]=1))" calcext:base-cell-address="'Droite et parabole'.G12"/>
            <calcext:condition calcext:apply-style-name="VRAI" calcext:value="formula-is(IF([.G12]=0))" calcext:base-cell-address="'Droite et parabole'.G12"/>
          </calcext:conditional-format>
          <calcext:conditional-format calcext:target-range-address="'Droite et parabole'.C13:'Droite et parabole'.C13">
            <calcext:condition calcext:apply-style-name="FAUX" calcext:value="formula-is(IF([.C12]=1))" calcext:base-cell-address="'Droite et parabole'.C13"/>
            <calcext:condition calcext:apply-style-name="VRAI" calcext:value="formula-is(IF([.C12]=0))" calcext:base-cell-address="'Droite et parabole'.C13"/>
          </calcext:conditional-format>
          <calcext:conditional-format calcext:target-range-address="'Droite et parabole'.D13:'Droite et parabole'.D13">
            <calcext:condition calcext:apply-style-name="VRAI" calcext:value="formula-is(IF([.D12]=0))" calcext:base-cell-address="'Droite et parabole'.D13"/>
            <calcext:condition calcext:apply-style-name="FAUX" calcext:value="formula-is(IF([.D12]=1))" calcext:base-cell-address="'Droite et parabole'.D13"/>
          </calcext:conditional-format>
          <calcext:conditional-format calcext:target-range-address="'Droite et parabole'.D13:'Droite et parabole'.D13">
            <calcext:condition calcext:apply-style-name="FAUX" calcext:value="formula-is(IF([.D12]=1))" calcext:base-cell-address="'Droite et parabole'.D13"/>
            <calcext:condition calcext:apply-style-name="VRAI" calcext:value="formula-is(IF([.D12]=0))" calcext:base-cell-address="'Droite et parabole'.D13"/>
          </calcext:conditional-format>
          <calcext:conditional-format calcext:target-range-address="'Droite et parabole'.E13:'Droite et parabole'.E13">
            <calcext:condition calcext:apply-style-name="VRAI" calcext:value="formula-is(IF([.E12]=0))" calcext:base-cell-address="'Droite et parabole'.E13"/>
            <calcext:condition calcext:apply-style-name="FAUX" calcext:value="formula-is(IF([.E12]=1))" calcext:base-cell-address="'Droite et parabole'.E13"/>
          </calcext:conditional-format>
          <calcext:conditional-format calcext:target-range-address="'Droite et parabole'.E13:'Droite et parabole'.E13">
            <calcext:condition calcext:apply-style-name="FAUX" calcext:value="formula-is(IF([.E12]=1))" calcext:base-cell-address="'Droite et parabole'.E13"/>
            <calcext:condition calcext:apply-style-name="VRAI" calcext:value="formula-is(IF([.E12]=0))" calcext:base-cell-address="'Droite et parabole'.E13"/>
          </calcext:conditional-format>
          <calcext:conditional-format calcext:target-range-address="'Droite et parabole'.F13:'Droite et parabole'.F13">
            <calcext:condition calcext:apply-style-name="VRAI" calcext:value="formula-is(IF([.F12]=0))" calcext:base-cell-address="'Droite et parabole'.F13"/>
            <calcext:condition calcext:apply-style-name="FAUX" calcext:value="formula-is(IF([.F12]=1))" calcext:base-cell-address="'Droite et parabole'.F13"/>
          </calcext:conditional-format>
          <calcext:conditional-format calcext:target-range-address="'Droite et parabole'.F13:'Droite et parabole'.F13">
            <calcext:condition calcext:apply-style-name="FAUX" calcext:value="formula-is(IF([.F12]=1))" calcext:base-cell-address="'Droite et parabole'.F13"/>
            <calcext:condition calcext:apply-style-name="VRAI" calcext:value="formula-is(IF([.F12]=0))" calcext:base-cell-address="'Droite et parabole'.F13"/>
          </calcext:conditional-format>
          <calcext:conditional-format calcext:target-range-address="'Droite et parabole'.G13:'Droite et parabole'.G13">
            <calcext:condition calcext:apply-style-name="VRAI" calcext:value="formula-is(IF([.G12]=0))" calcext:base-cell-address="'Droite et parabole'.G13"/>
            <calcext:condition calcext:apply-style-name="FAUX" calcext:value="formula-is(IF([.G12]=1))" calcext:base-cell-address="'Droite et parabole'.G13"/>
          </calcext:conditional-format>
          <calcext:conditional-format calcext:target-range-address="'Droite et parabole'.G13:'Droite et parabole'.G13">
            <calcext:condition calcext:apply-style-name="FAUX" calcext:value="formula-is(IF([.G12]=1))" calcext:base-cell-address="'Droite et parabole'.G13"/>
            <calcext:condition calcext:apply-style-name="VRAI" calcext:value="formula-is(IF([.G12]=0))" calcext:base-cell-address="'Droite et parabole'.G13"/>
          </calcext:conditional-format>
          <calcext:conditional-format calcext:target-range-address="'Droite et parabole'.C17:'Droite et parabole'.C17">
            <calcext:condition calcext:apply-style-name="VRAI" calcext:value="formula-is(IF([.C$17]=0))" calcext:base-cell-address="'Droite et parabole'.C17"/>
            <calcext:condition calcext:apply-style-name="FAUX" calcext:value="formula-is(IF([.C17]=1))" calcext:base-cell-address="'Droite et parabole'.C17"/>
          </calcext:conditional-format>
          <calcext:conditional-format calcext:target-range-address="'Droite et parabole'.D17:'Droite et parabole'.D17">
            <calcext:condition calcext:apply-style-name="VRAI" calcext:value="formula-is(IF([.D$17]=0))" calcext:base-cell-address="'Droite et parabole'.D17"/>
            <calcext:condition calcext:apply-style-name="FAUX" calcext:value="formula-is(IF([.D17]=1))" calcext:base-cell-address="'Droite et parabole'.D17"/>
          </calcext:conditional-format>
          <calcext:conditional-format calcext:target-range-address="'Droite et parabole'.E17:'Droite et parabole'.E17">
            <calcext:condition calcext:apply-style-name="VRAI" calcext:value="formula-is(IF([.E$17]=0))" calcext:base-cell-address="'Droite et parabole'.E17"/>
            <calcext:condition calcext:apply-style-name="FAUX" calcext:value="formula-is(IF([.E17]=1))" calcext:base-cell-address="'Droite et parabole'.E17"/>
          </calcext:conditional-format>
          <calcext:conditional-format calcext:target-range-address="'Droite et parabole'.F17:'Droite et parabole'.F17">
            <calcext:condition calcext:apply-style-name="VRAI" calcext:value="formula-is(IF([.F$17]=0))" calcext:base-cell-address="'Droite et parabole'.F17"/>
            <calcext:condition calcext:apply-style-name="FAUX" calcext:value="formula-is(IF([.F17]=1))" calcext:base-cell-address="'Droite et parabole'.F17"/>
          </calcext:conditional-format>
          <calcext:conditional-format calcext:target-range-address="'Droite et parabole'.G17:'Droite et parabole'.G17">
            <calcext:condition calcext:apply-style-name="VRAI" calcext:value="formula-is(IF([.G$17]=0))" calcext:base-cell-address="'Droite et parabole'.G17"/>
            <calcext:condition calcext:apply-style-name="FAUX" calcext:value="formula-is(IF([.G17]=1))" calcext:base-cell-address="'Droite et parabole'.G17"/>
          </calcext:conditional-format>
          <calcext:conditional-format calcext:target-range-address="'Droite et parabole'.H17:'Droite et parabole'.H17">
            <calcext:condition calcext:apply-style-name="VRAI" calcext:value="formula-is(IF([.H$17]=0))" calcext:base-cell-address="'Droite et parabole'.H17"/>
            <calcext:condition calcext:apply-style-name="FAUX" calcext:value="formula-is(IF([.H17]=1))" calcext:base-cell-address="'Droite et parabole'.H17"/>
          </calcext:conditional-format>
          <calcext:conditional-format calcext:target-range-address="'Droite et parabole'.I17:'Droite et parabole'.I17">
            <calcext:condition calcext:apply-style-name="VRAI" calcext:value="formula-is(IF([.I$17]=0))" calcext:base-cell-address="'Droite et parabole'.I17"/>
            <calcext:condition calcext:apply-style-name="FAUX" calcext:value="formula-is(IF([.I17]=1))" calcext:base-cell-address="'Droite et parabole'.I17"/>
          </calcext:conditional-format>
          <calcext:conditional-format calcext:target-range-address="'Droite et parabole'.J17:'Droite et parabole'.J17">
            <calcext:condition calcext:apply-style-name="VRAI" calcext:value="formula-is(IF([.J$17]=0))" calcext:base-cell-address="'Droite et parabole'.J17"/>
            <calcext:condition calcext:apply-style-name="FAUX" calcext:value="formula-is(IF([.J17]=1))" calcext:base-cell-address="'Droite et parabole'.J17"/>
          </calcext:conditional-format>
          <calcext:conditional-format calcext:target-range-address="'Droite et parabole'.K17:'Droite et parabole'.K17">
            <calcext:condition calcext:apply-style-name="VRAI" calcext:value="formula-is(IF([.K$17]=0))" calcext:base-cell-address="'Droite et parabole'.K17"/>
            <calcext:condition calcext:apply-style-name="FAUX" calcext:value="formula-is(IF([.K17]=1))" calcext:base-cell-address="'Droite et parabole'.K17"/>
          </calcext:conditional-format>
          <calcext:conditional-format calcext:target-range-address="'Droite et parabole'.L17:'Droite et parabole'.L17">
            <calcext:condition calcext:apply-style-name="VRAI" calcext:value="formula-is(IF([.L$17]=0))" calcext:base-cell-address="'Droite et parabole'.L17"/>
            <calcext:condition calcext:apply-style-name="FAUX" calcext:value="formula-is(IF([.L17]=1))" calcext:base-cell-address="'Droite et parabole'.L17"/>
          </calcext:conditional-format>
          <calcext:conditional-format calcext:target-range-address="'Droite et parabole'.M17:'Droite et parabole'.M17">
            <calcext:condition calcext:apply-style-name="VRAI" calcext:value="formula-is(IF([.M$17]=0))" calcext:base-cell-address="'Droite et parabole'.M17"/>
            <calcext:condition calcext:apply-style-name="FAUX" calcext:value="formula-is(IF([.M17]=1))" calcext:base-cell-address="'Droite et parabole'.M17"/>
          </calcext:conditional-format>
          <calcext:conditional-format calcext:target-range-address="'Droite et parabole'.C18:'Droite et parabole'.C18">
            <calcext:condition calcext:apply-style-name="VRAI" calcext:value="formula-is(IF([.C$17]=0))" calcext:base-cell-address="'Droite et parabole'.C18"/>
            <calcext:condition calcext:apply-style-name="FAUX" calcext:value="formula-is(IF([.C$17]=1))" calcext:base-cell-address="'Droite et parabole'.C18"/>
          </calcext:conditional-format>
          <calcext:conditional-format calcext:target-range-address="'Droite et parabole'.D18:'Droite et parabole'.D18">
            <calcext:condition calcext:apply-style-name="VRAI" calcext:value="formula-is(IF([.D$17]=0))" calcext:base-cell-address="'Droite et parabole'.D18"/>
            <calcext:condition calcext:apply-style-name="FAUX" calcext:value="formula-is(IF([.D$17]=1))" calcext:base-cell-address="'Droite et parabole'.D18"/>
          </calcext:conditional-format>
          <calcext:conditional-format calcext:target-range-address="'Droite et parabole'.E18:'Droite et parabole'.E18">
            <calcext:condition calcext:apply-style-name="VRAI" calcext:value="formula-is(IF([.E$17]=0))" calcext:base-cell-address="'Droite et parabole'.E18"/>
            <calcext:condition calcext:apply-style-name="FAUX" calcext:value="formula-is(IF([.E$17]=1))" calcext:base-cell-address="'Droite et parabole'.E18"/>
          </calcext:conditional-format>
          <calcext:conditional-format calcext:target-range-address="'Droite et parabole'.F18:'Droite et parabole'.F18">
            <calcext:condition calcext:apply-style-name="VRAI" calcext:value="formula-is(IF([.F$17]=0))" calcext:base-cell-address="'Droite et parabole'.F18"/>
            <calcext:condition calcext:apply-style-name="FAUX" calcext:value="formula-is(IF([.F$17]=1))" calcext:base-cell-address="'Droite et parabole'.F18"/>
          </calcext:conditional-format>
          <calcext:conditional-format calcext:target-range-address="'Droite et parabole'.G18:'Droite et parabole'.G18">
            <calcext:condition calcext:apply-style-name="VRAI" calcext:value="formula-is(IF([.G$17]=0))" calcext:base-cell-address="'Droite et parabole'.G18"/>
            <calcext:condition calcext:apply-style-name="FAUX" calcext:value="formula-is(IF([.G$17]=1))" calcext:base-cell-address="'Droite et parabole'.G18"/>
          </calcext:conditional-format>
          <calcext:conditional-format calcext:target-range-address="'Droite et parabole'.H18:'Droite et parabole'.H18">
            <calcext:condition calcext:apply-style-name="VRAI" calcext:value="formula-is(IF([.H$17]=0))" calcext:base-cell-address="'Droite et parabole'.H18"/>
            <calcext:condition calcext:apply-style-name="FAUX" calcext:value="formula-is(IF([.H$17]=1))" calcext:base-cell-address="'Droite et parabole'.H18"/>
          </calcext:conditional-format>
          <calcext:conditional-format calcext:target-range-address="'Droite et parabole'.I18:'Droite et parabole'.I18">
            <calcext:condition calcext:apply-style-name="VRAI" calcext:value="formula-is(IF([.I$17]=0))" calcext:base-cell-address="'Droite et parabole'.I18"/>
            <calcext:condition calcext:apply-style-name="FAUX" calcext:value="formula-is(IF([.I$17]=1))" calcext:base-cell-address="'Droite et parabole'.I18"/>
          </calcext:conditional-format>
          <calcext:conditional-format calcext:target-range-address="'Droite et parabole'.J18:'Droite et parabole'.J18">
            <calcext:condition calcext:apply-style-name="VRAI" calcext:value="formula-is(IF([.J$17]=0))" calcext:base-cell-address="'Droite et parabole'.J18"/>
            <calcext:condition calcext:apply-style-name="FAUX" calcext:value="formula-is(IF([.J$17]=1))" calcext:base-cell-address="'Droite et parabole'.J18"/>
          </calcext:conditional-format>
          <calcext:conditional-format calcext:target-range-address="'Droite et parabole'.K18:'Droite et parabole'.K18">
            <calcext:condition calcext:apply-style-name="VRAI" calcext:value="formula-is(IF([.K$17]=0))" calcext:base-cell-address="'Droite et parabole'.K18"/>
            <calcext:condition calcext:apply-style-name="FAUX" calcext:value="formula-is(IF([.K$17]=1))" calcext:base-cell-address="'Droite et parabole'.K18"/>
          </calcext:conditional-format>
          <calcext:conditional-format calcext:target-range-address="'Droite et parabole'.L18:'Droite et parabole'.L18">
            <calcext:condition calcext:apply-style-name="VRAI" calcext:value="formula-is(IF([.L$17]=0))" calcext:base-cell-address="'Droite et parabole'.L18"/>
            <calcext:condition calcext:apply-style-name="FAUX" calcext:value="formula-is(IF([.L$17]=1))" calcext:base-cell-address="'Droite et parabole'.L18"/>
          </calcext:conditional-format>
          <calcext:conditional-format calcext:target-range-address="'Droite et parabole'.M18:'Droite et parabole'.M18">
            <calcext:condition calcext:apply-style-name="VRAI" calcext:value="formula-is(IF([.M$17]=0))" calcext:base-cell-address="'Droite et parabole'.M18"/>
            <calcext:condition calcext:apply-style-name="FAUX" calcext:value="formula-is(IF([.M$17]=1))" calcext:base-cell-address="'Droite et parabole'.M18"/>
          </calcext:conditional-format>
        </calcext:conditional-formats>
      </table:table>
      <table:table table:name="Courbe" table:style-name="ta1" table:protected="true" table:protection-key="6QyimjTpWSXKU7+OzCSlDMm/ZsI=" table:protection-key-digest-algorithm="http://www.w3.org/2000/09/xmldsig#sha1">
        <loext:table-protection loext:select-protected-cells="true"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Courbe.A25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Courbe.A26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45.11mm" svg:height="12.18mm" svg:x="148.49mm" svg:y="25.01mm" draw:control="control9"/>
          <draw:control draw:z-index="1" draw:style-name="gr3" draw:text-style-name="P3" svg:width="45.05mm" svg:height="11.88mm" svg:x="148.93mm" svg:y="39.65mm" draw:control="control10"/>
          <draw:line draw:z-index="2" draw:style-name="gr4" draw:text-style-name="P2" svg:x1="189.83mm" svg:y1="181.17mm" svg:x2="189.83mm" svg:y2="192.84mm">
            <text:p/>
          </draw:line>
          <draw:line draw:z-index="3" draw:style-name="gr6" draw:text-style-name="P2" svg:x1="277.31mm" svg:y1="181.19mm" svg:x2="277.31mm" svg:y2="192.84mm">
            <text:p/>
          </draw:line>
          <draw:line draw:z-index="4" draw:style-name="gr4" draw:text-style-name="P2" svg:x1="189.7mm" svg:y1="216.74mm" svg:x2="189.7mm" svg:y2="229.2mm">
            <text:p/>
          </draw:line>
          <draw:line draw:z-index="5" draw:style-name="gr4" draw:text-style-name="P2" svg:x1="277.07mm" svg:y1="217.1mm" svg:x2="277.07mm" svg:y2="228.57mm">
            <text:p/>
          </draw:line>
          <draw:line draw:z-index="6" draw:style-name="gr6" draw:text-style-name="P2" svg:x1="363.75mm" svg:y1="181.19mm" svg:x2="363.75mm" svg:y2="192.84mm">
            <text:p/>
          </draw:line>
          <draw:line draw:z-index="7" draw:style-name="gr6" draw:text-style-name="P2" svg:x1="451.11mm" svg:y1="181.19mm" svg:x2="451.11mm" svg:y2="192.84mm">
            <text:p/>
          </draw:line>
          <draw:line draw:z-index="8" draw:style-name="gr6" draw:text-style-name="P2" svg:x1="538.85mm" svg:y1="181.19mm" svg:x2="538.85mm" svg:y2="192.84mm">
            <text:p/>
          </draw:line>
          <draw:line draw:z-index="9" draw:style-name="gr6" draw:text-style-name="P2" svg:x1="624.97mm" svg:y1="180.87mm" svg:x2="624.97mm" svg:y2="192.52mm">
            <text:p/>
          </draw:line>
          <draw:line draw:z-index="10" draw:style-name="gr6" draw:text-style-name="P2" svg:x1="712.58mm" svg:y1="180.87mm" svg:x2="712.58mm" svg:y2="192.52mm">
            <text:p/>
          </draw:line>
          <draw:line draw:z-index="11" draw:style-name="gr6" draw:text-style-name="P2" svg:x1="799.72mm" svg:y1="181.31mm" svg:x2="799.72mm" svg:y2="192.96mm">
            <text:p/>
          </draw:line>
          <draw:line draw:z-index="12" draw:style-name="gr4" draw:text-style-name="P2" svg:x1="364.68mm" svg:y1="217.57mm" svg:x2="364.68mm" svg:y2="229.04mm">
            <text:p/>
          </draw:line>
          <draw:line draw:z-index="13" draw:style-name="gr4" draw:text-style-name="P2" svg:x1="450.91mm" svg:y1="217.68mm" svg:x2="450.91mm" svg:y2="229.15mm">
            <text:p/>
          </draw:line>
          <draw:line draw:z-index="14" draw:style-name="gr4" draw:text-style-name="P2" svg:x1="625.89mm" svg:y1="217.57mm" svg:x2="625.89mm" svg:y2="229.04mm">
            <text:p/>
          </draw:line>
          <draw:line draw:z-index="15" draw:style-name="gr4" draw:text-style-name="P2" svg:x1="712.57mm" svg:y1="217.69mm" svg:x2="712.57mm" svg:y2="229.16mm">
            <text:p/>
          </draw:line>
          <draw:line draw:z-index="16" draw:style-name="gr4" draw:text-style-name="P2" svg:x1="799.26mm" svg:y1="217.68mm" svg:x2="799.26mm" svg:y2="229.15mm">
            <text:p/>
          </draw:line>
          <draw:frame draw:z-index="17" draw:style-name="gr5" draw:text-style-name="P1" svg:width="584.57mm" svg:height="158.97mm" svg:x="249.21mm" svg:y="0.01mm">
            <draw:object draw:notify-on-update-of-ranges="Données.T3:Données.T25 Aide.A1:Aide.A1 Données.V3:Données.V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line draw:z-index="18" draw:style-name="gr6" draw:text-style-name="P2" svg:x1="538.38mm" svg:y1="217.54mm" svg:x2="538.38mm" svg:y2="229.19mm">
            <text:p/>
          </draw:line>
        </table:shapes>
        <table:table-column table:style-name="co2" table:default-cell-style-name="ce38"/>
        <table:table-column table:style-name="co11" table:number-columns-repeated="26" table:default-cell-style-name="ce38"/>
        <table:table-column table:style-name="co1" table:number-columns-repeated="992" table:default-cell-style-name="ce38"/>
        <table:table-column table:style-name="co1" table:number-columns-repeated="5" table:default-cell-style-name="ce147"/>
        <table:table-row table:style-name="ro13">
          <table:table-cell table:style-name="ce2" office:value-type="string" calcext:value-type="string">
            <text:p>KELLER Stéphane</text:p>
            <text:p>Lycée agricole Louis Pasteur</text:p>
          </table:table-cell>
          <table:table-cell table:style-name="ce39" office:value-type="string" calcext:value-type="string" table:number-columns-spanned="2" table:number-rows-spanned="1">
            <text:p>Nouveau test :</text:p>
            <text:p>Ctrl + Shift + F9</text:p>
          </table:table-cell>
          <table:covered-table-cell/>
          <table:table-cell table:style-name="ce60" table:formula="of:=IF([.$A$25];20*[Données.G23]/9;&quot;&quot;)" office:value-type="float" office:value="0" calcext:value-type="float">
            <text:p>0</text:p>
          </table:table-cell>
          <table:table-cell table:style-name="ce66" office:value-type="string" calcext:value-type="string">
            <text:p>/20</text:p>
          </table:table-cell>
          <table:table-cell table:number-columns-repeated="1019"/>
        </table:table-row>
        <table:table-row table:style-name="ro7">
          <table:table-cell table:style-name="ce28"/>
          <table:table-cell table:style-name="ce40"/>
          <table:table-cell/>
          <table:table-cell table:style-name="ce72" table:number-columns-repeated="2"/>
          <table:table-cell table:number-columns-repeated="1019"/>
        </table:table-row>
        <table:table-row table:style-name="ro7">
          <table:table-cell table:style-name="ce100" office:value-type="string" calcext:value-type="string">
            <text:p>Fonction définie sur [-11 ; 11]</text:p>
          </table:table-cell>
          <table:table-cell table:style-name="ce40"/>
          <table:table-cell table:number-columns-repeated="1022"/>
        </table:table-row>
        <table:table-row table:style-name="ro7">
          <table:table-cell table:style-name="ce36"/>
          <table:table-cell table:number-columns-repeated="1023"/>
        </table:table-row>
        <table:table-row table:style-name="ro14">
          <table:table-cell table:style-name="ce36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36" office:value-type="string" calcext:value-type="string">
            <text:p><text:span text:style-name="T6">x</text:span><text:span text:style-name="T8">1</text:span></text:p>
          </table:table-cell>
          <table:table-cell table:style-name="ce36" office:value-type="string" calcext:value-type="string">
            <text:p><text:span text:style-name="T5">x</text:span><text:span text:style-name="T8">2</text:span></text:p>
          </table:table-cell>
          <table:table-cell table:style-name="ce107" office:value-type="string" calcext:value-type="string">
            <text:p><text:span text:style-name="T5">x</text:span><text:span text:style-name="T8">3</text:span></text:p>
          </table:table-cell>
          <table:table-cell table:style-name="ce36" office:value-type="string" calcext:value-type="string">
            <text:p><text:span text:style-name="T5">x</text:span><text:span text:style-name="T8">4</text:span></text:p>
          </table:table-cell>
          <table:table-cell table:style-name="Default" table:number-columns-repeated="4"/>
          <table:table-cell table:style-name="ce61"/>
          <table:table-cell table:number-columns-repeated="1014"/>
        </table:table-row>
        <table:table-row table:style-name="ro7">
          <table:covered-table-cell table:style-name="ce36"/>
          <table:table-cell table:style-name="ce47" table:number-columns-repeated="4"/>
          <table:table-cell table:style-name="Default" table:number-columns-repeated="4"/>
          <table:table-cell table:style-name="ce112"/>
          <table:table-cell table:number-columns-repeated="1014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101" table:formula="of:=IF([$Données.S29]=&quot;&quot;;&quot;&quot;;IF([.$A$25];IF([.B6]=[$Données.S29];1;0);&quot;&quot;))" office:value-type="boolean" office:boolean-value="false" calcext:value-type="boolean">
            <text:p>FAUX</text:p>
          </table:table-cell>
          <table:table-cell table:style-name="ce101" table:formula="of:=IF([$Données.T29]=&quot;&quot;;&quot;&quot;;IF([.$A$25];IF([.C6]=[$Données.T29];1;0);&quot;&quot;))" office:value-type="boolean" office:boolean-value="false" calcext:value-type="boolean">
            <text:p>FAUX</text:p>
          </table:table-cell>
          <table:table-cell table:style-name="ce101" table:formula="of:=IF([$Données.U29]=&quot;&quot;;&quot;&quot;;IF([.$A$25];IF([.D6]=[$Données.U29];1;0);&quot;&quot;))" office:value-type="boolean" office:boolean-value="false" calcext:value-type="boolean">
            <text:p>FAUX</text:p>
          </table:table-cell>
          <table:table-cell table:style-name="ce101" table:formula="of:=IF([$Données.V29]=&quot;&quot;;&quot;&quot;;IF([.$A$25];IF([.E6]=[$Données.V29];1;0);&quot;&quot;))" office:value-type="boolean" office:boolean-value="false" calcext:value-type="boolean">
            <text:p>FAUX</text:p>
          </table:table-cell>
          <table:table-cell table:style-name="Default" table:number-columns-repeated="4"/>
          <table:table-cell table:style-name="ce113"/>
          <table:table-cell table:number-columns-repeated="1014"/>
        </table:table-row>
        <table:table-row table:style-name="ro7">
          <table:table-cell table:style-name="ce3" office:value-type="string" calcext:value-type="string">
            <text:p>Réponse</text:p>
          </table:table-cell>
          <table:table-cell table:style-name="ce102" table:formula="of:=IF(AND([.$A$25];[.$A$26]);[Données.S29];&quot;&quot;)" office:value-type="float" office:value="-8" calcext:value-type="float">
            <text:p>-8</text:p>
          </table:table-cell>
          <table:table-cell table:style-name="ce102" table:formula="of:=IF(AND([.$A$25];[.$A$26]);[Données.T29];&quot;&quot;)" office:value-type="float" office:value="-7" calcext:value-type="float">
            <text:p>-7</text:p>
          </table:table-cell>
          <table:table-cell table:style-name="ce102" table:formula="of:=IF(AND([.$A$25];[.$A$26]);[Données.U29];&quot;&quot;)" office:value-type="float" office:value="-4" calcext:value-type="float">
            <text:p>-4</text:p>
          </table:table-cell>
          <table:table-cell table:style-name="ce102" table:formula="of:=IF(AND([.$A$25];[.$A$26]);[Données.V29];&quot;&quot;)" office:value-type="float" office:value="3" calcext:value-type="float">
            <text:p>3</text:p>
          </table:table-cell>
          <table:table-cell table:style-name="Default" table:number-columns-repeated="4"/>
          <table:table-cell table:style-name="ce114"/>
          <table:table-cell table:number-columns-repeated="1014"/>
        </table:table-row>
        <table:table-row table:style-name="ro15">
          <table:table-cell table:style-name="ce36" office:value-type="string" calcext:value-type="string" table:number-columns-spanned="1" table:number-rows-spanned="2">
            <text:p>Racines de l’équation <text:span text:style-name="T5">f </text:span>(<text:span text:style-name="T5">x</text:span>) = 0</text:p>
          </table:table-cell>
          <table:table-cell table:style-name="ce36" office:value-type="string" calcext:value-type="string">
            <text:p><text:span text:style-name="T5">x</text:span><text:span text:style-name="T8">5</text:span></text:p>
          </table:table-cell>
          <table:table-cell table:style-name="ce36" office:value-type="string" calcext:value-type="string">
            <text:p><text:span text:style-name="T15">x</text:span><text:span text:style-name="T8">6</text:span></text:p>
          </table:table-cell>
          <table:table-cell table:style-name="ce36" office:value-type="string" calcext:value-type="string">
            <text:p><text:span text:style-name="T5">x</text:span><text:span text:style-name="T8">7</text:span></text:p>
          </table:table-cell>
          <table:table-cell table:style-name="ce45" office:value-type="string" calcext:value-type="string">
            <text:p><text:span text:style-name="T5">x</text:span><text:span text:style-name="T16">8</text:span></text:p>
          </table:table-cell>
          <table:table-cell table:number-columns-repeated="1019"/>
        </table:table-row>
        <table:table-row table:style-name="ro7">
          <table:covered-table-cell table:style-name="ce36"/>
          <table:table-cell table:style-name="ce47" table:number-columns-repeated="4"/>
          <table:table-cell table:style-name="Default" table:number-columns-repeated="3"/>
          <table:table-cell/>
          <table:table-cell table:style-name="ce158"/>
          <table:table-cell table:number-columns-repeated="1014"/>
        </table:table-row>
        <table:table-row table:style-name="ro7">
          <table:table-cell table:style-name="ce3" office:value-type="string" calcext:value-type="string">
            <text:p>Vrai ou Faux</text:p>
          </table:table-cell>
          <table:table-cell table:style-name="ce103" table:formula="of:=IF([$Données.W29]=&quot;&quot;;&quot;&quot;;IF([.$A$25];IF([.B10]=[$Données.W29];1;0);&quot;&quot;))" office:value-type="boolean" office:boolean-value="false" calcext:value-type="boolean">
            <text:p>FAUX</text:p>
          </table:table-cell>
          <table:table-cell table:style-name="ce103" table:formula="of:=IF([$Données.X29]=&quot;&quot;;&quot;&quot;;IF([.$A$25];IF([.C10]=[$Données.X29];1;0);&quot;&quot;))" office:value-type="boolean" office:boolean-value="false" calcext:value-type="boolean">
            <text:p>FAUX</text:p>
          </table:table-cell>
          <table:table-cell table:style-name="ce103" table:formula="of:=IF([$Données.Y29]=&quot;&quot;;&quot;&quot;;IF([.$A$25];IF([.D10]=[$Données.Y29];1;0);&quot;&quot;))">
            <text:p/>
          </table:table-cell>
          <table:table-cell table:style-name="ce103" table:formula="of:=IF([$Données.Z29]=&quot;&quot;;&quot;&quot;;IF([.$A$25];IF([.E10]=[$Données.Z29];1;0);&quot;&quot;))">
            <text:p/>
          </table:table-cell>
          <table:table-cell table:style-name="Default" table:number-columns-repeated="3"/>
          <table:table-cell table:number-columns-repeated="1016"/>
        </table:table-row>
        <table:table-row table:style-name="ro7" table:number-rows-repeated="2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52" office:value-type="float" office:value="-11" calcext:value-type="float">
            <text:p>-11</text:p>
          </table:table-cell>
          <table:table-cell table:style-name="ce74" table:number-columns-spanned="2" table:number-rows-spanned="1"/>
          <table:covered-table-cell table:style-name="ce65"/>
          <table:table-cell table:style-name="ce76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09"/>
          <table:table-cell table:style-name="ce74" table:number-columns-spanned="2" table:number-rows-spanned="1"/>
          <table:covered-table-cell table:style-name="ce70"/>
          <table:table-cell table:style-name="ce143" office:value-type="float" office:value="11" calcext:value-type="float">
            <text:p>11</text:p>
          </table:table-cell>
          <table:table-cell table:number-columns-repeated="998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3"/>
          <table:table-cell table:style-name="ce58" office:value-type="float" office:value="0" calcext:value-type="float" table:number-columns-spanned="2" table:number-rows-spanned="1">
            <text:p>0</text:p>
          </table:table-cell>
          <table:covered-table-cell table:style-name="ce74"/>
          <table:table-cell table:style-name="ce58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10"/>
          <table:table-cell table:style-name="ce74" office:value-type="float" office:value="0" calcext:value-type="float" table:number-columns-spanned="2" table:number-rows-spanned="1">
            <text:p>0</text:p>
          </table:table-cell>
          <table:covered-table-cell table:style-name="ce58"/>
          <table:table-cell table:style-name="ce144"/>
          <table:table-cell table:number-columns-repeated="998"/>
        </table:table-row>
        <table:table-row table:style-name="ro7">
          <table:table-cell table:number-columns-repeated="1024"/>
        </table:table-row>
        <table:table-row table:style-name="ro7">
          <table:table-cell table:style-name="ce45" office:value-type="string" calcext:value-type="string">
            <text:p>x</text:p>
          </table:table-cell>
          <table:table-cell table:style-name="ce52" table:formula="of:=IF(AND([.$A$25];[.$A$26]);[$Données.T3];&quot;&quot;)" office:value-type="float" office:value="-11" calcext:value-type="float">
            <text:p>-11</text:p>
          </table:table-cell>
          <table:table-cell table:style-name="ce76" table:formula="of:=IF(AND([.$A$25];[.$A$26]);[$Données.S29];&quot;&quot;)" office:value-type="float" office:value="-8" calcext:value-type="float" table:number-columns-spanned="2" table:number-rows-spanned="1">
            <text:p>-8</text:p>
          </table:table-cell>
          <table:covered-table-cell table:style-name="ce76" table:formula="of:=#REF!" office:value-type="string" office:string-value="" calcext:value-type="error">
            <text:p>#RÉF !</text:p>
          </table:covered-table-cell>
          <table:table-cell table:style-name="ce108" table:formula="of:=IF(AND([.$A$25];[.$A$26]);IF(OR([.C17]=&quot;&quot;;[$Données.$T$25]&gt;[.F17]);&quot;&quot;;[$Données.$T$25]);&quot;&quot;)">
            <text:p/>
          </table:table-cell>
          <table:table-cell table:style-name="ce76" table:formula="of:=IF(AND([.$A$25];[.$A$26]);[$Données.T29];&quot;&quot;)" office:value-type="float" office:value="-7" calcext:value-type="float" table:number-columns-spanned="2" table:number-rows-spanned="1">
            <text:p>-7</text:p>
          </table:table-cell>
          <table:covered-table-cell table:style-name="ce70"/>
          <table:table-cell table:style-name="ce108" table:formula="of:=IF(AND([.$A$25];[.$A$26]);IF(OR([.F17]=&quot;&quot;;[$Données.$T$25]&gt;[.I17]);&quot;&quot;;[$Données.$T$25]);&quot;&quot;)">
            <text:p/>
          </table:table-cell>
          <table:table-cell table:style-name="ce76" table:formula="of:=IF(AND([.$A$25];[.$A$26]);[$Données.U29];&quot;&quot;)" office:value-type="float" office:value="-4" calcext:value-type="float" table:number-columns-spanned="2" table:number-rows-spanned="1">
            <text:p>-4</text:p>
          </table:table-cell>
          <table:covered-table-cell table:style-name="ce70"/>
          <table:table-cell table:style-name="ce115" table:formula="of:=IF(AND([.$A$25];[.$A$26]);IF(OR([.I17]=&quot;&quot;;[$Données.$T$25]&gt;[.L17]);&quot;&quot;;[$Données.$T$25]);&quot;&quot;)">
            <text:p/>
          </table:table-cell>
          <table:table-cell table:style-name="ce76" table:formula="of:=IF(AND([.$A$25];[.$A$26]);[$Données.V29];&quot;&quot;)" office:value-type="float" office:value="3" calcext:value-type="float" table:number-columns-spanned="2" table:number-rows-spanned="1">
            <text:p>3</text:p>
          </table:table-cell>
          <table:covered-table-cell table:style-name="ce70"/>
          <table:table-cell table:style-name="ce108" table:formula="of:=IF(AND([.$A$25];[.$A$26]);IF(OR([.L17]=&quot;&quot;;[$Données.$T$25]&gt;[.O17]);&quot;&quot;;[$Données.$T$25]);&quot;&quot;)">
            <text:p/>
          </table:table-cell>
          <table:table-cell table:style-name="ce76" table:formula="of:=IF(AND([.$A$25];[.$A$26]);[$Données.W29];&quot;&quot;)" office:value-type="float" office:value="5" calcext:value-type="float" table:number-columns-spanned="2" table:number-rows-spanned="1">
            <text:p>5</text:p>
          </table:table-cell>
          <table:covered-table-cell table:style-name="ce70"/>
          <table:table-cell table:style-name="ce108" table:formula="of:=IF(AND([.$A$25];[.$A$26]);IF(OR([.O17]=&quot;&quot;;[$Données.$T$25]&gt;[.R17]);&quot;&quot;;[$Données.$T$25]);&quot;&quot;)">
            <text:p/>
          </table:table-cell>
          <table:table-cell table:style-name="ce76" table:formula="of:=IF(AND([.$A$25];[.$A$26]);[$Données.X29];&quot;&quot;)" office:value-type="float" office:value="8" calcext:value-type="float" table:number-columns-spanned="2" table:number-rows-spanned="1">
            <text:p>8</text:p>
          </table:table-cell>
          <table:covered-table-cell table:style-name="ce70"/>
          <table:table-cell table:style-name="ce108" table:formula="of:=IF(AND([.$A$25];[.$A$26]);IF(OR([.R17]=&quot;&quot;;[$Données.$T$25]&gt;[.U17]);&quot;&quot;;[$Données.$T$25]);&quot;&quot;)" office:value-type="float" office:value="11" calcext:value-type="float">
            <text:p>11</text:p>
          </table:table-cell>
          <table:table-cell table:style-name="ce76" table:formula="of:=IF(AND([.$A$25];[.$A$26]);[$Données.Y29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U17]=&quot;&quot;;[$Données.$T$25]&gt;[.X17]);&quot;&quot;;[$Données.$T$25]);&quot;&quot;)">
            <text:p/>
          </table:table-cell>
          <table:table-cell table:style-name="ce76" table:formula="of:=IF(AND([.$A$25];[.$A$26]);[$Données.Z29];&quot;&quot;)" table:number-columns-spanned="2" table:number-rows-spanned="1">
            <text:p/>
          </table:table-cell>
          <table:covered-table-cell table:style-name="ce70"/>
          <table:table-cell table:style-name="ce108" table:formula="of:=IF(AND([.$A$25];[.$A$26]);IF(OR([.X17]=&quot;&quot;;[$Données.$T$25]&gt;[.AA17]);&quot;&quot;;[$Données.$T$25]);&quot;&quot;)">
            <text:p/>
          </table:table-cell>
          <table:table-cell table:number-columns-repeated="998"/>
        </table:table-row>
        <table:table-row table:style-name="ro7">
          <table:table-cell table:style-name="ce34" office:value-type="string" calcext:value-type="string">
            <text:p>Signe de <text:span text:style-name="T5">f </text:span>(<text:span text:style-name="T5">x</text:span>)</text:p>
          </table:table-cell>
          <table:table-cell table:style-name="ce54" table:formula="of:=IF(AND([.$A$25];[.$A$26]);[$Données.S32];&quot;&quot;)" office:value-type="string" office:string-value="+" calcext:value-type="string">
            <text:p>+</text:p>
          </table:table-cell>
          <table:table-cell table:style-name="ce76" table:formula="of:=IF(AND([.$A$25];[.$A$26]);IF([$Données.S29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T32];&quot;&quot;)" office:value-type="string" office:string-value="-" calcext:value-type="string">
            <text:p>-</text:p>
          </table:table-cell>
          <table:table-cell table:style-name="ce76" table:formula="of:=IF(AND([.$A$25];[.$A$26]);IF([$Données.T29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11" table:formula="of:=IF(AND([.$A$25];[.$A$26]);[$Données.U32];&quot;&quot;)" office:value-type="string" office:string-value="+" calcext:value-type="string">
            <text:p>+</text:p>
          </table:table-cell>
          <table:table-cell table:style-name="ce76" table:formula="of:=IF(AND([.$A$25];[.$A$26]);IF([$Données.U29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V32];&quot;&quot;)" office:value-type="string" office:string-value="-" calcext:value-type="string">
            <text:p>-</text:p>
          </table:table-cell>
          <table:table-cell table:style-name="ce76" table:formula="of:=IF(AND([.$A$25];[.$A$26]);IF([$Données.V29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W32];&quot;&quot;)" office:value-type="string" office:string-value="+" calcext:value-type="string">
            <text:p>+</text:p>
          </table:table-cell>
          <table:table-cell table:style-name="ce76" table:formula="of:=IF(AND([.$A$25];[.$A$26]);IF([$Données.W29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X32];&quot;&quot;)" office:value-type="string" office:string-value="-" calcext:value-type="string">
            <text:p>-</text:p>
          </table:table-cell>
          <table:table-cell table:style-name="ce76" table:formula="of:=IF(AND([.$A$25];[.$A$26]);IF([$Données.X29]=&quot;&quot;;&quot;&quot;;0);&quot;&quot;)" office:value-type="float" office:value="0" calcext:value-type="float" table:number-columns-spanned="2" table:number-rows-spanned="1">
            <text:p>0</text:p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Y32];&quot;&quot;)">
            <text:p/>
          </table:table-cell>
          <table:table-cell table:style-name="ce76" table:formula="of:=IF(AND([.$A$25];[.$A$26]);IF([$Données.Y29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76" table:formula="of:=IF(AND([.$A$25];[.$A$26]);[$Données.Z32];&quot;&quot;)">
            <text:p/>
          </table:table-cell>
          <table:table-cell table:style-name="ce76" table:formula="of:=IF(AND([.$A$25];[.$A$26]);IF([$Données.Z29]=&quot;&quot;;&quot;&quot;;0);&quot;&quot;)" table:number-columns-spanned="2" table:number-rows-spanned="1">
            <text:p/>
          </table:table-cell>
          <table:covered-table-cell table:style-name="ce76" table:formula="of:=IF(#REF!;#REF!;&quot;&quot;)" office:value-type="string" office:string-value="" calcext:value-type="error">
            <text:p>#RÉF !</text:p>
          </table:covered-table-cell>
          <table:table-cell table:style-name="ce145" table:formula="of:=IF(AND([.$A$25];[.$A$26]);[$Données.AA32];&quot;&quot;)">
            <text:p/>
          </table:table-cell>
          <table:table-cell table:number-columns-repeated="998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123" office:value-type="string" calcext:value-type="string">
            <text:p>En cours de construction</text:p>
          </table:table-cell>
          <table:table-cell table:number-columns-repeated="8"/>
          <table:table-cell table:style-name="ce146"/>
          <table:table-cell table:number-columns-repeated="1013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number-columns-repeated="12"/>
          <table:table-cell table:style-name="Default"/>
          <table:table-cell table:number-columns-repeated="1011"/>
        </table:table-row>
        <table:table-row table:style-name="ro7">
          <table:table-cell table:style-name="ce35" office:value-type="boolean" office:boolean-value="true" calcext:value-type="boolean">
            <text:p>VRAI</text:p>
          </table:table-cell>
          <table:table-cell table:number-columns-repeated="1023"/>
        </table:table-row>
        <table:table-row table:style-name="ro7">
          <table:table-cell table:style-name="ce35" office:value-type="boolean" office:boolean-value="true" calcext:value-type="boolean">
            <text:p>VRAI</text:p>
          </table:table-cell>
          <table:table-cell table:number-columns-repeated="1023"/>
        </table:table-row>
        <table:table-row table:style-name="ro7" table:number-rows-repeated="1048549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Courbe.B8:Courbe.E8">
            <calcext:condition calcext:apply-style-name="VRAI" calcext:value="formula-is(IF([.B7]=0))" calcext:base-cell-address="Courbe.B8"/>
            <calcext:condition calcext:apply-style-name="FAUX" calcext:value="formula-is(IF([.B7]=1))" calcext:base-cell-address="Courbe.B8"/>
          </calcext:conditional-format>
          <calcext:conditional-format calcext:target-range-address="Courbe.J8:Courbe.J8">
            <calcext:condition calcext:apply-style-name="VRAI" calcext:value="formula-is(IF([.J7]=0))" calcext:base-cell-address="Courbe.J8"/>
            <calcext:condition calcext:apply-style-name="FAUX" calcext:value="formula-is(IF([.J7]=1))" calcext:base-cell-address="Courbe.J8"/>
          </calcext:conditional-format>
          <calcext:conditional-format calcext:target-range-address="Courbe.J7:Courbe.J7">
            <calcext:condition calcext:apply-style-name="VRAI" calcext:value="formula-is(IF([.J7]=0))" calcext:base-cell-address="Courbe.J7"/>
            <calcext:condition calcext:apply-style-name="FAUX" calcext:value="formula-is(IF([.J7]=1))" calcext:base-cell-address="Courbe.J7"/>
          </calcext:conditional-format>
          <calcext:conditional-format calcext:target-range-address="Courbe.B7:Courbe.E7">
            <calcext:condition calcext:apply-style-name="VRAI" calcext:value="formula-is(IF([.B7]=0))" calcext:base-cell-address="Courbe.B7"/>
            <calcext:condition calcext:apply-style-name="FAUX" calcext:value="formula-is(IF([.B7]=1))" calcext:base-cell-address="Courbe.B7"/>
          </calcext:conditional-format>
          <calcext:conditional-format calcext:target-range-address="Courbe.B11:Courbe.E11">
            <calcext:condition calcext:apply-style-name="VRAI" calcext:value="formula-is(IF([.B11]=0))" calcext:base-cell-address="Courbe.B11"/>
            <calcext:condition calcext:apply-style-name="FAUX" calcext:value="formula-is(IF([.B11]=1))" calcext:base-cell-address="Courbe.B11"/>
          </calcext:conditional-format>
        </calcext:conditional-formats>
      </table:table>
      <table:table table:name="Données" table:style-name="ta2" table:protected="true" table:protection-key="6QyimjTpWSXKU7+OzCSlDMm/Zs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frame draw:z-index="0" draw:style-name="gr5" draw:text-style-name="P1" svg:width="251.75mm" svg:height="158.97mm" svg:x="646.09mm" svg:y="9.67mm">
            <draw:object draw:notify-on-update-of-ranges="Données.T3:Données.T25 Aide.A1:Aide.A1 Données.V3:Données.V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5" draw:text-style-name="P1" svg:width="155.93mm" svg:height="98.46mm" svg:x="303.65mm" svg:y="217.32mm">
            <draw:object draw:notify-on-update-of-ranges="Données.K29:Données.K49 Données.L29:Données.L49 Données.G29:Données.G30 Données.H29:Données.H3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2" table:default-cell-style-name="ce320"/>
        <table:table-column table:style-name="co1" table:number-columns-repeated="1020" table:default-cell-style-name="ce320"/>
        <table:table-column table:style-name="co1" table:number-columns-repeated="3" table:default-cell-style-name="ce338"/>
        <table:table-row table:style-name="ro3">
          <table:table-cell table:style-name="ce257" office:value-type="string" calcext:value-type="string" table:number-columns-spanned="13" table:number-rows-spanned="1">
            <text:p>KELLER Stéphane – Lycée agricole Louis Pasteur</text:p>
          </table:table-cell>
          <table:covered-table-cell table:style-name="ce280"/>
          <table:covered-table-cell table:style-name="ce339"/>
          <table:covered-table-cell table:style-name="ce353"/>
          <table:covered-table-cell table:number-columns-repeated="9"/>
          <table:table-cell table:number-columns-repeated="2"/>
          <table:table-cell table:style-name="ce359"/>
          <table:table-cell table:style-name="ce338" table:number-columns-repeated="16"/>
          <table:table-cell table:number-columns-repeated="992"/>
        </table:table-row>
        <table:table-row table:style-name="ro3">
          <table:table-cell table:style-name="ce258"/>
          <table:table-cell table:style-name="ce282"/>
          <table:table-cell table:style-name="ce340"/>
          <table:table-cell table:style-name="ce354"/>
          <table:table-cell table:style-name="ce359" table:number-columns-repeated="12"/>
          <table:table-cell table:style-name="ce338"/>
          <table:table-cell table:style-name="ce379" office:value-type="string" calcext:value-type="string">
            <text:p>Rang aléa</text:p>
          </table:table-cell>
          <table:table-cell table:style-name="ce379" office:value-type="string" calcext:value-type="string">
            <text:p>Coeff</text:p>
          </table:table-cell>
          <table:table-cell table:style-name="ce386" office:value-type="string" calcext:value-type="string">
            <text:p>x</text:p>
          </table:table-cell>
          <table:table-cell table:number-columns-repeated="2" table:style-name="ce386" office:value-type="string" calcext:value-type="string">
            <text:p>y</text:p>
          </table:table-cell>
          <table:table-cell table:style-name="ce435" office:value-type="string" calcext:value-type="string">
            <text:p>choix</text:p>
          </table:table-cell>
          <table:table-cell table:style-name="ce435" office:value-type="string" calcext:value-type="string">
            <text:p>rang 0</text:p>
          </table:table-cell>
          <table:table-cell table:style-name="ce435" office:value-type="string" calcext:value-type="string">
            <text:p>Tri</text:p>
          </table:table-cell>
          <table:table-cell table:number-columns-repeated="2" table:style-name="ce435" office:value-type="string" calcext:value-type="string">
            <text:p>Signe</text:p>
          </table:table-cell>
          <table:table-cell table:style-name="ce338" table:number-columns-repeated="5"/>
          <table:table-cell/>
          <table:table-cell table:style-name="ce359" table:number-columns-repeated="988"/>
          <table:table-cell table:number-columns-repeated="3"/>
        </table:table-row>
        <table:table-row table:style-name="ro16">
          <table:table-cell table:style-name="ce259" office:value-type="string" calcext:value-type="string">
            <text:p>m</text:p>
          </table:table-cell>
          <table:table-cell table:style-name="ce259" office:value-type="string" calcext:value-type="string">
            <text:p>p</text:p>
          </table:table-cell>
          <table:table-cell table:style-name="ce341" office:value-type="string" calcext:value-type="string">
            <text:p><text:span text:style-name="T6">x</text:span><text:span text:style-name="T18">0</text:span></text:p>
          </table:table-cell>
          <table:table-cell table:style-name="ce354"/>
          <table:table-cell table:style-name="ce324" table:number-columns-repeated="2"/>
          <table:table-cell table:style-name="ce367" office:value-type="string" calcext:value-type="string" table:number-columns-spanned="2" table:number-rows-spanned="1">
            <text:p>Graphique droite</text:p>
          </table:table-cell>
          <table:covered-table-cell table:style-name="ce324"/>
          <table:table-cell table:style-name="ce324" table:number-columns-repeated="2"/>
          <table:table-cell table:style-name="ce367" office:value-type="string" calcext:value-type="string" table:number-columns-spanned="2" table:number-rows-spanned="1">
            <text:p>Graphique parabole</text:p>
          </table:table-cell>
          <table:covered-table-cell table:style-name="ce324"/>
          <table:table-cell table:style-name="ce359" table:number-columns-repeated="4"/>
          <table:table-cell table:style-name="ce334"/>
          <table:table-cell table:style-name="ce380"/>
          <table:table-cell table:style-name="ce383" table:formula="of:=IF([.S4]&lt;&gt;0;SIGN([.S4]);IF([.S5]&lt;&gt;0;SIGN([.S5]);IF([.S6]&lt;&gt;0;SIGN([.S6]);IF([.S7]&lt;&gt;0;SIGN([.S7]);IF([.S8]&lt;&gt;0;SIGN([.S8]);IF([.S9]&lt;&gt;0;SIGN([.S9]);SIGN([.S10])))))))" office:value-type="float" office:value="1" calcext:value-type="float">
            <text:p>1</text:p>
          </table:table-cell>
          <table:table-cell table:style-name="ce387" office:value-type="float" office:value="-11" calcext:value-type="float">
            <text:p>-11</text:p>
          </table:table-cell>
          <table:table-cell table:style-name="ce410" table:formula="of:=RANDBETWEEN(1;9)" office:value-type="float" office:value="4" calcext:value-type="float">
            <text:p>4</text:p>
          </table:table-cell>
          <table:table-cell table:style-name="ce412" table:formula="of:=[.S3]*[.U3]" office:value-type="float" office:value="4" calcext:value-type="float">
            <text:p>4</text:p>
          </table:table-cell>
          <table:table-cell table:style-name="ce380" table:number-columns-repeated="3"/>
          <table:table-cell table:style-name="ce380" table:formula="of:=IF([.V3]=0;0;IF(SIGN([.V3]);&quot;+&quot;;&quot;-&quot;))" office:value-type="string" office:string-value="+" calcext:value-type="string">
            <text:p>+</text:p>
          </table:table-cell>
          <table:table-cell table:style-name="ce380" table:formula="of:=SIGN([.V3])" office:value-type="float" office:value="1" calcext:value-type="float">
            <text:p>1</text:p>
          </table:table-cell>
          <table:table-cell table:number-columns-repeated="4"/>
          <table:table-cell table:style-name="ce359" table:number-columns-repeated="990"/>
          <table:table-cell table:number-columns-repeated="3"/>
        </table:table-row>
        <table:table-row table:style-name="ro3">
          <table:table-cell table:style-name="ce260" table:formula="of:=IF(RANDBETWEEN(1;2)=1;-1;1)*RANDBETWEEN(1;2)" office:value-type="float" office:value="-2" calcext:value-type="float">
            <text:p>-2</text:p>
          </table:table-cell>
          <table:table-cell table:style-name="ce260" table:formula="of:=RANDBETWEEN(-6;6)" office:value-type="float" office:value="2" calcext:value-type="float">
            <text:p>2</text:p>
          </table:table-cell>
          <table:table-cell table:style-name="ce342" table:formula="of:=-[.B4]/[.A4]" office:value-type="float" office:value="1" calcext:value-type="float">
            <text:p>1</text:p>
          </table:table-cell>
          <table:table-cell table:style-name="ce354"/>
          <table:table-cell table:style-name="ce324" table:number-columns-repeated="2"/>
          <table:table-cell table:style-name="ce259" office:value-type="string" calcext:value-type="string">
            <text:p>x</text:p>
          </table:table-cell>
          <table:table-cell table:style-name="ce259" office:value-type="string" calcext:value-type="string">
            <text:p>y</text:p>
          </table:table-cell>
          <table:table-cell table:style-name="ce324" table:number-columns-repeated="2"/>
          <table:table-cell table:style-name="ce259" office:value-type="string" calcext:value-type="string">
            <text:p>x</text:p>
          </table:table-cell>
          <table:table-cell table:style-name="ce259" office:value-type="string" calcext:value-type="string">
            <text:p>y</text:p>
          </table:table-cell>
          <table:table-cell table:style-name="ce359" table:number-columns-repeated="4"/>
          <table:table-cell table:style-name="ce333" office:value-type="float" office:value="1" calcext:value-type="float">
            <text:p>1</text:p>
          </table:table-cell>
          <table:table-cell table:style-name="ce260" table:formula="of:=RANDBETWEEN(1;1000000)" office:value-type="float" office:value="662306" calcext:value-type="float">
            <text:p>662306</text:p>
          </table:table-cell>
          <table:table-cell table:style-name="ce260" table:formula="of:=IF(OR([.Q4]=[.$Y$4];[.Q4]=[.$Y$5];[.Q4]=[.$Y$6];[.Q4]=[.$Y$7];[.Q4]=[.$Y$8];[.Q4]=[.$Y$9];[.Q4]=[.$Y$10];[.Q4]=[.$Y$11];[.Q4]=[.$Y$12]);0;IF([.Q4]&lt;[.$Y$4];1;IF([.Q4]&lt;[.$Y$5];-1;IF([.Q4]&lt;[.$Y$6];1;IF([.Q4]&lt;[.$Y$7];-1;IF([.Q4]&lt;[.$Y$8];1;IF([.Q4]&lt;[.$Y$9];-1;IF([.Q4]&lt;[.$Y$10];1;IF([.Q4]&lt;[.$Y$11];-1;IF([.Q4]&lt;[.$Y$12];1;-1))))))))))" office:value-type="float" office:value="1" calcext:value-type="float">
            <text:p>1</text:p>
          </table:table-cell>
          <table:table-cell table:style-name="ce388" office:value-type="float" office:value="-10" calcext:value-type="float">
            <text:p>-10</text:p>
          </table:table-cell>
          <table:table-cell table:style-name="ce260" table:formula="of:=RANDBETWEEN(1;9)" office:value-type="float" office:value="8" calcext:value-type="float">
            <text:p>8</text:p>
          </table:table-cell>
          <table:table-cell table:style-name="ce413" table:formula="of:=[.S4]*[.U4]" office:value-type="float" office:value="8" calcext:value-type="float">
            <text:p>8</text:p>
          </table:table-cell>
          <table:table-cell table:style-name="ce260" table:formula="of:=RANK([.R4];[.$R$4:.$R$24];0)" office:value-type="float" office:value="7" calcext:value-type="float">
            <text:p>7</text:p>
          </table:table-cell>
          <table:table-cell table:style-name="ce260" table:formula="of:=IF([.Q4]&lt;=[.$S$27];RANK([.W4];[.$W$4]:INDIRECT(CONCATENATE(&quot;W&quot;&amp;[.$S$27]+3));1);&quot;&quot;)" office:value-type="float" office:value="3" calcext:value-type="float">
            <text:p>3</text:p>
          </table:table-cell>
          <table:table-cell table:style-name="ce260" table:formula="of:=IF([.X4]=&quot;&quot;;&quot;&quot;;INDEX([.$W$4]:INDIRECT(CONCATENATE(&quot;W&quot;&amp;[.$S$27]+3));MATCH([.Q4];[.$X$4]:INDIRECT(CONCATENATE(&quot;X&quot;&amp;[.$S$27]+3));0)))" office:value-type="float" office:value="3" calcext:value-type="float">
            <text:p>3</text:p>
          </table:table-cell>
          <table:table-cell table:style-name="ce260" table:formula="of:=IF([.V4]=0;0;IF(SIGN([.V4]);&quot;+&quot;;&quot;-&quot;))" office:value-type="string" office:string-value="+" calcext:value-type="string">
            <text:p>+</text:p>
          </table:table-cell>
          <table:table-cell table:style-name="ce260" table:formula="of:=SIGN([.V4])" office:value-type="float" office:value="1" calcext:value-type="float">
            <text:p>1</text:p>
          </table:table-cell>
          <table:table-cell table:number-columns-repeated="4"/>
          <table:table-cell table:style-name="ce359" table:number-columns-repeated="990"/>
          <table:table-cell table:number-columns-repeated="3"/>
        </table:table-row>
        <table:table-row table:style-name="ro3">
          <table:table-cell table:style-name="ce258"/>
          <table:table-cell table:style-name="ce282"/>
          <table:table-cell table:style-name="ce340"/>
          <table:table-cell table:style-name="ce354"/>
          <table:table-cell table:style-name="ce324" table:number-columns-repeated="2"/>
          <table:table-cell table:style-name="ce260" office:value-type="float" office:value="-10" calcext:value-type="float">
            <text:p>-10</text:p>
          </table:table-cell>
          <table:table-cell table:style-name="ce260" table:formula="of:=[.$A$4]*[.G5]+[.$B$4]" office:value-type="float" office:value="22" calcext:value-type="float">
            <text:p>22</text:p>
          </table:table-cell>
          <table:table-cell table:style-name="ce324" table:number-columns-repeated="2"/>
          <table:table-cell table:style-name="ce260" office:value-type="float" office:value="-10" calcext:value-type="float">
            <text:p>-10</text:p>
          </table:table-cell>
          <table:table-cell table:style-name="ce260" table:formula="of:=[.$A$16]*[.K5]^2+[.$B$16]*[.K5]+[.$C$16]" office:value-type="float" office:value="-23.4" calcext:value-type="float">
            <text:p>-23,4</text:p>
          </table:table-cell>
          <table:table-cell table:style-name="ce359" table:number-columns-repeated="4"/>
          <table:table-cell table:style-name="ce334" office:value-type="float" office:value="2" calcext:value-type="float">
            <text:p>2</text:p>
          </table:table-cell>
          <table:table-cell table:style-name="ce380" table:formula="of:=RANDBETWEEN(1;1000000)" office:value-type="float" office:value="326300" calcext:value-type="float">
            <text:p>326300</text:p>
          </table:table-cell>
          <table:table-cell table:style-name="ce380" table:formula="of:=IF(OR([.Q5]=[.$Y$4];[.Q5]=[.$Y$5];[.Q5]=[.$Y$6];[.Q5]=[.$Y$7];[.Q5]=[.$Y$8];[.Q5]=[.$Y$9];[.Q5]=[.$Y$10];[.Q5]=[.$Y$11];[.Q5]=[.$Y$12]);0;IF([.Q5]&lt;[.$Y$4];1;IF([.Q5]&lt;[.$Y$5];-1;IF([.Q5]&lt;[.$Y$6];1;IF([.Q5]&lt;[.$Y$7];-1;IF([.Q5]&lt;[.$Y$8];1;IF([.Q5]&lt;[.$Y$9];-1;IF([.Q5]&lt;[.$Y$10];1;IF([.Q5]&lt;[.$Y$11];-1;IF([.Q5]&lt;[.$Y$12];1;-1))))))))))" office:value-type="float" office:value="1" calcext:value-type="float">
            <text:p>1</text:p>
          </table:table-cell>
          <table:table-cell table:style-name="ce389" office:value-type="float" office:value="-9" calcext:value-type="float">
            <text:p>-9</text:p>
          </table:table-cell>
          <table:table-cell table:style-name="ce380" table:formula="of:=RANDBETWEEN(1;9)" office:value-type="float" office:value="9" calcext:value-type="float">
            <text:p>9</text:p>
          </table:table-cell>
          <table:table-cell table:style-name="ce414" table:formula="of:=[.S5]*[.U5]" office:value-type="float" office:value="9" calcext:value-type="float">
            <text:p>9</text:p>
          </table:table-cell>
          <table:table-cell table:style-name="ce380" table:formula="of:=RANK([.R5];[.$R$4:.$R$24];0)" office:value-type="float" office:value="14" calcext:value-type="float">
            <text:p>14</text:p>
          </table:table-cell>
          <table:table-cell table:style-name="ce380" table:formula="of:=IF([.Q5]&lt;=[.$S$27];RANK([.W5];[.$W$4]:INDIRECT(CONCATENATE(&quot;W&quot;&amp;[.$S$27]+3));1);&quot;&quot;)" office:value-type="float" office:value="4" calcext:value-type="float">
            <text:p>4</text:p>
          </table:table-cell>
          <table:table-cell table:style-name="ce380" table:formula="of:=IF([.X5]=&quot;&quot;;&quot;&quot;;INDEX([.$W$4]:INDIRECT(CONCATENATE(&quot;W&quot;&amp;[.$S$27]+3));MATCH([.Q5];[.$X$4]:INDIRECT(CONCATENATE(&quot;X&quot;&amp;[.$S$27]+3));0)))" office:value-type="float" office:value="4" calcext:value-type="float">
            <text:p>4</text:p>
          </table:table-cell>
          <table:table-cell table:style-name="ce380" table:formula="of:=IF([.V5]=0;0;IF(SIGN([.V5]);&quot;+&quot;;&quot;-&quot;))" office:value-type="string" office:string-value="+" calcext:value-type="string">
            <text:p>+</text:p>
          </table:table-cell>
          <table:table-cell table:style-name="ce380" table:formula="of:=SIGN([.V5])" office:value-type="float" office:value="1" calcext:value-type="float">
            <text:p>1</text:p>
          </table:table-cell>
          <table:table-cell table:number-columns-repeated="4"/>
          <table:table-cell table:style-name="ce359" table:number-columns-repeated="990"/>
          <table:table-cell table:number-columns-repeated="3"/>
        </table:table-row>
        <table:table-row table:style-name="ro3">
          <table:table-cell table:style-name="ce261" office:value-type="string" calcext:value-type="string">
            <text:p>x</text:p>
          </table:table-cell>
          <table:table-cell table:style-name="ce283" office:value-type="float" office:value="-10" calcext:value-type="float">
            <text:p>-10</text:p>
          </table:table-cell>
          <table:table-cell table:style-name="ce343" table:formula="of:=[.C4]" office:value-type="float" office:value="1" calcext:value-type="float" table:number-columns-spanned="2" table:number-rows-spanned="1">
            <text:p>1</text:p>
          </table:table-cell>
          <table:covered-table-cell table:style-name="ce344" table:formula="of:=#REF!" office:value-type="string" office:string-value="" calcext:value-type="error">
            <text:p>#RÉF !</text:p>
          </table:covered-table-cell>
          <table:table-cell table:style-name="ce360" office:value-type="float" office:value="10" calcext:value-type="float">
            <text:p>10</text:p>
          </table:table-cell>
          <table:table-cell table:style-name="ce362"/>
          <table:table-cell table:style-name="ce260" office:value-type="float" office:value="10" calcext:value-type="float">
            <text:p>10</text:p>
          </table:table-cell>
          <table:table-cell table:style-name="ce260" table:formula="of:=[.$A$4]*[.G6]+[.$B$4]" office:value-type="float" office:value="-18" calcext:value-type="float">
            <text:p>-18</text:p>
          </table:table-cell>
          <table:table-cell table:style-name="ce324" table:number-columns-repeated="2"/>
          <table:table-cell table:style-name="ce260" office:value-type="float" office:value="-9" calcext:value-type="float">
            <text:p>-9</text:p>
          </table:table-cell>
          <table:table-cell table:style-name="ce260" table:formula="of:=[.$A$16]*[.K6]^2+[.$B$16]*[.K6]+[.$C$16]" office:value-type="float" office:value="-19.2" calcext:value-type="float">
            <text:p>-19,2</text:p>
          </table:table-cell>
          <table:table-cell table:style-name="ce359" table:number-columns-repeated="4"/>
          <table:table-cell table:style-name="ce333" office:value-type="float" office:value="3" calcext:value-type="float">
            <text:p>3</text:p>
          </table:table-cell>
          <table:table-cell table:style-name="ce260" table:formula="of:=RANDBETWEEN(1;1000000)" office:value-type="float" office:value="946371" calcext:value-type="float">
            <text:p>946371</text:p>
          </table:table-cell>
          <table:table-cell table:style-name="ce260" table:formula="of:=IF(OR([.Q6]=[.$Y$4];[.Q6]=[.$Y$5];[.Q6]=[.$Y$6];[.Q6]=[.$Y$7];[.Q6]=[.$Y$8];[.Q6]=[.$Y$9];[.Q6]=[.$Y$10];[.Q6]=[.$Y$11];[.Q6]=[.$Y$12]);0;IF([.Q6]&lt;[.$Y$4];1;IF([.Q6]&lt;[.$Y$5];-1;IF([.Q6]&lt;[.$Y$6];1;IF([.Q6]&lt;[.$Y$7];-1;IF([.Q6]&lt;[.$Y$8];1;IF([.Q6]&lt;[.$Y$9];-1;IF([.Q6]&lt;[.$Y$10];1;IF([.Q6]&lt;[.$Y$11];-1;IF([.Q6]&lt;[.$Y$12];1;-1))))))))))" office:value-type="float" office:value="0" calcext:value-type="float">
            <text:p>0</text:p>
          </table:table-cell>
          <table:table-cell table:style-name="ce390" office:value-type="float" office:value="-8" calcext:value-type="float">
            <text:p>-8</text:p>
          </table:table-cell>
          <table:table-cell table:style-name="ce260" table:formula="of:=RANDBETWEEN(1;9)" office:value-type="float" office:value="4" calcext:value-type="float">
            <text:p>4</text:p>
          </table:table-cell>
          <table:table-cell table:style-name="ce415" table:formula="of:=[.S6]*[.U6]" office:value-type="float" office:value="0" calcext:value-type="float">
            <text:p>0</text:p>
          </table:table-cell>
          <table:table-cell table:style-name="ce260" table:formula="of:=RANK([.R6];[.$R$4:.$R$24];0)" office:value-type="float" office:value="3" calcext:value-type="float">
            <text:p>3</text:p>
          </table:table-cell>
          <table:table-cell table:style-name="ce260" table:formula="of:=IF([.Q6]&lt;=[.$S$27];RANK([.W6];[.$W$4]:INDIRECT(CONCATENATE(&quot;W&quot;&amp;[.$S$27]+3));1);&quot;&quot;)" office:value-type="float" office:value="1" calcext:value-type="float">
            <text:p>1</text:p>
          </table:table-cell>
          <table:table-cell table:style-name="ce260" table:formula="of:=IF([.X6]=&quot;&quot;;&quot;&quot;;INDEX([.$W$4]:INDIRECT(CONCATENATE(&quot;W&quot;&amp;[.$S$27]+3));MATCH([.Q6];[.$X$4]:INDIRECT(CONCATENATE(&quot;X&quot;&amp;[.$S$27]+3));0)))" office:value-type="float" office:value="7" calcext:value-type="float">
            <text:p>7</text:p>
          </table:table-cell>
          <table:table-cell table:style-name="ce260" table:formula="of:=IF([.V6]=0;0;IF(SIGN([.V6]);&quot;+&quot;;&quot;-&quot;))" office:value-type="float" office:value="0" calcext:value-type="float">
            <text:p>0</text:p>
          </table:table-cell>
          <table:table-cell table:style-name="ce260" table:formula="of:=SIGN([.V6])" office:value-type="float" office:value="0" calcext:value-type="float">
            <text:p>0</text:p>
          </table:table-cell>
          <table:table-cell table:number-columns-repeated="4"/>
          <table:table-cell table:style-name="ce359" table:number-columns-repeated="990"/>
          <table:table-cell table:number-columns-repeated="3"/>
        </table:table-row>
        <table:table-row table:style-name="ro3">
          <table:table-cell table:style-name="ce262" office:value-type="string" calcext:value-type="string">
            <text:p>Signe de <text:span text:style-name="T5">f </text:span>(<text:span text:style-name="T5">x</text:span>)</text:p>
          </table:table-cell>
          <table:table-cell table:style-name="ce284" table:formula="of:=IF([.H5]&gt;0;&quot;+&quot;;&quot;-&quot;)" office:value-type="string" office:string-value="+" calcext:value-type="string">
            <text:p>+</text:p>
          </table:table-cell>
          <table:table-cell table:style-name="ce344" office:value-type="float" office:value="0" calcext:value-type="float" table:number-columns-spanned="2" table:number-rows-spanned="1">
            <text:p>0</text:p>
          </table:table-cell>
          <table:covered-table-cell table:style-name="ce344" table:formula="of:=IF([.$C$20];#REF!;&quot;&quot;)">
            <text:p/>
          </table:covered-table-cell>
          <table:table-cell table:style-name="ce361" table:formula="of:=IF([.H6]&gt;0;&quot;+&quot;;&quot;-&quot;)" office:value-type="string" office:string-value="-" calcext:value-type="string">
            <text:p>-</text:p>
          </table:table-cell>
          <table:table-cell table:style-name="ce359" table:number-columns-repeated="2"/>
          <table:table-cell table:style-name="ce324" table:number-columns-repeated="3"/>
          <table:table-cell table:style-name="ce260" office:value-type="float" office:value="-8" calcext:value-type="float">
            <text:p>-8</text:p>
          </table:table-cell>
          <table:table-cell table:style-name="ce260" table:formula="of:=[.$A$16]*[.K7]^2+[.$B$16]*[.K7]+[.$C$16]" office:value-type="float" office:value="-15.4" calcext:value-type="float">
            <text:p>-15,4</text:p>
          </table:table-cell>
          <table:table-cell table:style-name="ce359" table:number-columns-repeated="4"/>
          <table:table-cell table:style-name="ce334" office:value-type="float" office:value="4" calcext:value-type="float">
            <text:p>4</text:p>
          </table:table-cell>
          <table:table-cell table:style-name="ce380" table:formula="of:=RANDBETWEEN(1;1000000)" office:value-type="float" office:value="820816" calcext:value-type="float">
            <text:p>820816</text:p>
          </table:table-cell>
          <table:table-cell table:style-name="ce380" table:formula="of:=IF(OR([.Q7]=[.$Y$4];[.Q7]=[.$Y$5];[.Q7]=[.$Y$6];[.Q7]=[.$Y$7];[.Q7]=[.$Y$8];[.Q7]=[.$Y$9];[.Q7]=[.$Y$10];[.Q7]=[.$Y$11];[.Q7]=[.$Y$12]);0;IF([.Q7]&lt;[.$Y$4];1;IF([.Q7]&lt;[.$Y$5];-1;IF([.Q7]&lt;[.$Y$6];1;IF([.Q7]&lt;[.$Y$7];-1;IF([.Q7]&lt;[.$Y$8];1;IF([.Q7]&lt;[.$Y$9];-1;IF([.Q7]&lt;[.$Y$10];1;IF([.Q7]&lt;[.$Y$11];-1;IF([.Q7]&lt;[.$Y$12];1;-1))))))))))" office:value-type="float" office:value="0" calcext:value-type="float">
            <text:p>0</text:p>
          </table:table-cell>
          <table:table-cell table:style-name="ce391" office:value-type="float" office:value="-7" calcext:value-type="float">
            <text:p>-7</text:p>
          </table:table-cell>
          <table:table-cell table:style-name="ce380" table:formula="of:=RANDBETWEEN(1;9)" office:value-type="float" office:value="5" calcext:value-type="float">
            <text:p>5</text:p>
          </table:table-cell>
          <table:table-cell table:style-name="ce416" table:formula="of:=[.S7]*[.U7]" office:value-type="float" office:value="0" calcext:value-type="float">
            <text:p>0</text:p>
          </table:table-cell>
          <table:table-cell table:style-name="ce380" table:formula="of:=RANK([.R7];[.$R$4:.$R$24];0)" office:value-type="float" office:value="4" calcext:value-type="float">
            <text:p>4</text:p>
          </table:table-cell>
          <table:table-cell table:style-name="ce380" table:formula="of:=IF([.Q7]&lt;=[.$S$27];RANK([.W7];[.$W$4]:INDIRECT(CONCATENATE(&quot;W&quot;&amp;[.$S$27]+3));1);&quot;&quot;)" office:value-type="float" office:value="2" calcext:value-type="float">
            <text:p>2</text:p>
          </table:table-cell>
          <table:table-cell table:style-name="ce380" table:formula="of:=IF([.X7]=&quot;&quot;;&quot;&quot;;INDEX([.$W$4]:INDIRECT(CONCATENATE(&quot;W&quot;&amp;[.$S$27]+3));MATCH([.Q7];[.$X$4]:INDIRECT(CONCATENATE(&quot;X&quot;&amp;[.$S$27]+3));0)))" office:value-type="float" office:value="14" calcext:value-type="float">
            <text:p>14</text:p>
          </table:table-cell>
          <table:table-cell table:style-name="ce380" table:formula="of:=IF([.V7]=0;0;IF(SIGN([.V7]);&quot;+&quot;;&quot;-&quot;))" office:value-type="float" office:value="0" calcext:value-type="float">
            <text:p>0</text:p>
          </table:table-cell>
          <table:table-cell table:style-name="ce380" table:formula="of:=SIGN([.V7])" office:value-type="float" office:value="0" calcext:value-type="float">
            <text:p>0</text:p>
          </table:table-cell>
          <table:table-cell table:number-columns-repeated="4"/>
          <table:table-cell table:style-name="ce359" table:number-columns-repeated="988"/>
          <table:table-cell table:style-name="ce338" table:number-columns-repeated="2"/>
          <table:table-cell table:number-columns-repeated="3"/>
        </table:table-row>
        <table:table-row table:style-name="ro3">
          <table:table-cell table:number-columns-repeated="5"/>
          <table:table-cell table:style-name="ce359" table:number-columns-repeated="2"/>
          <table:table-cell table:style-name="ce324" table:number-columns-repeated="3"/>
          <table:table-cell table:style-name="ce260" office:value-type="float" office:value="-7" calcext:value-type="float">
            <text:p>-7</text:p>
          </table:table-cell>
          <table:table-cell table:style-name="ce260" table:formula="of:=[.$A$16]*[.K8]^2+[.$B$16]*[.K8]+[.$C$16]" office:value-type="float" office:value="-12" calcext:value-type="float">
            <text:p>-12</text:p>
          </table:table-cell>
          <table:table-cell table:style-name="ce359" table:number-columns-repeated="4"/>
          <table:table-cell table:style-name="ce333" office:value-type="float" office:value="5" calcext:value-type="float">
            <text:p>5</text:p>
          </table:table-cell>
          <table:table-cell table:style-name="ce260" table:formula="of:=RANDBETWEEN(1;1000000)" office:value-type="float" office:value="232927" calcext:value-type="float">
            <text:p>232927</text:p>
          </table:table-cell>
          <table:table-cell table:style-name="ce260" table:formula="of:=IF(OR([.Q8]=[.$Y$4];[.Q8]=[.$Y$5];[.Q8]=[.$Y$6];[.Q8]=[.$Y$7];[.Q8]=[.$Y$8];[.Q8]=[.$Y$9];[.Q8]=[.$Y$10];[.Q8]=[.$Y$11];[.Q8]=[.$Y$12]);0;IF([.Q8]&lt;[.$Y$4];1;IF([.Q8]&lt;[.$Y$5];-1;IF([.Q8]&lt;[.$Y$6];1;IF([.Q8]&lt;[.$Y$7];-1;IF([.Q8]&lt;[.$Y$8];1;IF([.Q8]&lt;[.$Y$9];-1;IF([.Q8]&lt;[.$Y$10];1;IF([.Q8]&lt;[.$Y$11];-1;IF([.Q8]&lt;[.$Y$12];1;-1))))))))))" office:value-type="float" office:value="1" calcext:value-type="float">
            <text:p>1</text:p>
          </table:table-cell>
          <table:table-cell table:style-name="ce392" office:value-type="float" office:value="-6" calcext:value-type="float">
            <text:p>-6</text:p>
          </table:table-cell>
          <table:table-cell table:style-name="ce260" table:formula="of:=RANDBETWEEN(1;9)" office:value-type="float" office:value="9" calcext:value-type="float">
            <text:p>9</text:p>
          </table:table-cell>
          <table:table-cell table:style-name="ce417" table:formula="of:=[.S8]*[.U8]" office:value-type="float" office:value="9" calcext:value-type="float">
            <text:p>9</text:p>
          </table:table-cell>
          <table:table-cell table:style-name="ce260" table:formula="of:=RANK([.R8];[.$R$4:.$R$24];0)" office:value-type="float" office:value="16" calcext:value-type="float">
            <text:p>16</text:p>
          </table:table-cell>
          <table:table-cell table:style-name="ce260" table:formula="of:=IF([.Q8]&lt;=[.$S$27];RANK([.W8];[.$W$4]:INDIRECT(CONCATENATE(&quot;W&quot;&amp;[.$S$27]+3));1);&quot;&quot;)" office:value-type="float" office:value="5" calcext:value-type="float">
            <text:p>5</text:p>
          </table:table-cell>
          <table:table-cell table:style-name="ce260" table:formula="of:=IF([.X8]=&quot;&quot;;&quot;&quot;;INDEX([.$W$4]:INDIRECT(CONCATENATE(&quot;W&quot;&amp;[.$S$27]+3));MATCH([.Q8];[.$X$4]:INDIRECT(CONCATENATE(&quot;X&quot;&amp;[.$S$27]+3));0)))" office:value-type="float" office:value="16" calcext:value-type="float">
            <text:p>16</text:p>
          </table:table-cell>
          <table:table-cell table:style-name="ce260" table:formula="of:=IF([.V8]=0;0;IF(SIGN([.V8]);&quot;+&quot;;&quot;-&quot;))" office:value-type="string" office:string-value="+" calcext:value-type="string">
            <text:p>+</text:p>
          </table:table-cell>
          <table:table-cell table:style-name="ce260" table:formula="of:=SIGN([.V8])" office:value-type="float" office:value="1" calcext:value-type="float">
            <text:p>1</text:p>
          </table:table-cell>
          <table:table-cell table:number-columns-repeated="4"/>
          <table:table-cell table:style-name="ce359" table:number-columns-repeated="988"/>
          <table:table-cell table:style-name="ce338" table:number-columns-repeated="2"/>
          <table:table-cell table:number-columns-repeated="3"/>
        </table:table-row>
        <table:table-row table:style-name="ro3">
          <table:table-cell table:style-name="ce322" office:value-type="string" calcext:value-type="string" table:number-columns-spanned="4" table:number-rows-spanned="1">
            <text:p>Tableau points droite</text:p>
          </table:table-cell>
          <table:covered-table-cell table:style-name="ce338"/>
          <table:covered-table-cell table:style-name="ce345"/>
          <table:covered-table-cell/>
          <table:table-cell table:number-columns-repeated="3"/>
          <table:table-cell table:style-name="ce324" table:number-columns-repeated="3"/>
          <table:table-cell table:style-name="ce260" office:value-type="float" office:value="-6" calcext:value-type="float">
            <text:p>-6</text:p>
          </table:table-cell>
          <table:table-cell table:style-name="ce260" table:formula="of:=[.$A$16]*[.K9]^2+[.$B$16]*[.K9]+[.$C$16]" office:value-type="float" office:value="-9" calcext:value-type="float">
            <text:p>-9</text:p>
          </table:table-cell>
          <table:table-cell table:style-name="ce359" table:number-columns-repeated="4"/>
          <table:table-cell table:style-name="ce334" office:value-type="float" office:value="6" calcext:value-type="float">
            <text:p>6</text:p>
          </table:table-cell>
          <table:table-cell table:style-name="ce380" table:formula="of:=RANDBETWEEN(1;1000000)" office:value-type="float" office:value="50477" calcext:value-type="float">
            <text:p>50477</text:p>
          </table:table-cell>
          <table:table-cell table:style-name="ce380" table:formula="of:=IF(OR([.Q9]=[.$Y$4];[.Q9]=[.$Y$5];[.Q9]=[.$Y$6];[.Q9]=[.$Y$7];[.Q9]=[.$Y$8];[.Q9]=[.$Y$9];[.Q9]=[.$Y$10];[.Q9]=[.$Y$11];[.Q9]=[.$Y$12]);0;IF([.Q9]&lt;[.$Y$4];1;IF([.Q9]&lt;[.$Y$5];-1;IF([.Q9]&lt;[.$Y$6];1;IF([.Q9]&lt;[.$Y$7];-1;IF([.Q9]&lt;[.$Y$8];1;IF([.Q9]&lt;[.$Y$9];-1;IF([.Q9]&lt;[.$Y$10];1;IF([.Q9]&lt;[.$Y$11];-1;IF([.Q9]&lt;[.$Y$12];1;-1))))))))))" office:value-type="float" office:value="1" calcext:value-type="float">
            <text:p>1</text:p>
          </table:table-cell>
          <table:table-cell table:style-name="ce393" office:value-type="float" office:value="-5" calcext:value-type="float">
            <text:p>-5</text:p>
          </table:table-cell>
          <table:table-cell table:style-name="ce380" table:formula="of:=RANDBETWEEN(1;9)" office:value-type="float" office:value="5" calcext:value-type="float">
            <text:p>5</text:p>
          </table:table-cell>
          <table:table-cell table:style-name="ce418" table:formula="of:=[.S9]*[.U9]" office:value-type="float" office:value="5" calcext:value-type="float">
            <text:p>5</text:p>
          </table:table-cell>
          <table:table-cell table:style-name="ce380" table:formula="of:=RANK([.R9];[.$R$4:.$R$24];0)" office:value-type="float" office:value="19" calcext:value-type="float">
            <text:p>19</text:p>
          </table:table-cell>
          <table:table-cell table:style-name="ce380" table:formula="of:=IF([.Q9]&lt;=[.$S$27];RANK([.W9];[.$W$4]:INDIRECT(CONCATENATE(&quot;W&quot;&amp;[.$S$27]+3));1);&quot;&quot;)" office:value-type="float" office:value="6" calcext:value-type="float">
            <text:p>6</text:p>
          </table:table-cell>
          <table:table-cell table:style-name="ce380" table:formula="of:=IF([.X9]=&quot;&quot;;&quot;&quot;;INDEX([.$W$4]:INDIRECT(CONCATENATE(&quot;W&quot;&amp;[.$S$27]+3));MATCH([.Q9];[.$X$4]:INDIRECT(CONCATENATE(&quot;X&quot;&amp;[.$S$27]+3));0)))" office:value-type="float" office:value="19" calcext:value-type="float">
            <text:p>19</text:p>
          </table:table-cell>
          <table:table-cell table:style-name="ce380" table:formula="of:=IF([.V9]=0;0;IF(SIGN([.V9]);&quot;+&quot;;&quot;-&quot;))" office:value-type="string" office:string-value="+" calcext:value-type="string">
            <text:p>+</text:p>
          </table:table-cell>
          <table:table-cell table:style-name="ce380" table:formula="of:=SIGN([.V9])" office:value-type="float" office:value="1" calcext:value-type="float">
            <text:p>1</text:p>
          </table:table-cell>
          <table:table-cell table:number-columns-repeated="4"/>
          <table:table-cell table:style-name="ce359" table:number-columns-repeated="990"/>
          <table:table-cell table:number-columns-repeated="3"/>
        </table:table-row>
        <table:table-row table:style-name="ro3">
          <table:table-cell table:style-name="ce265" office:value-type="string" calcext:value-type="string">
            <text:p>Points</text:p>
          </table:table-cell>
          <table:table-cell table:style-name="ce338"/>
          <table:table-cell table:style-name="ce260" table:formula="of:=IF([.C6]=[Droite.C10];1;0)" office:value-type="float" office:value="0" calcext:value-type="float">
            <text:p>0</text:p>
          </table:table-cell>
          <table:table-cell table:style-name="ce338"/>
          <table:table-cell table:style-name="ce260" office:value-type="string" calcext:value-type="string">
            <text:p>Total</text:p>
          </table:table-cell>
          <table:table-cell/>
          <table:table-cell table:style-name="ce359"/>
          <table:table-cell table:style-name="ce324" table:number-columns-repeated="3"/>
          <table:table-cell table:style-name="ce260" office:value-type="float" office:value="-5" calcext:value-type="float">
            <text:p>-5</text:p>
          </table:table-cell>
          <table:table-cell table:style-name="ce260" table:formula="of:=[.$A$16]*[.K10]^2+[.$B$16]*[.K10]+[.$C$16]" office:value-type="float" office:value="-6.4" calcext:value-type="float">
            <text:p>-6,4</text:p>
          </table:table-cell>
          <table:table-cell table:style-name="ce359" table:number-columns-repeated="4"/>
          <table:table-cell table:style-name="ce333" office:value-type="float" office:value="7" calcext:value-type="float">
            <text:p>7</text:p>
          </table:table-cell>
          <table:table-cell table:style-name="ce260" table:formula="of:=RANDBETWEEN(1;1000000)" office:value-type="float" office:value="672823" calcext:value-type="float">
            <text:p>672823</text:p>
          </table:table-cell>
          <table:table-cell table:style-name="ce260" table:formula="of:=IF(OR([.Q10]=[.$Y$4];[.Q10]=[.$Y$5];[.Q10]=[.$Y$6];[.Q10]=[.$Y$7];[.Q10]=[.$Y$8];[.Q10]=[.$Y$9];[.Q10]=[.$Y$10];[.Q10]=[.$Y$11];[.Q10]=[.$Y$12]);0;IF([.Q10]&lt;[.$Y$4];1;IF([.Q10]&lt;[.$Y$5];-1;IF([.Q10]&lt;[.$Y$6];1;IF([.Q10]&lt;[.$Y$7];-1;IF([.Q10]&lt;[.$Y$8];1;IF([.Q10]&lt;[.$Y$9];-1;IF([.Q10]&lt;[.$Y$10];1;IF([.Q10]&lt;[.$Y$11];-1;IF([.Q10]&lt;[.$Y$12];1;-1))))))))))" office:value-type="float" office:value="0" calcext:value-type="float">
            <text:p>0</text:p>
          </table:table-cell>
          <table:table-cell table:style-name="ce394" office:value-type="float" office:value="-4" calcext:value-type="float">
            <text:p>-4</text:p>
          </table:table-cell>
          <table:table-cell table:style-name="ce260" table:formula="of:=RANDBETWEEN(1;9)" office:value-type="float" office:value="6" calcext:value-type="float">
            <text:p>6</text:p>
          </table:table-cell>
          <table:table-cell table:style-name="ce419" table:formula="of:=[.S10]*[.U10]" office:value-type="float" office:value="0" calcext:value-type="float">
            <text:p>0</text:p>
          </table:table-cell>
          <table:table-cell table:style-name="ce260" table:formula="of:=RANK([.R10];[.$R$4:.$R$24];0)" office:value-type="float" office:value="6" calcext:value-type="float">
            <text:p>6</text:p>
          </table:table-cell>
          <table:table-cell table:style-name="ce260" table:formula="of:=IF([.Q10]&lt;=[.$S$27];RANK([.W10];[.$W$4]:INDIRECT(CONCATENATE(&quot;W&quot;&amp;[.$S$27]+3));1);&quot;&quot;)">
            <text:p/>
          </table:table-cell>
          <table:table-cell table:style-name="ce260" table:formula="of:=IF([.X10]=&quot;&quot;;&quot;&quot;;INDEX([.$W$4]:INDIRECT(CONCATENATE(&quot;W&quot;&amp;[.$S$27]+3));MATCH([.Q10];[.$X$4]:INDIRECT(CONCATENATE(&quot;X&quot;&amp;[.$S$27]+3));0)))">
            <text:p/>
          </table:table-cell>
          <table:table-cell table:style-name="ce260" table:formula="of:=IF([.V10]=0;0;IF(SIGN([.V10]);&quot;+&quot;;&quot;-&quot;))" office:value-type="float" office:value="0" calcext:value-type="float">
            <text:p>0</text:p>
          </table:table-cell>
          <table:table-cell table:style-name="ce260" table:formula="of:=SIGN([.V10])" office:value-type="float" office:value="0" calcext:value-type="float">
            <text:p>0</text:p>
          </table:table-cell>
          <table:table-cell table:number-columns-repeated="4"/>
          <table:table-cell table:style-name="ce359" table:number-columns-repeated="989"/>
          <table:table-cell table:style-name="ce338"/>
          <table:table-cell table:number-columns-repeated="3"/>
        </table:table-row>
        <table:table-row table:style-name="ro3">
          <table:table-cell table:style-name="ce262" office:value-type="string" calcext:value-type="string">
            <text:p>Signe de <text:span text:style-name="T5">f </text:span>(<text:span text:style-name="T5">x</text:span>)</text:p>
          </table:table-cell>
          <table:table-cell table:style-name="ce289" table:formula="of:=IF([.B7]=[Droite.B11];1;0)" office:value-type="float" office:value="0" calcext:value-type="float">
            <text:p>0</text:p>
          </table:table-cell>
          <table:table-cell table:style-name="ce346" table:formula="of:=IF(ISBLANK([Droite.C11])=0;IF([Droite.C11]=0;1;0))" office:value-type="boolean" office:boolean-value="false" calcext:value-type="boolean">
            <text:p>FAUX</text:p>
          </table:table-cell>
          <table:table-cell table:style-name="ce292" table:formula="of:=IF([.E7]=[Droite.E11];1;0)" office:value-type="float" office:value="0" calcext:value-type="float">
            <text:p>0</text:p>
          </table:table-cell>
          <table:table-cell table:style-name="ce260" table:formula="of:=SUM([.B10:.D12])" office:value-type="float" office:value="0" calcext:value-type="float">
            <text:p>0</text:p>
          </table:table-cell>
          <table:table-cell/>
          <table:table-cell table:style-name="ce359"/>
          <table:table-cell table:style-name="ce324" table:number-columns-repeated="3"/>
          <table:table-cell table:style-name="ce260" office:value-type="float" office:value="-4" calcext:value-type="float">
            <text:p>-4</text:p>
          </table:table-cell>
          <table:table-cell table:style-name="ce260" table:formula="of:=[.$A$16]*[.K11]^2+[.$B$16]*[.K11]+[.$C$16]" office:value-type="float" office:value="-4.2" calcext:value-type="float">
            <text:p>-4,2</text:p>
          </table:table-cell>
          <table:table-cell table:style-name="ce359" table:number-columns-repeated="4"/>
          <table:table-cell table:style-name="ce334" office:value-type="float" office:value="8" calcext:value-type="float">
            <text:p>8</text:p>
          </table:table-cell>
          <table:table-cell table:style-name="ce380" table:formula="of:=RANDBETWEEN(1;1000000)" office:value-type="float" office:value="306060" calcext:value-type="float">
            <text:p>306060</text:p>
          </table:table-cell>
          <table:table-cell table:style-name="ce380" table:formula="of:=IF(OR([.Q11]=[.$Y$4];[.Q11]=[.$Y$5];[.Q11]=[.$Y$6];[.Q11]=[.$Y$7];[.Q11]=[.$Y$8];[.Q11]=[.$Y$9];[.Q11]=[.$Y$10];[.Q11]=[.$Y$11];[.Q11]=[.$Y$12]);0;IF([.Q11]&lt;[.$Y$4];1;IF([.Q11]&lt;[.$Y$5];-1;IF([.Q11]&lt;[.$Y$6];1;IF([.Q11]&lt;[.$Y$7];-1;IF([.Q11]&lt;[.$Y$8];1;IF([.Q11]&lt;[.$Y$9];-1;IF([.Q11]&lt;[.$Y$10];1;IF([.Q11]&lt;[.$Y$11];-1;IF([.Q11]&lt;[.$Y$12];1;-1))))))))))" office:value-type="float" office:value="-1" calcext:value-type="float">
            <text:p>-1</text:p>
          </table:table-cell>
          <table:table-cell table:style-name="ce395" office:value-type="float" office:value="-3" calcext:value-type="float">
            <text:p>-3</text:p>
          </table:table-cell>
          <table:table-cell table:style-name="ce380" table:formula="of:=RANDBETWEEN(1;9)" office:value-type="float" office:value="3" calcext:value-type="float">
            <text:p>3</text:p>
          </table:table-cell>
          <table:table-cell table:style-name="ce420" table:formula="of:=[.S11]*[.U11]" office:value-type="float" office:value="-3" calcext:value-type="float">
            <text:p>-3</text:p>
          </table:table-cell>
          <table:table-cell table:style-name="ce380" table:formula="of:=RANK([.R11];[.$R$4:.$R$24];0)" office:value-type="float" office:value="15" calcext:value-type="float">
            <text:p>15</text:p>
          </table:table-cell>
          <table:table-cell table:style-name="ce380" table:formula="of:=IF([.Q11]&lt;=[.$S$27];RANK([.W11];[.$W$4]:INDIRECT(CONCATENATE(&quot;W&quot;&amp;[.$S$27]+3));1);&quot;&quot;)">
            <text:p/>
          </table:table-cell>
          <table:table-cell table:style-name="ce380" table:formula="of:=IF([.X11]=&quot;&quot;;&quot;&quot;;INDEX([.$W$4]:INDIRECT(CONCATENATE(&quot;W&quot;&amp;[.$S$27]+3));MATCH([.Q11];[.$X$4]:INDIRECT(CONCATENATE(&quot;X&quot;&amp;[.$S$27]+3));0)))">
            <text:p/>
          </table:table-cell>
          <table:table-cell table:style-name="ce380" table:formula="of:=IF([.V11]=0;0;IF(SIGN([.V11]);&quot;+&quot;;&quot;-&quot;))" office:value-type="string" office:string-value="+" calcext:value-type="string">
            <text:p>+</text:p>
          </table:table-cell>
          <table:table-cell table:style-name="ce380" table:formula="of:=SIGN([.V11])" office:value-type="float" office:value="-1" calcext:value-type="float">
            <text:p>-1</text:p>
          </table:table-cell>
          <table:table-cell table:number-columns-repeated="4"/>
          <table:table-cell table:style-name="ce359" table:number-columns-repeated="989"/>
          <table:table-cell table:style-name="ce338"/>
          <table:table-cell table:number-columns-repeated="3"/>
        </table:table-row>
        <table:table-row table:style-name="ro3">
          <table:table-cell table:style-name="ce260" office:value-type="string" calcext:value-type="string">
            <text:p>racines</text:p>
          </table:table-cell>
          <table:table-cell table:style-name="ce292" table:formula="of:=IF([.C4]=[Droite.B6];1;0)" office:value-type="float" office:value="0" calcext:value-type="float">
            <text:p>0</text:p>
          </table:table-cell>
          <table:table-cell table:style-name="ce347"/>
          <table:table-cell table:style-name="ce355"/>
          <table:table-cell table:style-name="ce362"/>
          <table:table-cell/>
          <table:table-cell table:style-name="ce359"/>
          <table:table-cell table:style-name="ce324" table:number-columns-repeated="3"/>
          <table:table-cell table:style-name="ce260" office:value-type="float" office:value="-3" calcext:value-type="float">
            <text:p>-3</text:p>
          </table:table-cell>
          <table:table-cell table:style-name="ce260" table:formula="of:=[.$A$16]*[.K12]^2+[.$B$16]*[.K12]+[.$C$16]" office:value-type="float" office:value="-2.4" calcext:value-type="float">
            <text:p>-2,4</text:p>
          </table:table-cell>
          <table:table-cell table:style-name="ce359" table:number-columns-repeated="4"/>
          <table:table-cell table:style-name="ce333" office:value-type="float" office:value="9" calcext:value-type="float">
            <text:p>9</text:p>
          </table:table-cell>
          <table:table-cell table:style-name="ce260" table:formula="of:=RANDBETWEEN(1;1000000)" office:value-type="float" office:value="60662" calcext:value-type="float">
            <text:p>60662</text:p>
          </table:table-cell>
          <table:table-cell table:style-name="ce260" table:formula="of:=IF(OR([.Q12]=[.$Y$4];[.Q12]=[.$Y$5];[.Q12]=[.$Y$6];[.Q12]=[.$Y$7];[.Q12]=[.$Y$8];[.Q12]=[.$Y$9];[.Q12]=[.$Y$10];[.Q12]=[.$Y$11];[.Q12]=[.$Y$12]);0;IF([.Q12]&lt;[.$Y$4];1;IF([.Q12]&lt;[.$Y$5];-1;IF([.Q12]&lt;[.$Y$6];1;IF([.Q12]&lt;[.$Y$7];-1;IF([.Q12]&lt;[.$Y$8];1;IF([.Q12]&lt;[.$Y$9];-1;IF([.Q12]&lt;[.$Y$10];1;IF([.Q12]&lt;[.$Y$11];-1;IF([.Q12]&lt;[.$Y$12];1;-1))))))))))" office:value-type="float" office:value="-1" calcext:value-type="float">
            <text:p>-1</text:p>
          </table:table-cell>
          <table:table-cell table:style-name="ce396" office:value-type="float" office:value="-2" calcext:value-type="float">
            <text:p>-2</text:p>
          </table:table-cell>
          <table:table-cell table:style-name="ce260" table:formula="of:=RANDBETWEEN(1;9)" office:value-type="float" office:value="7" calcext:value-type="float">
            <text:p>7</text:p>
          </table:table-cell>
          <table:table-cell table:style-name="ce421" table:formula="of:=[.S12]*[.U12]" office:value-type="float" office:value="-7" calcext:value-type="float">
            <text:p>-7</text:p>
          </table:table-cell>
          <table:table-cell table:style-name="ce260" table:formula="of:=RANK([.R12];[.$R$4:.$R$24];0)" office:value-type="float" office:value="18" calcext:value-type="float">
            <text:p>18</text:p>
          </table:table-cell>
          <table:table-cell table:style-name="ce260" table:formula="of:=IF([.Q12]&lt;=[.$S$27];RANK([.W12];[.$W$4]:INDIRECT(CONCATENATE(&quot;W&quot;&amp;[.$S$27]+3));1);&quot;&quot;)">
            <text:p/>
          </table:table-cell>
          <table:table-cell table:style-name="ce260" table:formula="of:=IF([.X12]=&quot;&quot;;&quot;&quot;;INDEX([.$W$4]:INDIRECT(CONCATENATE(&quot;W&quot;&amp;[.$S$27]+3));MATCH([.Q12];[.$X$4]:INDIRECT(CONCATENATE(&quot;X&quot;&amp;[.$S$27]+3));0)))">
            <text:p/>
          </table:table-cell>
          <table:table-cell table:style-name="ce260" table:formula="of:=IF([.V12]=0;0;IF(SIGN([.V12]);&quot;+&quot;;&quot;-&quot;))" office:value-type="string" office:string-value="+" calcext:value-type="string">
            <text:p>+</text:p>
          </table:table-cell>
          <table:table-cell table:style-name="ce260" table:formula="of:=SIGN([.V12])" office:value-type="float" office:value="-1" calcext:value-type="float">
            <text:p>-1</text:p>
          </table:table-cell>
          <table:table-cell table:number-columns-repeated="4"/>
          <table:table-cell table:style-name="ce359" table:number-columns-repeated="989"/>
          <table:table-cell table:style-name="ce338"/>
          <table:table-cell table:number-columns-repeated="3"/>
        </table:table-row>
        <table:table-row table:style-name="ro3">
          <table:table-cell table:style-name="ce324" table:number-columns-repeated="5"/>
          <table:table-cell table:number-columns-repeated="2"/>
          <table:table-cell table:style-name="ce324" table:number-columns-repeated="3"/>
          <table:table-cell table:style-name="ce260" office:value-type="float" office:value="-2" calcext:value-type="float">
            <text:p>-2</text:p>
          </table:table-cell>
          <table:table-cell table:style-name="ce260" table:formula="of:=[.$A$16]*[.K13]^2+[.$B$16]*[.K13]+[.$C$16]" office:value-type="float" office:value="-1" calcext:value-type="float">
            <text:p>-1</text:p>
          </table:table-cell>
          <table:table-cell table:style-name="ce359" table:number-columns-repeated="4"/>
          <table:table-cell table:style-name="ce334" office:value-type="float" office:value="10" calcext:value-type="float">
            <text:p>10</text:p>
          </table:table-cell>
          <table:table-cell table:style-name="ce380" table:formula="of:=RANDBETWEEN(1;1000000)" office:value-type="float" office:value="439782" calcext:value-type="float">
            <text:p>439782</text:p>
          </table:table-cell>
          <table:table-cell table:style-name="ce380" table:formula="of:=IF(OR([.Q13]=[.$Y$4];[.Q13]=[.$Y$5];[.Q13]=[.$Y$6];[.Q13]=[.$Y$7];[.Q13]=[.$Y$8];[.Q13]=[.$Y$9];[.Q13]=[.$Y$10];[.Q13]=[.$Y$11];[.Q13]=[.$Y$12]);0;IF([.Q13]&lt;[.$Y$4];1;IF([.Q13]&lt;[.$Y$5];-1;IF([.Q13]&lt;[.$Y$6];1;IF([.Q13]&lt;[.$Y$7];-1;IF([.Q13]&lt;[.$Y$8];1;IF([.Q13]&lt;[.$Y$9];-1;IF([.Q13]&lt;[.$Y$10];1;IF([.Q13]&lt;[.$Y$11];-1;IF([.Q13]&lt;[.$Y$12];1;-1))))))))))" office:value-type="float" office:value="-1" calcext:value-type="float">
            <text:p>-1</text:p>
          </table:table-cell>
          <table:table-cell table:style-name="ce397" office:value-type="float" office:value="-1" calcext:value-type="float">
            <text:p>-1</text:p>
          </table:table-cell>
          <table:table-cell table:style-name="ce380" table:formula="of:=RANDBETWEEN(1;9)" office:value-type="float" office:value="7" calcext:value-type="float">
            <text:p>7</text:p>
          </table:table-cell>
          <table:table-cell table:style-name="ce422" table:formula="of:=[.S13]*[.U13]" office:value-type="float" office:value="-7" calcext:value-type="float">
            <text:p>-7</text:p>
          </table:table-cell>
          <table:table-cell table:style-name="ce380" table:formula="of:=RANK([.R13];[.$R$4:.$R$24];0)" office:value-type="float" office:value="12" calcext:value-type="float">
            <text:p>12</text:p>
          </table:table-cell>
          <table:table-cell table:style-name="ce380" table:formula="of:=IF([.Q13]&lt;=[.$S$27];RANK([.W13];[.$W$4]:INDIRECT(CONCATENATE(&quot;W&quot;&amp;[.$S$27]+3));1);&quot;&quot;)">
            <text:p/>
          </table:table-cell>
          <table:table-cell table:style-name="ce380" table:formula="of:=IF([.X13]=&quot;&quot;;&quot;&quot;;INDEX([.$W$4]:INDIRECT(CONCATENATE(&quot;W&quot;&amp;[.$S$27]+3));MATCH([.Q13];[.$X$4]:INDIRECT(CONCATENATE(&quot;X&quot;&amp;[.$S$27]+3));0)))">
            <text:p/>
          </table:table-cell>
          <table:table-cell table:style-name="ce380" table:formula="of:=IF([.V13]=0;0;IF(SIGN([.V13]);&quot;+&quot;;&quot;-&quot;))" office:value-type="string" office:string-value="+" calcext:value-type="string">
            <text:p>+</text:p>
          </table:table-cell>
          <table:table-cell table:style-name="ce380" table:formula="of:=SIGN([.V13])" office:value-type="float" office:value="-1" calcext:value-type="float">
            <text:p>-1</text:p>
          </table:table-cell>
          <table:table-cell table:number-columns-repeated="4"/>
          <table:table-cell table:style-name="ce359" table:number-columns-repeated="990"/>
          <table:table-cell table:number-columns-repeated="3"/>
        </table:table-row>
        <table:table-row table:style-name="ro3">
          <table:table-cell table:style-name="ce258"/>
          <table:table-cell table:style-name="ce282"/>
          <table:table-cell table:style-name="ce340"/>
          <table:table-cell table:style-name="ce354"/>
          <table:table-cell table:style-name="ce362" table:number-columns-repeated="2"/>
          <table:table-cell table:style-name="ce359"/>
          <table:table-cell table:style-name="ce324" table:number-columns-repeated="3"/>
          <table:table-cell table:style-name="ce260" office:value-type="float" office:value="-1" calcext:value-type="float">
            <text:p>-1</text:p>
          </table:table-cell>
          <table:table-cell table:style-name="ce260" table:formula="of:=[.$A$16]*[.K14]^2+[.$B$16]*[.K14]+[.$C$16]" office:value-type="float" office:value="0" calcext:value-type="float">
            <text:p>0</text:p>
          </table:table-cell>
          <table:table-cell table:style-name="ce359" table:number-columns-repeated="4"/>
          <table:table-cell table:style-name="ce333" office:value-type="float" office:value="11" calcext:value-type="float">
            <text:p>11</text:p>
          </table:table-cell>
          <table:table-cell table:style-name="ce260" table:formula="of:=RANDBETWEEN(1;1000000)" office:value-type="float" office:value="16394" calcext:value-type="float">
            <text:p>16394</text:p>
          </table:table-cell>
          <table:table-cell table:style-name="ce260" table:formula="of:=IF(OR([.Q14]=[.$Y$4];[.Q14]=[.$Y$5];[.Q14]=[.$Y$6];[.Q14]=[.$Y$7];[.Q14]=[.$Y$8];[.Q14]=[.$Y$9];[.Q14]=[.$Y$10];[.Q14]=[.$Y$11];[.Q14]=[.$Y$12]);0;IF([.Q14]&lt;[.$Y$4];1;IF([.Q14]&lt;[.$Y$5];-1;IF([.Q14]&lt;[.$Y$6];1;IF([.Q14]&lt;[.$Y$7];-1;IF([.Q14]&lt;[.$Y$8];1;IF([.Q14]&lt;[.$Y$9];-1;IF([.Q14]&lt;[.$Y$10];1;IF([.Q14]&lt;[.$Y$11];-1;IF([.Q14]&lt;[.$Y$12];1;-1))))))))))" office:value-type="float" office:value="-1" calcext:value-type="float">
            <text:p>-1</text:p>
          </table:table-cell>
          <table:table-cell table:style-name="ce398" office:value-type="float" office:value="0" calcext:value-type="float">
            <text:p>0</text:p>
          </table:table-cell>
          <table:table-cell table:style-name="ce260" table:formula="of:=RANDBETWEEN(1;9)" office:value-type="float" office:value="4" calcext:value-type="float">
            <text:p>4</text:p>
          </table:table-cell>
          <table:table-cell table:style-name="ce423" table:formula="of:=[.S14]*[.U14]" office:value-type="float" office:value="-4" calcext:value-type="float">
            <text:p>-4</text:p>
          </table:table-cell>
          <table:table-cell table:style-name="ce260" table:formula="of:=RANK([.R14];[.$R$4:.$R$24];0)" office:value-type="float" office:value="20" calcext:value-type="float">
            <text:p>20</text:p>
          </table:table-cell>
          <table:table-cell table:style-name="ce260" table:formula="of:=IF([.Q14]&lt;=[.$S$27];RANK([.W14];[.$W$4]:INDIRECT(CONCATENATE(&quot;W&quot;&amp;[.$S$27]+3));1);&quot;&quot;)">
            <text:p/>
          </table:table-cell>
          <table:table-cell table:style-name="ce260" table:formula="of:=IF([.X14]=&quot;&quot;;&quot;&quot;;INDEX([.$W$4]:INDIRECT(CONCATENATE(&quot;W&quot;&amp;[.$S$27]+3));MATCH([.Q14];[.$X$4]:INDIRECT(CONCATENATE(&quot;X&quot;&amp;[.$S$27]+3));0)))">
            <text:p/>
          </table:table-cell>
          <table:table-cell table:style-name="ce260" table:formula="of:=IF([.V14]=0;0;IF(SIGN([.V14]);&quot;+&quot;;&quot;-&quot;))" office:value-type="string" office:string-value="+" calcext:value-type="string">
            <text:p>+</text:p>
          </table:table-cell>
          <table:table-cell table:style-name="ce260" table:formula="of:=SIGN([.V14])" office:value-type="float" office:value="-1" calcext:value-type="float">
            <text:p>-1</text:p>
          </table:table-cell>
          <table:table-cell table:number-columns-repeated="4"/>
          <table:table-cell table:style-name="ce359" table:number-columns-repeated="990"/>
          <table:table-cell table:number-columns-repeated="3"/>
        </table:table-row>
        <table:table-row table:style-name="ro16"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c</text:p>
          </table:table-cell>
          <table:table-cell table:style-name="ce356" office:value-type="string" calcext:value-type="string">
            <text:p><text:span text:style-name="T5">x</text:span><text:span text:style-name="T8">1</text:span></text:p>
          </table:table-cell>
          <table:table-cell table:style-name="ce356" office:value-type="string" calcext:value-type="string">
            <text:p><text:span text:style-name="T5">x</text:span><text:span text:style-name="T8">2</text:span></text:p>
          </table:table-cell>
          <table:table-cell table:style-name="ce365" office:value-type="string" calcext:value-type="string">
            <text:p><text:span text:style-name="T5">x</text:span><text:span text:style-name="T8">max</text:span></text:p>
          </table:table-cell>
          <table:table-cell table:style-name="ce365" office:value-type="string" calcext:value-type="string">
            <text:p><text:span text:style-name="T5">y</text:span><text:span text:style-name="T8">max</text:span></text:p>
          </table:table-cell>
          <table:table-cell table:style-name="ce324" table:number-columns-repeated="3"/>
          <table:table-cell table:style-name="ce260" office:value-type="float" office:value="0" calcext:value-type="float">
            <text:p>0</text:p>
          </table:table-cell>
          <table:table-cell table:style-name="ce260" table:formula="of:=[.$A$16]*[.K15]^2+[.$B$16]*[.K15]+[.$C$16]" office:value-type="float" office:value="0.6" calcext:value-type="float">
            <text:p>0,6</text:p>
          </table:table-cell>
          <table:table-cell table:number-columns-repeated="4"/>
          <table:table-cell table:style-name="ce334" office:value-type="float" office:value="12" calcext:value-type="float">
            <text:p>12</text:p>
          </table:table-cell>
          <table:table-cell table:style-name="ce380" table:formula="of:=RANDBETWEEN(1;1000000)" office:value-type="float" office:value="430131" calcext:value-type="float">
            <text:p>430131</text:p>
          </table:table-cell>
          <table:table-cell table:style-name="ce380" table:formula="of:=IF(OR([.Q15]=[.$Y$4];[.Q15]=[.$Y$5];[.Q15]=[.$Y$6];[.Q15]=[.$Y$7];[.Q15]=[.$Y$8];[.Q15]=[.$Y$9];[.Q15]=[.$Y$10];[.Q15]=[.$Y$11];[.Q15]=[.$Y$12]);0;IF([.Q15]&lt;[.$Y$4];1;IF([.Q15]&lt;[.$Y$5];-1;IF([.Q15]&lt;[.$Y$6];1;IF([.Q15]&lt;[.$Y$7];-1;IF([.Q15]&lt;[.$Y$8];1;IF([.Q15]&lt;[.$Y$9];-1;IF([.Q15]&lt;[.$Y$10];1;IF([.Q15]&lt;[.$Y$11];-1;IF([.Q15]&lt;[.$Y$12];1;-1))))))))))" office:value-type="float" office:value="-1" calcext:value-type="float">
            <text:p>-1</text:p>
          </table:table-cell>
          <table:table-cell table:style-name="ce399" office:value-type="float" office:value="1" calcext:value-type="float">
            <text:p>1</text:p>
          </table:table-cell>
          <table:table-cell table:style-name="ce380" table:formula="of:=RANDBETWEEN(1;9)" office:value-type="float" office:value="3" calcext:value-type="float">
            <text:p>3</text:p>
          </table:table-cell>
          <table:table-cell table:style-name="ce424" table:formula="of:=[.S15]*[.U15]" office:value-type="float" office:value="-3" calcext:value-type="float">
            <text:p>-3</text:p>
          </table:table-cell>
          <table:table-cell table:style-name="ce380" table:formula="of:=RANK([.R15];[.$R$4:.$R$24];0)" office:value-type="float" office:value="13" calcext:value-type="float">
            <text:p>13</text:p>
          </table:table-cell>
          <table:table-cell table:style-name="ce380" table:formula="of:=IF([.Q15]&lt;=[.$S$27];RANK([.W15];[.$W$4]:INDIRECT(CONCATENATE(&quot;W&quot;&amp;[.$S$27]+3));1);&quot;&quot;)">
            <text:p/>
          </table:table-cell>
          <table:table-cell table:style-name="ce380" table:formula="of:=IF([.X15]=&quot;&quot;;&quot;&quot;;INDEX([.$W$4]:INDIRECT(CONCATENATE(&quot;W&quot;&amp;[.$S$27]+3));MATCH([.Q15];[.$X$4]:INDIRECT(CONCATENATE(&quot;X&quot;&amp;[.$S$27]+3));0)))">
            <text:p/>
          </table:table-cell>
          <table:table-cell table:style-name="ce380" table:formula="of:=IF([.V15]=0;0;IF(SIGN([.V15]);&quot;+&quot;;&quot;-&quot;))" office:value-type="string" office:string-value="+" calcext:value-type="string">
            <text:p>+</text:p>
          </table:table-cell>
          <table:table-cell table:style-name="ce380" table:formula="of:=SIGN([.V15])" office:value-type="float" office:value="-1" calcext:value-type="float">
            <text:p>-1</text:p>
          </table:table-cell>
          <table:table-cell table:number-columns-repeated="997"/>
        </table:table-row>
        <table:table-row table:style-name="ro3">
          <table:table-cell table:style-name="ce260" table:formula="of:=IF(RANDBETWEEN(1;2)=1;-1;1)*RANDBETWEEN(1;2)/10" office:value-type="float" office:value="-0.2" calcext:value-type="float">
            <text:p>-0,2</text:p>
          </table:table-cell>
          <table:table-cell table:style-name="ce260" table:formula="of:=-([.A16]*[.D16]+[.A16]*[.E16])" office:value-type="float" office:value="0.4" calcext:value-type="float">
            <text:p>0,4</text:p>
          </table:table-cell>
          <table:table-cell table:style-name="ce260" table:formula="of:=[.A16]*[.D16]*[.E16]" office:value-type="float" office:value="0.6" calcext:value-type="float">
            <text:p>0,6</text:p>
          </table:table-cell>
          <table:table-cell table:style-name="ce260" table:formula="of:=RANDBETWEEN(-6;-1)" office:value-type="float" office:value="-1" calcext:value-type="float">
            <text:p>-1</text:p>
          </table:table-cell>
          <table:table-cell table:style-name="ce260" table:formula="of:=RANDBETWEEN(0;6)" office:value-type="float" office:value="3" calcext:value-type="float">
            <text:p>3</text:p>
          </table:table-cell>
          <table:table-cell table:style-name="ce260" table:formula="of:=-[.B16]/(2*[.A16])" office:value-type="float" office:value="1" calcext:value-type="float">
            <text:p>1</text:p>
          </table:table-cell>
          <table:table-cell table:style-name="ce260" table:formula="of:=[.$A$16]*[.F16]^2+[.$B$16]*[.F16]+[.$C$16]" office:value-type="float" office:value="0.8" calcext:value-type="float">
            <text:p>0,8</text:p>
          </table:table-cell>
          <table:table-cell table:style-name="ce324" table:number-columns-repeated="3"/>
          <table:table-cell table:style-name="ce260" office:value-type="float" office:value="1" calcext:value-type="float">
            <text:p>1</text:p>
          </table:table-cell>
          <table:table-cell table:style-name="ce260" table:formula="of:=[.$A$16]*[.K16]^2+[.$B$16]*[.K16]+[.$C$16]" office:value-type="float" office:value="0.8" calcext:value-type="float">
            <text:p>0,8</text:p>
          </table:table-cell>
          <table:table-cell table:number-columns-repeated="4"/>
          <table:table-cell table:style-name="ce333" office:value-type="float" office:value="13" calcext:value-type="float">
            <text:p>13</text:p>
          </table:table-cell>
          <table:table-cell table:style-name="ce260" table:formula="of:=RANDBETWEEN(1;1000000)" office:value-type="float" office:value="999778" calcext:value-type="float">
            <text:p>999778</text:p>
          </table:table-cell>
          <table:table-cell table:style-name="ce260" table:formula="of:=IF(OR([.Q16]=[.$Y$4];[.Q16]=[.$Y$5];[.Q16]=[.$Y$6];[.Q16]=[.$Y$7];[.Q16]=[.$Y$8];[.Q16]=[.$Y$9];[.Q16]=[.$Y$10];[.Q16]=[.$Y$11];[.Q16]=[.$Y$12]);0;IF([.Q16]&lt;[.$Y$4];1;IF([.Q16]&lt;[.$Y$5];-1;IF([.Q16]&lt;[.$Y$6];1;IF([.Q16]&lt;[.$Y$7];-1;IF([.Q16]&lt;[.$Y$8];1;IF([.Q16]&lt;[.$Y$9];-1;IF([.Q16]&lt;[.$Y$10];1;IF([.Q16]&lt;[.$Y$11];-1;IF([.Q16]&lt;[.$Y$12];1;-1))))))))))" office:value-type="float" office:value="-1" calcext:value-type="float">
            <text:p>-1</text:p>
          </table:table-cell>
          <table:table-cell table:style-name="ce400" office:value-type="float" office:value="2" calcext:value-type="float">
            <text:p>2</text:p>
          </table:table-cell>
          <table:table-cell table:style-name="ce260" table:formula="of:=RANDBETWEEN(1;9)" office:value-type="float" office:value="3" calcext:value-type="float">
            <text:p>3</text:p>
          </table:table-cell>
          <table:table-cell table:style-name="ce425" table:formula="of:=[.S16]*[.U16]" office:value-type="float" office:value="-3" calcext:value-type="float">
            <text:p>-3</text:p>
          </table:table-cell>
          <table:table-cell table:style-name="ce260" table:formula="of:=RANK([.R16];[.$R$4:.$R$24];0)" office:value-type="float" office:value="1" calcext:value-type="float">
            <text:p>1</text:p>
          </table:table-cell>
          <table:table-cell table:style-name="ce260" table:formula="of:=IF([.Q16]&lt;=[.$S$27];RANK([.W16];[.$W$4]:INDIRECT(CONCATENATE(&quot;W&quot;&amp;[.$S$27]+3));1);&quot;&quot;)">
            <text:p/>
          </table:table-cell>
          <table:table-cell table:style-name="ce260" table:formula="of:=IF([.X16]=&quot;&quot;;&quot;&quot;;INDEX([.$W$4]:INDIRECT(CONCATENATE(&quot;W&quot;&amp;[.$S$27]+3));MATCH([.Q16];[.$X$4]:INDIRECT(CONCATENATE(&quot;X&quot;&amp;[.$S$27]+3));0)))">
            <text:p/>
          </table:table-cell>
          <table:table-cell table:style-name="ce260" table:formula="of:=IF([.V16]=0;0;IF(SIGN([.V16]);&quot;+&quot;;&quot;-&quot;))" office:value-type="string" office:string-value="+" calcext:value-type="string">
            <text:p>+</text:p>
          </table:table-cell>
          <table:table-cell table:style-name="ce260" table:formula="of:=SIGN([.V16])" office:value-type="float" office:value="-1" calcext:value-type="float">
            <text:p>-1</text:p>
          </table:table-cell>
          <table:table-cell table:number-columns-repeated="997"/>
        </table:table-row>
        <table:table-row table:style-name="ro3">
          <table:table-cell table:number-columns-repeated="4"/>
          <table:table-cell table:style-name="ce324"/>
          <table:table-cell table:style-name="ce268" table:formula="of:=-[.B16]/(2*[.A16])" office:value-type="float" office:value="1" calcext:value-type="float">
            <text:p><text:s/>1/1 </text:p>
          </table:table-cell>
          <table:table-cell table:style-name="ce268" table:formula="of:=[.$A$16]*[.F17]^2+[.$B$16]*[.F17]+[.$C$16]" office:value-type="float" office:value="0.8" calcext:value-type="float">
            <text:p><text:s/>4/5 </text:p>
          </table:table-cell>
          <table:table-cell table:style-name="ce324" table:number-columns-repeated="3"/>
          <table:table-cell table:style-name="ce260" office:value-type="float" office:value="2" calcext:value-type="float">
            <text:p>2</text:p>
          </table:table-cell>
          <table:table-cell table:style-name="ce260" table:formula="of:=[.$A$16]*[.K17]^2+[.$B$16]*[.K17]+[.$C$16]" office:value-type="float" office:value="0.6" calcext:value-type="float">
            <text:p>0,6</text:p>
          </table:table-cell>
          <table:table-cell table:number-columns-repeated="4"/>
          <table:table-cell table:style-name="ce334" office:value-type="float" office:value="14" calcext:value-type="float">
            <text:p>14</text:p>
          </table:table-cell>
          <table:table-cell table:style-name="ce380" table:formula="of:=RANDBETWEEN(1;1000000)" office:value-type="float" office:value="14480" calcext:value-type="float">
            <text:p>14480</text:p>
          </table:table-cell>
          <table:table-cell table:style-name="ce380" table:formula="of:=IF(OR([.Q17]=[.$Y$4];[.Q17]=[.$Y$5];[.Q17]=[.$Y$6];[.Q17]=[.$Y$7];[.Q17]=[.$Y$8];[.Q17]=[.$Y$9];[.Q17]=[.$Y$10];[.Q17]=[.$Y$11];[.Q17]=[.$Y$12]);0;IF([.Q17]&lt;[.$Y$4];1;IF([.Q17]&lt;[.$Y$5];-1;IF([.Q17]&lt;[.$Y$6];1;IF([.Q17]&lt;[.$Y$7];-1;IF([.Q17]&lt;[.$Y$8];1;IF([.Q17]&lt;[.$Y$9];-1;IF([.Q17]&lt;[.$Y$10];1;IF([.Q17]&lt;[.$Y$11];-1;IF([.Q17]&lt;[.$Y$12];1;-1))))))))))" office:value-type="float" office:value="0" calcext:value-type="float">
            <text:p>0</text:p>
          </table:table-cell>
          <table:table-cell table:style-name="ce401" office:value-type="float" office:value="3" calcext:value-type="float">
            <text:p>3</text:p>
          </table:table-cell>
          <table:table-cell table:style-name="ce380" table:formula="of:=RANDBETWEEN(1;9)" office:value-type="float" office:value="6" calcext:value-type="float">
            <text:p>6</text:p>
          </table:table-cell>
          <table:table-cell table:style-name="ce426" table:formula="of:=[.S17]*[.U17]" office:value-type="float" office:value="0" calcext:value-type="float">
            <text:p>0</text:p>
          </table:table-cell>
          <table:table-cell table:style-name="ce380" table:formula="of:=RANK([.R17];[.$R$4:.$R$24];0)" office:value-type="float" office:value="21" calcext:value-type="float">
            <text:p>21</text:p>
          </table:table-cell>
          <table:table-cell table:style-name="ce380" table:formula="of:=IF([.Q17]&lt;=[.$S$27];RANK([.W17];[.$W$4]:INDIRECT(CONCATENATE(&quot;W&quot;&amp;[.$S$27]+3));1);&quot;&quot;)">
            <text:p/>
          </table:table-cell>
          <table:table-cell table:style-name="ce380" table:formula="of:=IF([.X17]=&quot;&quot;;&quot;&quot;;INDEX([.$W$4]:INDIRECT(CONCATENATE(&quot;W&quot;&amp;[.$S$27]+3));MATCH([.Q17];[.$X$4]:INDIRECT(CONCATENATE(&quot;X&quot;&amp;[.$S$27]+3));0)))">
            <text:p/>
          </table:table-cell>
          <table:table-cell table:style-name="ce380" table:formula="of:=IF([.V17]=0;0;IF(SIGN([.V17]);&quot;+&quot;;&quot;-&quot;))" office:value-type="float" office:value="0" calcext:value-type="float">
            <text:p>0</text:p>
          </table:table-cell>
          <table:table-cell table:style-name="ce380" table:formula="of:=SIGN([.V17]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61" office:value-type="string" calcext:value-type="string">
            <text:p>x</text:p>
          </table:table-cell>
          <table:table-cell table:style-name="ce283" office:value-type="float" office:value="-10" calcext:value-type="float">
            <text:p>-10</text:p>
          </table:table-cell>
          <table:table-cell table:style-name="ce343" table:formula="of:=[.D16]" office:value-type="float" office:value="-1" calcext:value-type="float" table:number-columns-spanned="2" table:number-rows-spanned="1">
            <text:p>-1</text:p>
          </table:table-cell>
          <table:covered-table-cell table:style-name="ce344" table:formula="of:=#REF!" office:value-type="string" office:string-value="" calcext:value-type="error">
            <text:p>#RÉF !</text:p>
          </table:covered-table-cell>
          <table:table-cell table:style-name="ce344"/>
          <table:table-cell table:style-name="ce343" table:formula="of:=[.E16]" office:value-type="float" office:value="3" calcext:value-type="float" table:number-columns-spanned="2" table:number-rows-spanned="1">
            <text:p>3</text:p>
          </table:table-cell>
          <table:covered-table-cell table:style-name="ce343"/>
          <table:table-cell table:style-name="ce360" office:value-type="float" office:value="10" calcext:value-type="float">
            <text:p>10</text:p>
          </table:table-cell>
          <table:table-cell table:style-name="ce324" table:number-columns-repeated="2"/>
          <table:table-cell table:style-name="ce260" office:value-type="float" office:value="3" calcext:value-type="float">
            <text:p>3</text:p>
          </table:table-cell>
          <table:table-cell table:style-name="ce260" table:formula="of:=[.$A$16]*[.K18]^2+[.$B$16]*[.K18]+[.$C$16]" office:value-type="float" office:value="0" calcext:value-type="float">
            <text:p>0</text:p>
          </table:table-cell>
          <table:table-cell table:number-columns-repeated="4"/>
          <table:table-cell table:style-name="ce333" office:value-type="float" office:value="15" calcext:value-type="float">
            <text:p>15</text:p>
          </table:table-cell>
          <table:table-cell table:style-name="ce260" table:formula="of:=RANDBETWEEN(1;1000000)" office:value-type="float" office:value="652964" calcext:value-type="float">
            <text:p>652964</text:p>
          </table:table-cell>
          <table:table-cell table:style-name="ce260" table:formula="of:=IF(OR([.Q18]=[.$Y$4];[.Q18]=[.$Y$5];[.Q18]=[.$Y$6];[.Q18]=[.$Y$7];[.Q18]=[.$Y$8];[.Q18]=[.$Y$9];[.Q18]=[.$Y$10];[.Q18]=[.$Y$11];[.Q18]=[.$Y$12]);0;IF([.Q18]&lt;[.$Y$4];1;IF([.Q18]&lt;[.$Y$5];-1;IF([.Q18]&lt;[.$Y$6];1;IF([.Q18]&lt;[.$Y$7];-1;IF([.Q18]&lt;[.$Y$8];1;IF([.Q18]&lt;[.$Y$9];-1;IF([.Q18]&lt;[.$Y$10];1;IF([.Q18]&lt;[.$Y$11];-1;IF([.Q18]&lt;[.$Y$12];1;-1))))))))))" office:value-type="float" office:value="1" calcext:value-type="float">
            <text:p>1</text:p>
          </table:table-cell>
          <table:table-cell table:style-name="ce402" office:value-type="float" office:value="4" calcext:value-type="float">
            <text:p>4</text:p>
          </table:table-cell>
          <table:table-cell table:style-name="ce260" table:formula="of:=RANDBETWEEN(1;9)" office:value-type="float" office:value="3" calcext:value-type="float">
            <text:p>3</text:p>
          </table:table-cell>
          <table:table-cell table:style-name="ce427" table:formula="of:=[.S18]*[.U18]" office:value-type="float" office:value="3" calcext:value-type="float">
            <text:p>3</text:p>
          </table:table-cell>
          <table:table-cell table:style-name="ce260" table:formula="of:=RANK([.R18];[.$R$4:.$R$24];0)" office:value-type="float" office:value="8" calcext:value-type="float">
            <text:p>8</text:p>
          </table:table-cell>
          <table:table-cell table:style-name="ce260" table:formula="of:=IF([.Q18]&lt;=[.$S$27];RANK([.W18];[.$W$4]:INDIRECT(CONCATENATE(&quot;W&quot;&amp;[.$S$27]+3));1);&quot;&quot;)">
            <text:p/>
          </table:table-cell>
          <table:table-cell table:style-name="ce260" table:formula="of:=IF([.X18]=&quot;&quot;;&quot;&quot;;INDEX([.$W$4]:INDIRECT(CONCATENATE(&quot;W&quot;&amp;[.$S$27]+3));MATCH([.Q18];[.$X$4]:INDIRECT(CONCATENATE(&quot;X&quot;&amp;[.$S$27]+3));0)))">
            <text:p/>
          </table:table-cell>
          <table:table-cell table:style-name="ce260" table:formula="of:=IF([.V18]=0;0;IF(SIGN([.V18]);&quot;+&quot;;&quot;-&quot;))" office:value-type="string" office:string-value="+" calcext:value-type="string">
            <text:p>+</text:p>
          </table:table-cell>
          <table:table-cell table:style-name="ce260" table:formula="of:=SIGN([.V18]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table:style-name="ce262" office:value-type="string" calcext:value-type="string">
            <text:p>Signe de <text:span text:style-name="T5">f </text:span>(<text:span text:style-name="T5">x</text:span>)</text:p>
          </table:table-cell>
          <table:table-cell table:style-name="ce284" table:formula="of:=IF([.$A$16]*([.C18]-1)^2+[.$B$16]*([.C18]-1)+[.$C$16]&gt;0;&quot;+&quot;;&quot;-&quot;)" office:value-type="string" office:string-value="-" calcext:value-type="string">
            <text:p>-</text:p>
          </table:table-cell>
          <table:table-cell table:style-name="ce344" office:value-type="float" office:value="0" calcext:value-type="float" table:number-columns-spanned="2" table:number-rows-spanned="1">
            <text:p>0</text:p>
          </table:table-cell>
          <table:covered-table-cell table:style-name="ce344" table:formula="of:=IF([.$C$20];#REF!;&quot;&quot;)">
            <text:p/>
          </table:covered-table-cell>
          <table:table-cell table:style-name="ce344" table:formula="of:=IF([.$A$16]*(([.C18]+[.F18])/2)^2+[.$B$16]*(([.C18]+[.F18])/2)+[.$C$16]&gt;0;&quot;+&quot;;&quot;-&quot;)" office:value-type="string" office:string-value="+" calcext:value-type="string">
            <text:p>+</text:p>
          </table:table-cell>
          <table:table-cell table:style-name="ce344" office:value-type="float" office:value="0" calcext:value-type="float" table:number-columns-spanned="2" table:number-rows-spanned="1">
            <text:p>0</text:p>
          </table:table-cell>
          <table:covered-table-cell table:style-name="ce344" table:formula="of:=IF([.$C$20];#REF!;&quot;&quot;)">
            <text:p/>
          </table:covered-table-cell>
          <table:table-cell table:style-name="ce370" table:formula="of:=IF([.$A$16]*([.F18]+1)^2+[.$B$16]*([.F18]+1)+[.$C$16]&gt;0;&quot;+&quot;;&quot;-&quot;)" office:value-type="string" office:string-value="-" calcext:value-type="string">
            <text:p>-</text:p>
          </table:table-cell>
          <table:table-cell table:style-name="ce324" table:number-columns-repeated="2"/>
          <table:table-cell table:style-name="ce260" office:value-type="float" office:value="4" calcext:value-type="float">
            <text:p>4</text:p>
          </table:table-cell>
          <table:table-cell table:style-name="ce260" table:formula="of:=[.$A$16]*[.K19]^2+[.$B$16]*[.K19]+[.$C$16]" office:value-type="float" office:value="-1" calcext:value-type="float">
            <text:p>-1</text:p>
          </table:table-cell>
          <table:table-cell table:number-columns-repeated="4"/>
          <table:table-cell table:style-name="ce334" office:value-type="float" office:value="16" calcext:value-type="float">
            <text:p>16</text:p>
          </table:table-cell>
          <table:table-cell table:style-name="ce380" table:formula="of:=RANDBETWEEN(1;1000000)" office:value-type="float" office:value="962468" calcext:value-type="float">
            <text:p>962468</text:p>
          </table:table-cell>
          <table:table-cell table:style-name="ce380" table:formula="of:=IF(OR([.Q19]=[.$Y$4];[.Q19]=[.$Y$5];[.Q19]=[.$Y$6];[.Q19]=[.$Y$7];[.Q19]=[.$Y$8];[.Q19]=[.$Y$9];[.Q19]=[.$Y$10];[.Q19]=[.$Y$11];[.Q19]=[.$Y$12]);0;IF([.Q19]&lt;[.$Y$4];1;IF([.Q19]&lt;[.$Y$5];-1;IF([.Q19]&lt;[.$Y$6];1;IF([.Q19]&lt;[.$Y$7];-1;IF([.Q19]&lt;[.$Y$8];1;IF([.Q19]&lt;[.$Y$9];-1;IF([.Q19]&lt;[.$Y$10];1;IF([.Q19]&lt;[.$Y$11];-1;IF([.Q19]&lt;[.$Y$12];1;-1))))))))))" office:value-type="float" office:value="0" calcext:value-type="float">
            <text:p>0</text:p>
          </table:table-cell>
          <table:table-cell table:style-name="ce403" office:value-type="float" office:value="5" calcext:value-type="float">
            <text:p>5</text:p>
          </table:table-cell>
          <table:table-cell table:style-name="ce380" table:formula="of:=RANDBETWEEN(1;9)" office:value-type="float" office:value="3" calcext:value-type="float">
            <text:p>3</text:p>
          </table:table-cell>
          <table:table-cell table:style-name="ce428" table:formula="of:=[.S19]*[.U19]" office:value-type="float" office:value="0" calcext:value-type="float">
            <text:p>0</text:p>
          </table:table-cell>
          <table:table-cell table:style-name="ce380" table:formula="of:=RANK([.R19];[.$R$4:.$R$24];0)" office:value-type="float" office:value="2" calcext:value-type="float">
            <text:p>2</text:p>
          </table:table-cell>
          <table:table-cell table:style-name="ce380" table:formula="of:=IF([.Q19]&lt;=[.$S$27];RANK([.W19];[.$W$4]:INDIRECT(CONCATENATE(&quot;W&quot;&amp;[.$S$27]+3));1);&quot;&quot;)">
            <text:p/>
          </table:table-cell>
          <table:table-cell table:style-name="ce380" table:formula="of:=IF([.X19]=&quot;&quot;;&quot;&quot;;INDEX([.$W$4]:INDIRECT(CONCATENATE(&quot;W&quot;&amp;[.$S$27]+3));MATCH([.Q19];[.$X$4]:INDIRECT(CONCATENATE(&quot;X&quot;&amp;[.$S$27]+3));0)))">
            <text:p/>
          </table:table-cell>
          <table:table-cell table:style-name="ce380" table:formula="of:=IF([.V19]=0;0;IF(SIGN([.V19]);&quot;+&quot;;&quot;-&quot;))" office:value-type="float" office:value="0" calcext:value-type="float">
            <text:p>0</text:p>
          </table:table-cell>
          <table:table-cell table:style-name="ce380" table:formula="of:=SIGN([.V19]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324" table:number-columns-repeated="2"/>
          <table:table-cell table:style-name="ce260" office:value-type="float" office:value="5" calcext:value-type="float">
            <text:p>5</text:p>
          </table:table-cell>
          <table:table-cell table:style-name="ce260" table:formula="of:=[.$A$16]*[.K20]^2+[.$B$16]*[.K20]+[.$C$16]" office:value-type="float" office:value="-2.4" calcext:value-type="float">
            <text:p>-2,4</text:p>
          </table:table-cell>
          <table:table-cell table:number-columns-repeated="4"/>
          <table:table-cell table:style-name="ce333" office:value-type="float" office:value="17" calcext:value-type="float">
            <text:p>17</text:p>
          </table:table-cell>
          <table:table-cell table:style-name="ce260" table:formula="of:=RANDBETWEEN(1;1000000)" office:value-type="float" office:value="471036" calcext:value-type="float">
            <text:p>471036</text:p>
          </table:table-cell>
          <table:table-cell table:style-name="ce260" table:formula="of:=IF(OR([.Q20]=[.$Y$4];[.Q20]=[.$Y$5];[.Q20]=[.$Y$6];[.Q20]=[.$Y$7];[.Q20]=[.$Y$8];[.Q20]=[.$Y$9];[.Q20]=[.$Y$10];[.Q20]=[.$Y$11];[.Q20]=[.$Y$12]);0;IF([.Q20]&lt;[.$Y$4];1;IF([.Q20]&lt;[.$Y$5];-1;IF([.Q20]&lt;[.$Y$6];1;IF([.Q20]&lt;[.$Y$7];-1;IF([.Q20]&lt;[.$Y$8];1;IF([.Q20]&lt;[.$Y$9];-1;IF([.Q20]&lt;[.$Y$10];1;IF([.Q20]&lt;[.$Y$11];-1;IF([.Q20]&lt;[.$Y$12];1;-1))))))))))" office:value-type="float" office:value="-1" calcext:value-type="float">
            <text:p>-1</text:p>
          </table:table-cell>
          <table:table-cell table:style-name="ce404" office:value-type="float" office:value="6" calcext:value-type="float">
            <text:p>6</text:p>
          </table:table-cell>
          <table:table-cell table:style-name="ce260" table:formula="of:=RANDBETWEEN(1;9)" office:value-type="float" office:value="1" calcext:value-type="float">
            <text:p>1</text:p>
          </table:table-cell>
          <table:table-cell table:style-name="ce429" table:formula="of:=[.S20]*[.U20]" office:value-type="float" office:value="-1" calcext:value-type="float">
            <text:p>-1</text:p>
          </table:table-cell>
          <table:table-cell table:style-name="ce260" table:formula="of:=RANK([.R20];[.$R$4:.$R$24];0)" office:value-type="float" office:value="11" calcext:value-type="float">
            <text:p>11</text:p>
          </table:table-cell>
          <table:table-cell table:style-name="ce260" table:formula="of:=IF([.Q20]&lt;=[.$S$27];RANK([.W20];[.$W$4]:INDIRECT(CONCATENATE(&quot;W&quot;&amp;[.$S$27]+3));1);&quot;&quot;)">
            <text:p/>
          </table:table-cell>
          <table:table-cell table:style-name="ce260" table:formula="of:=IF([.X20]=&quot;&quot;;&quot;&quot;;INDEX([.$W$4]:INDIRECT(CONCATENATE(&quot;W&quot;&amp;[.$S$27]+3));MATCH([.Q20];[.$X$4]:INDIRECT(CONCATENATE(&quot;X&quot;&amp;[.$S$27]+3));0)))">
            <text:p/>
          </table:table-cell>
          <table:table-cell table:style-name="ce260" table:formula="of:=IF([.V20]=0;0;IF(SIGN([.V20]);&quot;+&quot;;&quot;-&quot;))" office:value-type="string" office:string-value="+" calcext:value-type="string">
            <text:p>+</text:p>
          </table:table-cell>
          <table:table-cell table:style-name="ce260" table:formula="of:=SIGN([.V20])" office:value-type="float" office:value="-1" calcext:value-type="float">
            <text:p>-1</text:p>
          </table:table-cell>
          <table:table-cell table:number-columns-repeated="997"/>
        </table:table-row>
        <table:table-row table:style-name="ro3">
          <table:table-cell table:style-name="ce322" office:value-type="string" calcext:value-type="string" table:number-columns-spanned="7" table:number-rows-spanned="1">
            <text:p>Tableau points parabole</text:p>
          </table:table-cell>
          <table:covered-table-cell table:style-name="ce338"/>
          <table:covered-table-cell table:style-name="ce345"/>
          <table:covered-table-cell table:number-columns-repeated="4"/>
          <table:table-cell/>
          <table:table-cell table:style-name="ce324" table:number-columns-repeated="2"/>
          <table:table-cell table:style-name="ce260" office:value-type="float" office:value="6" calcext:value-type="float">
            <text:p>6</text:p>
          </table:table-cell>
          <table:table-cell table:style-name="ce260" table:formula="of:=[.$A$16]*[.K21]^2+[.$B$16]*[.K21]+[.$C$16]" office:value-type="float" office:value="-4.2" calcext:value-type="float">
            <text:p>-4,2</text:p>
          </table:table-cell>
          <table:table-cell table:number-columns-repeated="4"/>
          <table:table-cell table:style-name="ce334" office:value-type="float" office:value="18" calcext:value-type="float">
            <text:p>18</text:p>
          </table:table-cell>
          <table:table-cell table:style-name="ce380" table:formula="of:=RANDBETWEEN(1;1000000)" office:value-type="float" office:value="605968" calcext:value-type="float">
            <text:p>605968</text:p>
          </table:table-cell>
          <table:table-cell table:style-name="ce380" table:formula="of:=IF(OR([.Q21]=[.$Y$4];[.Q21]=[.$Y$5];[.Q21]=[.$Y$6];[.Q21]=[.$Y$7];[.Q21]=[.$Y$8];[.Q21]=[.$Y$9];[.Q21]=[.$Y$10];[.Q21]=[.$Y$11];[.Q21]=[.$Y$12]);0;IF([.Q21]&lt;[.$Y$4];1;IF([.Q21]&lt;[.$Y$5];-1;IF([.Q21]&lt;[.$Y$6];1;IF([.Q21]&lt;[.$Y$7];-1;IF([.Q21]&lt;[.$Y$8];1;IF([.Q21]&lt;[.$Y$9];-1;IF([.Q21]&lt;[.$Y$10];1;IF([.Q21]&lt;[.$Y$11];-1;IF([.Q21]&lt;[.$Y$12];1;-1))))))))))" office:value-type="float" office:value="-1" calcext:value-type="float">
            <text:p>-1</text:p>
          </table:table-cell>
          <table:table-cell table:style-name="ce405" office:value-type="float" office:value="7" calcext:value-type="float">
            <text:p>7</text:p>
          </table:table-cell>
          <table:table-cell table:style-name="ce380" table:formula="of:=RANDBETWEEN(1;9)" office:value-type="float" office:value="9" calcext:value-type="float">
            <text:p>9</text:p>
          </table:table-cell>
          <table:table-cell table:style-name="ce430" table:formula="of:=[.S21]*[.U21]" office:value-type="float" office:value="-9" calcext:value-type="float">
            <text:p>-9</text:p>
          </table:table-cell>
          <table:table-cell table:style-name="ce380" table:formula="of:=RANK([.R21];[.$R$4:.$R$24];0)" office:value-type="float" office:value="10" calcext:value-type="float">
            <text:p>10</text:p>
          </table:table-cell>
          <table:table-cell table:style-name="ce380" table:formula="of:=IF([.Q21]&lt;=[.$S$27];RANK([.W21];[.$W$4]:INDIRECT(CONCATENATE(&quot;W&quot;&amp;[.$S$27]+3));1);&quot;&quot;)">
            <text:p/>
          </table:table-cell>
          <table:table-cell table:style-name="ce380" table:formula="of:=IF([.X21]=&quot;&quot;;&quot;&quot;;INDEX([.$W$4]:INDIRECT(CONCATENATE(&quot;W&quot;&amp;[.$S$27]+3));MATCH([.Q21];[.$X$4]:INDIRECT(CONCATENATE(&quot;X&quot;&amp;[.$S$27]+3));0)))">
            <text:p/>
          </table:table-cell>
          <table:table-cell table:style-name="ce380" table:formula="of:=IF([.V21]=0;0;IF(SIGN([.V21]);&quot;+&quot;;&quot;-&quot;))" office:value-type="string" office:string-value="+" calcext:value-type="string">
            <text:p>+</text:p>
          </table:table-cell>
          <table:table-cell table:style-name="ce380" table:formula="of:=SIGN([.V21])" office:value-type="float" office:value="-1" calcext:value-type="float">
            <text:p>-1</text:p>
          </table:table-cell>
          <table:table-cell table:number-columns-repeated="997"/>
        </table:table-row>
        <table:table-row table:style-name="ro3">
          <table:table-cell table:style-name="ce265" office:value-type="string" calcext:value-type="string">
            <text:p>Points</text:p>
          </table:table-cell>
          <table:table-cell table:style-name="ce338"/>
          <table:table-cell table:style-name="ce260" table:formula="of:=IF([.C18]=[Parabole.C10];1;0)" office:value-type="float" office:value="0" calcext:value-type="float">
            <text:p>0</text:p>
          </table:table-cell>
          <table:table-cell table:style-name="ce338"/>
          <table:table-cell table:style-name="ce260" table:formula="of:=IF([.F18]=[Parabole.F10];1;0)" office:value-type="float" office:value="0" calcext:value-type="float">
            <text:p>0</text:p>
          </table:table-cell>
          <table:table-cell table:style-name="ce366"/>
          <table:table-cell table:style-name="ce260" office:value-type="string" calcext:value-type="string">
            <text:p>Total</text:p>
          </table:table-cell>
          <table:table-cell/>
          <table:table-cell table:style-name="ce324" table:number-columns-repeated="2"/>
          <table:table-cell table:style-name="ce260" office:value-type="float" office:value="7" calcext:value-type="float">
            <text:p>7</text:p>
          </table:table-cell>
          <table:table-cell table:style-name="ce260" table:formula="of:=[.$A$16]*[.K22]^2+[.$B$16]*[.K22]+[.$C$16]" office:value-type="float" office:value="-6.4" calcext:value-type="float">
            <text:p>-6,4</text:p>
          </table:table-cell>
          <table:table-cell table:number-columns-repeated="4"/>
          <table:table-cell table:style-name="ce333" office:value-type="float" office:value="19" calcext:value-type="float">
            <text:p>19</text:p>
          </table:table-cell>
          <table:table-cell table:style-name="ce260" table:formula="of:=RANDBETWEEN(1;1000000)" office:value-type="float" office:value="610142" calcext:value-type="float">
            <text:p>610142</text:p>
          </table:table-cell>
          <table:table-cell table:style-name="ce260" table:formula="of:=IF(OR([.Q22]=[.$Y$4];[.Q22]=[.$Y$5];[.Q22]=[.$Y$6];[.Q22]=[.$Y$7];[.Q22]=[.$Y$8];[.Q22]=[.$Y$9];[.Q22]=[.$Y$10];[.Q22]=[.$Y$11];[.Q22]=[.$Y$12]);0;IF([.Q22]&lt;[.$Y$4];1;IF([.Q22]&lt;[.$Y$5];-1;IF([.Q22]&lt;[.$Y$6];1;IF([.Q22]&lt;[.$Y$7];-1;IF([.Q22]&lt;[.$Y$8];1;IF([.Q22]&lt;[.$Y$9];-1;IF([.Q22]&lt;[.$Y$10];1;IF([.Q22]&lt;[.$Y$11];-1;IF([.Q22]&lt;[.$Y$12];1;-1))))))))))" office:value-type="float" office:value="0" calcext:value-type="float">
            <text:p>0</text:p>
          </table:table-cell>
          <table:table-cell table:style-name="ce406" office:value-type="float" office:value="8" calcext:value-type="float">
            <text:p>8</text:p>
          </table:table-cell>
          <table:table-cell table:style-name="ce260" table:formula="of:=RANDBETWEEN(1;9)" office:value-type="float" office:value="2" calcext:value-type="float">
            <text:p>2</text:p>
          </table:table-cell>
          <table:table-cell table:style-name="ce431" table:formula="of:=[.S22]*[.U22]" office:value-type="float" office:value="0" calcext:value-type="float">
            <text:p>0</text:p>
          </table:table-cell>
          <table:table-cell table:style-name="ce260" table:formula="of:=RANK([.R22];[.$R$4:.$R$24];0)" office:value-type="float" office:value="9" calcext:value-type="float">
            <text:p>9</text:p>
          </table:table-cell>
          <table:table-cell table:style-name="ce260" table:formula="of:=IF([.Q22]&lt;=[.$S$27];RANK([.W22];[.$W$4]:INDIRECT(CONCATENATE(&quot;W&quot;&amp;[.$S$27]+3));1);&quot;&quot;)">
            <text:p/>
          </table:table-cell>
          <table:table-cell table:style-name="ce260" table:formula="of:=IF([.X22]=&quot;&quot;;&quot;&quot;;INDEX([.$W$4]:INDIRECT(CONCATENATE(&quot;W&quot;&amp;[.$S$27]+3));MATCH([.Q22];[.$X$4]:INDIRECT(CONCATENATE(&quot;X&quot;&amp;[.$S$27]+3));0)))">
            <text:p/>
          </table:table-cell>
          <table:table-cell table:style-name="ce260" table:formula="of:=IF([.V22]=0;0;IF(SIGN([.V22]);&quot;+&quot;;&quot;-&quot;))" office:value-type="float" office:value="0" calcext:value-type="float">
            <text:p>0</text:p>
          </table:table-cell>
          <table:table-cell table:style-name="ce260" table:formula="of:=SIGN([.V22])" office:value-type="float" office:value="0" calcext:value-type="float">
            <text:p>0</text:p>
          </table:table-cell>
          <table:table-cell table:number-columns-repeated="997"/>
        </table:table-row>
        <table:table-row table:style-name="ro3">
          <table:table-cell table:style-name="ce262" office:value-type="string" calcext:value-type="string">
            <text:p>Signe de <text:span text:style-name="T5">f </text:span>(<text:span text:style-name="T5">x</text:span>)</text:p>
          </table:table-cell>
          <table:table-cell table:style-name="ce289" table:formula="of:=IF([.B19]=[Parabole.B11];1;0)" office:value-type="float" office:value="0" calcext:value-type="float">
            <text:p>0</text:p>
          </table:table-cell>
          <table:table-cell table:style-name="ce348" table:formula="of:=IF(OR(ISBLANK([Parabole.C11]);ISBLANK([Parabole.F11]));0;IF(AND([Parabole.C11]=0;[Parabole.F11]=0);1;0))" office:value-type="float" office:value="0" calcext:value-type="float">
            <text:p>0</text:p>
          </table:table-cell>
          <table:table-cell table:style-name="ce292" table:formula="of:=IF([.E19]=[Parabole.E11];1;0)" office:value-type="float" office:value="0" calcext:value-type="float">
            <text:p>0</text:p>
          </table:table-cell>
          <table:table-cell table:style-name="ce363" table:formula="of:=IF(OR(ISBLANK([Parabole.C11]);ISBLANK([Parabole.F11]));0;IF(AND([Parabole.C11]=0;[Parabole.F11]=0);1;0))" office:value-type="float" office:value="0" calcext:value-type="float">
            <text:p>0</text:p>
          </table:table-cell>
          <table:table-cell table:style-name="ce260" table:formula="of:=IF([.H19]=[Parabole.H11];1;0)" office:value-type="float" office:value="0" calcext:value-type="float">
            <text:p>0</text:p>
          </table:table-cell>
          <table:table-cell table:style-name="ce260" table:formula="of:=SUM([.B22:.F24])" office:value-type="float" office:value="0" calcext:value-type="float">
            <text:p>0</text:p>
          </table:table-cell>
          <table:table-cell/>
          <table:table-cell table:style-name="ce324" table:number-columns-repeated="2"/>
          <table:table-cell table:style-name="ce260" office:value-type="float" office:value="8" calcext:value-type="float">
            <text:p>8</text:p>
          </table:table-cell>
          <table:table-cell table:style-name="ce260" table:formula="of:=[.$A$16]*[.K23]^2+[.$B$16]*[.K23]+[.$C$16]" office:value-type="float" office:value="-9" calcext:value-type="float">
            <text:p>-9</text:p>
          </table:table-cell>
          <table:table-cell table:number-columns-repeated="4"/>
          <table:table-cell table:style-name="ce334" office:value-type="float" office:value="20" calcext:value-type="float">
            <text:p>20</text:p>
          </table:table-cell>
          <table:table-cell table:style-name="ce380" table:formula="of:=RANDBETWEEN(1;1000000)" office:value-type="float" office:value="713229" calcext:value-type="float">
            <text:p>713229</text:p>
          </table:table-cell>
          <table:table-cell table:style-name="ce380" table:formula="of:=IF(OR([.Q23]=[.$Y$4];[.Q23]=[.$Y$5];[.Q23]=[.$Y$6];[.Q23]=[.$Y$7];[.Q23]=[.$Y$8];[.Q23]=[.$Y$9];[.Q23]=[.$Y$10];[.Q23]=[.$Y$11];[.Q23]=[.$Y$12]);0;IF([.Q23]&lt;[.$Y$4];1;IF([.Q23]&lt;[.$Y$5];-1;IF([.Q23]&lt;[.$Y$6];1;IF([.Q23]&lt;[.$Y$7];-1;IF([.Q23]&lt;[.$Y$8];1;IF([.Q23]&lt;[.$Y$9];-1;IF([.Q23]&lt;[.$Y$10];1;IF([.Q23]&lt;[.$Y$11];-1;IF([.Q23]&lt;[.$Y$12];1;-1))))))))))" office:value-type="float" office:value="1" calcext:value-type="float">
            <text:p>1</text:p>
          </table:table-cell>
          <table:table-cell table:style-name="ce407" office:value-type="float" office:value="9" calcext:value-type="float">
            <text:p>9</text:p>
          </table:table-cell>
          <table:table-cell table:style-name="ce380" table:formula="of:=RANDBETWEEN(1;9)" office:value-type="float" office:value="8" calcext:value-type="float">
            <text:p>8</text:p>
          </table:table-cell>
          <table:table-cell table:style-name="ce432" table:formula="of:=[.S23]*[.U23]" office:value-type="float" office:value="8" calcext:value-type="float">
            <text:p>8</text:p>
          </table:table-cell>
          <table:table-cell table:style-name="ce380" table:formula="of:=RANK([.R23];[.$R$4:.$R$24];0)" office:value-type="float" office:value="5" calcext:value-type="float">
            <text:p>5</text:p>
          </table:table-cell>
          <table:table-cell table:style-name="ce380" table:formula="of:=IF([.Q23]&lt;=[.$S$27];RANK([.W23];[.$W$4]:INDIRECT(CONCATENATE(&quot;W&quot;&amp;[.$S$27]+3));1);&quot;&quot;)">
            <text:p/>
          </table:table-cell>
          <table:table-cell table:style-name="ce380" table:formula="of:=IF([.X23]=&quot;&quot;;&quot;&quot;;INDEX([.$W$4]:INDIRECT(CONCATENATE(&quot;W&quot;&amp;[.$S$27]+3));MATCH([.Q23];[.$X$4]:INDIRECT(CONCATENATE(&quot;X&quot;&amp;[.$S$27]+3));0)))">
            <text:p/>
          </table:table-cell>
          <table:table-cell table:style-name="ce380" table:formula="of:=IF([.V23]=0;0;IF(SIGN([.V23]);&quot;+&quot;;&quot;-&quot;))" office:value-type="string" office:string-value="+" calcext:value-type="string">
            <text:p>+</text:p>
          </table:table-cell>
          <table:table-cell table:style-name="ce380" table:formula="of:=SIGN([.V23]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table:style-name="ce260" office:value-type="string" calcext:value-type="string">
            <text:p>racines</text:p>
          </table:table-cell>
          <table:table-cell table:style-name="ce292" table:formula="of:=IF([.D16]=[Parabole.B6];1;0)" office:value-type="float" office:value="0" calcext:value-type="float">
            <text:p>0</text:p>
          </table:table-cell>
          <table:table-cell table:style-name="ce292" table:formula="of:=IF([.E16]=[Parabole.D6];1;0)" office:value-type="float" office:value="0" calcext:value-type="float">
            <text:p>0</text:p>
          </table:table-cell>
          <table:table-cell table:style-name="ce355"/>
          <table:table-cell table:style-name="ce362"/>
          <table:table-cell table:number-columns-repeated="3"/>
          <table:table-cell table:style-name="ce324" table:number-columns-repeated="2"/>
          <table:table-cell table:style-name="ce260" office:value-type="float" office:value="9" calcext:value-type="float">
            <text:p>9</text:p>
          </table:table-cell>
          <table:table-cell table:style-name="ce260" table:formula="of:=[.$A$16]*[.K24]^2+[.$B$16]*[.K24]+[.$C$16]" office:value-type="float" office:value="-12" calcext:value-type="float">
            <text:p>-12</text:p>
          </table:table-cell>
          <table:table-cell table:number-columns-repeated="4"/>
          <table:table-cell table:style-name="ce333" office:value-type="float" office:value="21" calcext:value-type="float">
            <text:p>21</text:p>
          </table:table-cell>
          <table:table-cell table:style-name="ce260" table:formula="of:=RANDBETWEEN(1;1000000)" office:value-type="float" office:value="201989" calcext:value-type="float">
            <text:p>201989</text:p>
          </table:table-cell>
          <table:table-cell table:style-name="ce384" table:formula="of:=IF(OR([.Q24]=[.$Y$4];[.Q24]=[.$Y$5];[.Q24]=[.$Y$6];[.Q24]=[.$Y$7];[.Q24]=[.$Y$8];[.Q24]=[.$Y$9];[.Q24]=[.$Y$10];[.Q24]=[.$Y$11];[.Q24]=[.$Y$12]);0;IF([.Q24]&lt;[.$Y$4];1;IF([.Q24]&lt;[.$Y$5];-1;IF([.Q24]&lt;[.$Y$6];1;IF([.Q24]&lt;[.$Y$7];-1;IF([.Q24]&lt;[.$Y$8];1;IF([.Q24]&lt;[.$Y$9];-1;IF([.Q24]&lt;[.$Y$10];1;IF([.Q24]&lt;[.$Y$11];-1;IF([.Q24]&lt;[.$Y$12];1;-1))))))))))" office:value-type="float" office:value="1" calcext:value-type="float">
            <text:p>1</text:p>
          </table:table-cell>
          <table:table-cell table:style-name="ce408" office:value-type="float" office:value="10" calcext:value-type="float">
            <text:p>10</text:p>
          </table:table-cell>
          <table:table-cell table:style-name="ce260" table:formula="of:=RANDBETWEEN(1;9)" office:value-type="float" office:value="4" calcext:value-type="float">
            <text:p>4</text:p>
          </table:table-cell>
          <table:table-cell table:style-name="ce433" table:formula="of:=[.S24]*[.U24]" office:value-type="float" office:value="4" calcext:value-type="float">
            <text:p>4</text:p>
          </table:table-cell>
          <table:table-cell table:style-name="ce260" table:formula="of:=RANK([.R24];[.$R$4:.$R$24];0)" office:value-type="float" office:value="17" calcext:value-type="float">
            <text:p>17</text:p>
          </table:table-cell>
          <table:table-cell table:style-name="ce260" table:formula="of:=IF([.Q24]&lt;=[.$S$27];RANK([.W24];[.$W$4]:INDIRECT(CONCATENATE(&quot;W&quot;&amp;[.$S$27]+3));1);&quot;&quot;)">
            <text:p/>
          </table:table-cell>
          <table:table-cell table:style-name="ce260" table:formula="of:=IF([.X24]=&quot;&quot;;&quot;&quot;;INDEX([.$W$4]:INDIRECT(CONCATENATE(&quot;W&quot;&amp;[.$S$27]+3));MATCH([.Q24];[.$X$4]:INDIRECT(CONCATENATE(&quot;X&quot;&amp;[.$S$27]+3));0)))">
            <text:p/>
          </table:table-cell>
          <table:table-cell table:style-name="ce260" table:formula="of:=IF([.V24]=0;0;IF(SIGN([.V24]);&quot;+&quot;;&quot;-&quot;))" office:value-type="string" office:string-value="+" calcext:value-type="string">
            <text:p>+</text:p>
          </table:table-cell>
          <table:table-cell table:style-name="ce260" table:formula="of:=SIGN([.V24]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table:style-name="ce324" table:number-columns-repeated="8"/>
          <table:table-cell table:number-columns-repeated="2"/>
          <table:table-cell table:style-name="ce260" office:value-type="float" office:value="10" calcext:value-type="float">
            <text:p>10</text:p>
          </table:table-cell>
          <table:table-cell table:style-name="ce260" table:formula="of:=[.$A$16]*[.K25]^2+[.$B$16]*[.K25]+[.$C$16]" office:value-type="float" office:value="-15.4" calcext:value-type="float">
            <text:p>-15,4</text:p>
          </table:table-cell>
          <table:table-cell table:number-columns-repeated="4"/>
          <table:table-cell table:style-name="ce334"/>
          <table:table-cell table:style-name="ce380"/>
          <table:table-cell table:style-name="ce383" table:formula="of:=IF([.S24]&lt;&gt;0;SIGN([.S24]);IF([.S23]&lt;&gt;0;SIGN([.S23]);IF([.S22]&lt;&gt;0;SIGN([.S22]);IF([.S21]&lt;&gt;0;SIGN([.S21]);IF([.S20]&lt;&gt;0;SIGN([.S20]);IF([.S19]&lt;&gt;0;SIGN([.S19]);SIGN([.S18])))))))" office:value-type="float" office:value="1" calcext:value-type="float">
            <text:p>1</text:p>
          </table:table-cell>
          <table:table-cell table:style-name="ce409" office:value-type="float" office:value="11" calcext:value-type="float">
            <text:p>11</text:p>
          </table:table-cell>
          <table:table-cell table:style-name="ce411" table:formula="of:=RANDBETWEEN(1;9)" office:value-type="float" office:value="6" calcext:value-type="float">
            <text:p>6</text:p>
          </table:table-cell>
          <table:table-cell table:style-name="ce434" table:formula="of:=[.S25]*[.U25]" office:value-type="float" office:value="6" calcext:value-type="float">
            <text:p>6</text:p>
          </table:table-cell>
          <table:table-cell table:style-name="ce380" table:number-columns-repeated="3"/>
          <table:table-cell table:style-name="ce380" table:formula="of:=IF([.V25]=0;0;IF(SIGN([.V25]);&quot;+&quot;;&quot;-&quot;))" office:value-type="string" office:string-value="+" calcext:value-type="string">
            <text:p>+</text:p>
          </table:table-cell>
          <table:table-cell table:style-name="ce380" table:formula="of:=SIGN([.V25])" office:value-type="float" office:value="1" calcext:value-type="float">
            <text:p>1</text:p>
          </table:table-cell>
          <table:table-cell table:number-columns-repeated="997"/>
        </table:table-row>
        <table:table-row table:style-name="ro3">
          <table:table-cell table:style-name="ce267"/>
          <table:table-cell table:number-columns-repeated="1023"/>
        </table:table-row>
        <table:table-row table:style-name="ro16">
          <table:table-cell table:style-name="ce259" office:value-type="string" calcext:value-type="string">
            <text:p>m</text:p>
          </table:table-cell>
          <table:table-cell table:style-name="ce259" office:value-type="string" calcext:value-type="string">
            <text:p>p</text:p>
          </table:table-cell>
          <table:table-cell table:style-name="ce341" office:value-type="string" calcext:value-type="string">
            <text:p><text:span text:style-name="T6">x</text:span><text:span text:style-name="T18">0</text:span></text:p>
          </table:table-cell>
          <table:table-cell table:style-name="ce324" table:number-columns-repeated="3"/>
          <table:table-cell table:style-name="ce367" office:value-type="string" calcext:value-type="string" table:number-columns-spanned="2" table:number-rows-spanned="1">
            <text:p>Graphique droite</text:p>
          </table:table-cell>
          <table:covered-table-cell table:style-name="ce324"/>
          <table:table-cell table:style-name="ce359" table:number-columns-repeated="2"/>
          <table:table-cell table:style-name="ce367" office:value-type="string" calcext:value-type="string" table:number-columns-spanned="2" table:number-rows-spanned="1">
            <text:p>Graphique parabole</text:p>
          </table:table-cell>
          <table:covered-table-cell table:style-name="ce324"/>
          <table:table-cell table:style-name="ce359" table:number-columns-repeated="2"/>
          <table:table-cell table:number-columns-repeated="2"/>
          <table:table-cell table:style-name="ce322" office:value-type="string" calcext:value-type="string" table:number-columns-spanned="2" table:number-rows-spanned="1">
            <text:p>Nombre de racines</text:p>
          </table:table-cell>
          <table:covered-table-cell table:style-name="ce260"/>
          <table:table-cell table:style-name="ce260" table:formula="of:=RANDBETWEEN(2;8)" office:value-type="float" office:value="6" calcext:value-type="float">
            <text:p>6</text:p>
          </table:table-cell>
          <table:table-cell table:number-columns-repeated="1005"/>
        </table:table-row>
        <table:table-row table:style-name="ro16">
          <table:table-cell table:style-name="ce268" table:formula="of:=([.D44]-[.B44])/([.D43]-[.B43])" office:value-type="float" office:value="-1.53846153846154" calcext:value-type="float">
            <text:p>-20/13</text:p>
          </table:table-cell>
          <table:table-cell table:style-name="ce268" table:formula="of:=[.B44]-[.A28]*[.B43]" office:value-type="float" office:value="0.153846153846153" calcext:value-type="float">
            <text:p><text:s/>2/13</text:p>
          </table:table-cell>
          <table:table-cell table:style-name="ce349" table:formula="of:=-[.B28]/[.A28]" office:value-type="float" office:value="0.0999999999999996" calcext:value-type="float">
            <text:p><text:s/>1/10</text:p>
          </table:table-cell>
          <table:table-cell table:style-name="ce324" table:number-columns-repeated="3"/>
          <table:table-cell table:style-name="ce259" office:value-type="string" calcext:value-type="string">
            <text:p>x</text:p>
          </table:table-cell>
          <table:table-cell table:style-name="ce259" office:value-type="string" calcext:value-type="string">
            <text:p>y</text:p>
          </table:table-cell>
          <table:table-cell table:style-name="ce359" table:number-columns-repeated="2"/>
          <table:table-cell table:style-name="ce259" office:value-type="string" calcext:value-type="string">
            <text:p>x</text:p>
          </table:table-cell>
          <table:table-cell table:style-name="ce259" office:value-type="string" calcext:value-type="string">
            <text:p>y</text:p>
          </table:table-cell>
          <table:table-cell table:style-name="ce359" table:number-columns-repeated="2"/>
          <table:table-cell table:number-columns-repeated="2"/>
          <table:table-cell table:style-name="ce322" office:value-type="string" calcext:value-type="string" table:number-columns-spanned="2" table:number-rows-spanned="1">
            <text:p>Valeurs des racines</text:p>
          </table:table-cell>
          <table:covered-table-cell table:style-name="ce381"/>
          <table:table-cell table:style-name="ce375" office:value-type="string" calcext:value-type="string">
            <text:p><text:span text:style-name="T6">x</text:span><text:span text:style-name="T8">1</text:span></text:p>
          </table:table-cell>
          <table:table-cell table:style-name="ce375" office:value-type="string" calcext:value-type="string">
            <text:p><text:span text:style-name="T5">x</text:span><text:span text:style-name="T8">2</text:span></text:p>
          </table:table-cell>
          <table:table-cell table:style-name="ce376" office:value-type="string" calcext:value-type="string">
            <text:p><text:span text:style-name="T5">x</text:span><text:span text:style-name="T8">3</text:span></text:p>
          </table:table-cell>
          <table:table-cell table:style-name="ce375" office:value-type="string" calcext:value-type="string">
            <text:p><text:span text:style-name="T5">x</text:span><text:span text:style-name="T8">4</text:span></text:p>
          </table:table-cell>
          <table:table-cell table:style-name="ce375" office:value-type="string" calcext:value-type="string">
            <text:p><text:span text:style-name="T5">x</text:span><text:span text:style-name="T8">5</text:span></text:p>
          </table:table-cell>
          <table:table-cell table:style-name="ce375" office:value-type="string" calcext:value-type="string">
            <text:p><text:span text:style-name="T15">x</text:span><text:span text:style-name="T8">6</text:span></text:p>
          </table:table-cell>
          <table:table-cell table:style-name="ce375" office:value-type="string" calcext:value-type="string">
            <text:p><text:span text:style-name="T5">x</text:span><text:span text:style-name="T8">7</text:span></text:p>
          </table:table-cell>
          <table:table-cell table:style-name="ce377" office:value-type="string" calcext:value-type="string">
            <text:p><text:span text:style-name="T5">x</text:span><text:span text:style-name="T16">8</text:span></text:p>
          </table:table-cell>
          <table:table-cell table:number-columns-repeated="998"/>
        </table:table-row>
        <table:table-row table:style-name="ro16">
          <table:table-cell table:style-name="ce258"/>
          <table:table-cell table:style-name="ce282"/>
          <table:table-cell table:style-name="ce340"/>
          <table:table-cell table:style-name="ce354"/>
          <table:table-cell table:style-name="ce324" table:number-columns-repeated="2"/>
          <table:table-cell table:style-name="ce260" office:value-type="float" office:value="-10" calcext:value-type="float">
            <text:p>-10</text:p>
          </table:table-cell>
          <table:table-cell table:style-name="ce260" table:formula="of:=[.$A$28]*[.G29]+[.$B$28]" office:value-type="float" office:value="15.5384615384615" calcext:value-type="float">
            <text:p>15,5384615384615</text:p>
          </table:table-cell>
          <table:table-cell table:style-name="ce359" table:number-columns-repeated="2"/>
          <table:table-cell table:style-name="ce260" office:value-type="float" office:value="-10" calcext:value-type="float">
            <text:p>-10</text:p>
          </table:table-cell>
          <table:table-cell table:style-name="ce260" table:formula="of:=[.$A$39]*[.K29]^2+[.$B$39]*[.K29]+[.$C$39]" office:value-type="float" office:value="4.32051282051282" calcext:value-type="float">
            <text:p>4,32051282051282</text:p>
          </table:table-cell>
          <table:table-cell table:style-name="ce359" table:number-columns-repeated="2"/>
          <table:table-cell table:number-columns-repeated="2"/>
          <table:table-cell table:style-name="ce375" office:value-type="string" calcext:value-type="string">
            <text:p><text:span text:style-name="T6">x</text:span><text:span text:style-name="T8">1</text:span></text:p>
          </table:table-cell>
          <table:table-cell table:style-name="ce382" table:formula="of:=IF([.Y4]=&quot;&quot;;&quot;&quot;;INDEX([.$T$4:.$T$24];[.Y4]))" office:value-type="float" office:value="-8" calcext:value-type="float">
            <text:p>-8</text:p>
          </table:table-cell>
          <table:table-cell table:style-name="ce260" table:formula="of:=[.R29]" office:value-type="float" office:value="-8" calcext:value-type="float">
            <text:p>-8</text:p>
          </table:table-cell>
          <table:table-cell table:style-name="ce260" table:formula="of:=[.R30]" office:value-type="float" office:value="-7" calcext:value-type="float">
            <text:p>-7</text:p>
          </table:table-cell>
          <table:table-cell table:style-name="ce382" table:formula="of:=[.R31]" office:value-type="float" office:value="-4" calcext:value-type="float">
            <text:p>-4</text:p>
          </table:table-cell>
          <table:table-cell table:style-name="ce382" table:formula="of:=[.R32]" office:value-type="float" office:value="3" calcext:value-type="float">
            <text:p>3</text:p>
          </table:table-cell>
          <table:table-cell table:style-name="ce382" table:formula="of:=[.R33]" office:value-type="float" office:value="5" calcext:value-type="float">
            <text:p>5</text:p>
          </table:table-cell>
          <table:table-cell table:style-name="ce436" table:formula="of:=[.R34]" office:value-type="float" office:value="8" calcext:value-type="float">
            <text:p>8</text:p>
          </table:table-cell>
          <table:table-cell table:style-name="ce436" table:formula="of:=[.R35]">
            <text:p/>
          </table:table-cell>
          <table:table-cell table:style-name="ce437" table:formula="of:=[.R36]">
            <text:p/>
          </table:table-cell>
          <table:table-cell table:number-columns-repeated="998"/>
        </table:table-row>
        <table:table-row table:style-name="ro16">
          <table:table-cell table:style-name="ce261" office:value-type="string" calcext:value-type="string">
            <text:p>x</text:p>
          </table:table-cell>
          <table:table-cell table:style-name="ce283" office:value-type="float" office:value="-10" calcext:value-type="float">
            <text:p>-10</text:p>
          </table:table-cell>
          <table:table-cell table:style-name="ce350" table:formula="of:=[.C28]" office:value-type="float" office:value="0.0999999999999996" calcext:value-type="float" table:number-columns-spanned="2" table:number-rows-spanned="1">
            <text:p><text:s/>1/10</text:p>
          </table:table-cell>
          <table:covered-table-cell table:style-name="ce344" table:formula="of:=#REF!" office:value-type="string" office:string-value="" calcext:value-type="error">
            <text:p>#RÉF !</text:p>
          </table:covered-table-cell>
          <table:table-cell table:style-name="ce360" office:value-type="float" office:value="10" calcext:value-type="float">
            <text:p>10</text:p>
          </table:table-cell>
          <table:table-cell table:style-name="ce362"/>
          <table:table-cell table:style-name="ce260" office:value-type="float" office:value="10" calcext:value-type="float">
            <text:p>10</text:p>
          </table:table-cell>
          <table:table-cell table:style-name="ce260" table:formula="of:=[.$A$28]*[.G30]+[.$B$28]" office:value-type="float" office:value="-15.2307692307692" calcext:value-type="float">
            <text:p>-15,2307692307692</text:p>
          </table:table-cell>
          <table:table-cell table:style-name="ce359" table:number-columns-repeated="2"/>
          <table:table-cell table:style-name="ce260" office:value-type="float" office:value="-9" calcext:value-type="float">
            <text:p>-9</text:p>
          </table:table-cell>
          <table:table-cell table:style-name="ce260" table:formula="of:=[.$A$39]*[.K30]^2+[.$B$39]*[.K30]+[.$C$39]" office:value-type="float" office:value="14" calcext:value-type="float">
            <text:p>14</text:p>
          </table:table-cell>
          <table:table-cell table:style-name="ce359" table:number-columns-repeated="2"/>
          <table:table-cell table:number-columns-repeated="2"/>
          <table:table-cell table:style-name="ce375" office:value-type="string" calcext:value-type="string">
            <text:p><text:span text:style-name="T5">x</text:span><text:span text:style-name="T8">2</text:span></text:p>
          </table:table-cell>
          <table:table-cell table:style-name="ce382" table:formula="of:=IF([.Y5]=&quot;&quot;;&quot;&quot;;INDEX([.$T$4:.$T$24];[.Y5]))" office:value-type="float" office:value="-7" calcext:value-type="float">
            <text:p>-7</text:p>
          </table:table-cell>
          <table:table-cell table:style-name="ce385" office:value-type="string" calcext:value-type="string" table:number-columns-spanned="9" table:number-rows-spanned="1">
            <text:p>Signe</text:p>
          </table:table-cell>
          <table:covered-table-cell table:number-columns-repeated="8" table:style-name="ce338"/>
          <table:table-cell table:number-columns-repeated="997"/>
        </table:table-row>
        <table:table-row table:style-name="ro16">
          <table:table-cell table:style-name="ce262" office:value-type="string" calcext:value-type="string">
            <text:p>Signe de <text:span text:style-name="T5">f </text:span>(<text:span text:style-name="T5">x</text:span>)</text:p>
          </table:table-cell>
          <table:table-cell table:style-name="ce284" table:formula="of:=IF([.H29]&gt;0;&quot;+&quot;;&quot;-&quot;)" office:value-type="string" office:string-value="+" calcext:value-type="string">
            <text:p>+</text:p>
          </table:table-cell>
          <table:table-cell table:style-name="ce344" office:value-type="float" office:value="0" calcext:value-type="float" table:number-columns-spanned="2" table:number-rows-spanned="1">
            <text:p>0</text:p>
          </table:table-cell>
          <table:covered-table-cell table:style-name="ce344" table:formula="of:=IF([.$C$20];#REF!;&quot;&quot;)">
            <text:p/>
          </table:covered-table-cell>
          <table:table-cell table:style-name="ce361" table:formula="of:=IF([.H30]&gt;0;&quot;+&quot;;&quot;-&quot;)" office:value-type="string" office:string-value="-" calcext:value-type="string">
            <text:p>-</text:p>
          </table:table-cell>
          <table:table-cell table:style-name="ce359" table:number-columns-repeated="5"/>
          <table:table-cell table:style-name="ce260" office:value-type="float" office:value="-8" calcext:value-type="float">
            <text:p>-8</text:p>
          </table:table-cell>
          <table:table-cell table:style-name="ce260" table:formula="of:=[.$A$39]*[.K31]^2+[.$B$39]*[.K31]+[.$C$39]" office:value-type="float" office:value="22.0769230769231" calcext:value-type="float">
            <text:p>22,0769230769231</text:p>
          </table:table-cell>
          <table:table-cell table:style-name="ce359" table:number-columns-repeated="2"/>
          <table:table-cell table:number-columns-repeated="2"/>
          <table:table-cell table:style-name="ce376" office:value-type="string" calcext:value-type="string">
            <text:p><text:span text:style-name="T5">x</text:span><text:span text:style-name="T8">3</text:span></text:p>
          </table:table-cell>
          <table:table-cell table:style-name="ce382" table:formula="of:=IF([.Y6]=&quot;&quot;;&quot;&quot;;INDEX([.$T$4:.$T$24];[.Y6]))" office:value-type="float" office:value="-4" calcext:value-type="float">
            <text:p>-4</text:p>
          </table:table-cell>
          <table:table-cell table:style-name="ce380" table:formula="of:=SIGN([.$V$3])" office:value-type="float" office:value="1" calcext:value-type="float">
            <text:p>1</text:p>
          </table:table-cell>
          <table:table-cell table:style-name="ce380" table:formula="of:=[.S31]*-1" office:value-type="float" office:value="-1" calcext:value-type="float">
            <text:p>-1</text:p>
          </table:table-cell>
          <table:table-cell table:style-name="ce380" table:formula="of:=[.T31]*-1" office:value-type="float" office:value="1" calcext:value-type="float">
            <text:p>1</text:p>
          </table:table-cell>
          <table:table-cell table:style-name="ce380" table:formula="of:=[.U31]*-1" office:value-type="float" office:value="-1" calcext:value-type="float">
            <text:p>-1</text:p>
          </table:table-cell>
          <table:table-cell table:style-name="ce380" table:formula="of:=[.V31]*-1" office:value-type="float" office:value="1" calcext:value-type="float">
            <text:p>1</text:p>
          </table:table-cell>
          <table:table-cell table:style-name="ce380" table:formula="of:=[.W31]*-1" office:value-type="float" office:value="-1" calcext:value-type="float">
            <text:p>-1</text:p>
          </table:table-cell>
          <table:table-cell table:style-name="ce380" table:formula="of:=[.X31]*-1" office:value-type="float" office:value="1" calcext:value-type="float">
            <text:p>1</text:p>
          </table:table-cell>
          <table:table-cell table:style-name="ce380" table:formula="of:=[.Y31]*-1" office:value-type="float" office:value="-1" calcext:value-type="float">
            <text:p>-1</text:p>
          </table:table-cell>
          <table:table-cell table:style-name="ce380" table:formula="of:=[.Z31]*-1" office:value-type="float" office:value="1" calcext:value-type="float">
            <text:p>1</text:p>
          </table:table-cell>
          <table:table-cell table:number-columns-repeated="997"/>
        </table:table-row>
        <table:table-row table:style-name="ro16">
          <table:table-cell table:number-columns-repeated="5"/>
          <table:table-cell table:style-name="ce359" table:number-columns-repeated="5"/>
          <table:table-cell table:style-name="ce260" office:value-type="float" office:value="-7" calcext:value-type="float">
            <text:p>-7</text:p>
          </table:table-cell>
          <table:table-cell table:style-name="ce260" table:formula="of:=[.$A$39]*[.K32]^2+[.$B$39]*[.K32]+[.$C$39]" office:value-type="float" office:value="28.5512820512821" calcext:value-type="float">
            <text:p>28,5512820512821</text:p>
          </table:table-cell>
          <table:table-cell table:style-name="ce359" table:number-columns-repeated="2"/>
          <table:table-cell table:number-columns-repeated="2"/>
          <table:table-cell table:style-name="ce375" office:value-type="string" calcext:value-type="string">
            <text:p><text:span text:style-name="T5">x</text:span><text:span text:style-name="T8">4</text:span></text:p>
          </table:table-cell>
          <table:table-cell table:style-name="ce382" table:formula="of:=IF([.Y7]=&quot;&quot;;&quot;&quot;;INDEX([.$T$4:.$T$24];[.Y7]))" office:value-type="float" office:value="3" calcext:value-type="float">
            <text:p>3</text:p>
          </table:table-cell>
          <table:table-cell table:style-name="ce260" table:formula="of:=IF([.S29]=&quot;&quot;;&quot;&quot;;IF([.S31]=1;&quot;+&quot;;&quot;-&quot;))" office:value-type="string" office:string-value="+" calcext:value-type="string">
            <text:p>+</text:p>
          </table:table-cell>
          <table:table-cell table:style-name="ce260" table:formula="of:=IF([.T29]=&quot;&quot;;&quot;&quot;;IF([.T31]=1;&quot;+&quot;;&quot;-&quot;))" office:value-type="string" office:string-value="-" calcext:value-type="string">
            <text:p>-</text:p>
          </table:table-cell>
          <table:table-cell table:style-name="ce260" table:formula="of:=IF([.U29]=&quot;&quot;;&quot;&quot;;IF([.U31]=1;&quot;+&quot;;&quot;-&quot;))" office:value-type="string" office:string-value="+" calcext:value-type="string">
            <text:p>+</text:p>
          </table:table-cell>
          <table:table-cell table:style-name="ce260" table:formula="of:=IF([.V29]=&quot;&quot;;&quot;&quot;;IF([.V31]=1;&quot;+&quot;;&quot;-&quot;))" office:value-type="string" office:string-value="-" calcext:value-type="string">
            <text:p>-</text:p>
          </table:table-cell>
          <table:table-cell table:style-name="ce260" table:formula="of:=IF([.W29]=&quot;&quot;;&quot;&quot;;IF([.W31]=1;&quot;+&quot;;&quot;-&quot;))" office:value-type="string" office:string-value="+" calcext:value-type="string">
            <text:p>+</text:p>
          </table:table-cell>
          <table:table-cell table:style-name="ce260" table:formula="of:=IF([.X29]=&quot;&quot;;&quot;&quot;;IF([.X31]=1;&quot;+&quot;;&quot;-&quot;))" office:value-type="string" office:string-value="-" calcext:value-type="string">
            <text:p>-</text:p>
          </table:table-cell>
          <table:table-cell table:style-name="ce260" table:formula="of:=IF([.Y29]=&quot;&quot;;&quot;&quot;;IF([.Y31]=1;&quot;+&quot;;&quot;-&quot;))">
            <text:p/>
          </table:table-cell>
          <table:table-cell table:style-name="ce260" table:formula="of:=IF([.Z29]=&quot;&quot;;&quot;&quot;;IF([.Z31]=1;&quot;+&quot;;&quot;-&quot;))">
            <text:p/>
          </table:table-cell>
          <table:table-cell table:style-name="ce260" table:formula="of:=IF([.AA29]=&quot;&quot;;&quot;&quot;;IF([.AA31]=1;&quot;+&quot;;&quot;-&quot;))">
            <text:p/>
          </table:table-cell>
          <table:table-cell table:number-columns-repeated="997"/>
        </table:table-row>
        <table:table-row table:style-name="ro16">
          <table:table-cell table:style-name="ce322" office:value-type="string" calcext:value-type="string" table:number-columns-spanned="4" table:number-rows-spanned="1">
            <text:p>Tableau points droite</text:p>
          </table:table-cell>
          <table:covered-table-cell table:style-name="ce338"/>
          <table:covered-table-cell table:style-name="ce345"/>
          <table:covered-table-cell/>
          <table:table-cell table:number-columns-repeated="4"/>
          <table:table-cell table:style-name="ce359" table:number-columns-repeated="2"/>
          <table:table-cell table:style-name="ce260" office:value-type="float" office:value="-6" calcext:value-type="float">
            <text:p>-6</text:p>
          </table:table-cell>
          <table:table-cell table:style-name="ce260" table:formula="of:=[.$A$39]*[.K33]^2+[.$B$39]*[.K33]+[.$C$39]" office:value-type="float" office:value="33.4230769230769" calcext:value-type="float">
            <text:p>33,4230769230769</text:p>
          </table:table-cell>
          <table:table-cell table:style-name="ce359" table:number-columns-repeated="2"/>
          <table:table-cell table:number-columns-repeated="2"/>
          <table:table-cell table:style-name="ce375" office:value-type="string" calcext:value-type="string">
            <text:p><text:span text:style-name="T5">x</text:span><text:span text:style-name="T8">5</text:span></text:p>
          </table:table-cell>
          <table:table-cell table:style-name="ce382" table:formula="of:=IF([.Y8]=&quot;&quot;;&quot;&quot;;INDEX([.$T$4:.$T$24];[.Y8]))" office:value-type="float" office:value="5" calcext:value-type="float">
            <text:p>5</text:p>
          </table:table-cell>
          <table:table-cell table:style-name="ce338" table:number-columns-repeated="2"/>
          <table:table-cell table:number-columns-repeated="1004"/>
        </table:table-row>
        <table:table-row table:style-name="ro16">
          <table:table-cell table:style-name="ce265" office:value-type="string" calcext:value-type="string">
            <text:p>Points</text:p>
          </table:table-cell>
          <table:table-cell table:style-name="ce338"/>
          <table:table-cell table:style-name="ce260" table:formula="of:=IF([.C30]=[Droite.C56];1;0)" office:value-type="float" office:value="0" calcext:value-type="float">
            <text:p>0</text:p>
          </table:table-cell>
          <table:table-cell table:style-name="ce338"/>
          <table:table-cell table:style-name="ce260" office:value-type="string" calcext:value-type="string">
            <text:p>Total</text:p>
          </table:table-cell>
          <table:table-cell/>
          <table:table-cell table:style-name="ce359" table:number-columns-repeated="4"/>
          <table:table-cell table:style-name="ce260" office:value-type="float" office:value="-5" calcext:value-type="float">
            <text:p>-5</text:p>
          </table:table-cell>
          <table:table-cell table:style-name="ce260" table:formula="of:=[.$A$39]*[.K34]^2+[.$B$39]*[.K34]+[.$C$39]" office:value-type="float" office:value="36.6923076923077" calcext:value-type="float">
            <text:p>36,6923076923077</text:p>
          </table:table-cell>
          <table:table-cell table:style-name="ce359" table:number-columns-repeated="2"/>
          <table:table-cell table:number-columns-repeated="2"/>
          <table:table-cell table:style-name="ce375" office:value-type="string" calcext:value-type="string">
            <text:p><text:span text:style-name="T15">x</text:span><text:span text:style-name="T8">6</text:span></text:p>
          </table:table-cell>
          <table:table-cell table:style-name="ce382" table:formula="of:=IF([.Y9]=&quot;&quot;;&quot;&quot;;INDEX([.$T$4:.$T$24];[.Y9]))" office:value-type="float" office:value="8" calcext:value-type="float">
            <text:p>8</text:p>
          </table:table-cell>
          <table:table-cell table:style-name="ce338" table:number-columns-repeated="2"/>
          <table:table-cell table:number-columns-repeated="1004"/>
        </table:table-row>
        <table:table-row table:style-name="ro16">
          <table:table-cell table:style-name="ce262" office:value-type="string" calcext:value-type="string">
            <text:p>Signe de <text:span text:style-name="T5">f </text:span>(<text:span text:style-name="T5">x</text:span>)</text:p>
          </table:table-cell>
          <table:table-cell table:style-name="ce289" table:formula="of:=IF([.B31]=[Droite.B57];1;0)" office:value-type="float" office:value="0" calcext:value-type="float">
            <text:p>0</text:p>
          </table:table-cell>
          <table:table-cell table:style-name="ce351" table:formula="of:=IF(ISBLANK([Droite.C57])=0;IF([Droite.C57]=0;1;0))" office:value-type="float" office:value="0" calcext:value-type="float">
            <text:p>0</text:p>
          </table:table-cell>
          <table:table-cell table:style-name="ce292" table:formula="of:=IF([.E31]=[Droite.E57];1;0)" office:value-type="float" office:value="0" calcext:value-type="float">
            <text:p>0</text:p>
          </table:table-cell>
          <table:table-cell table:style-name="ce260" table:formula="of:=SUM([.B34:.D36])" office:value-type="float" office:value="0" calcext:value-type="float">
            <text:p>0</text:p>
          </table:table-cell>
          <table:table-cell/>
          <table:table-cell table:style-name="ce359" table:number-columns-repeated="4"/>
          <table:table-cell table:style-name="ce260" office:value-type="float" office:value="-4" calcext:value-type="float">
            <text:p>-4</text:p>
          </table:table-cell>
          <table:table-cell table:style-name="ce260" table:formula="of:=[.$A$39]*[.K35]^2+[.$B$39]*[.K35]+[.$C$39]" office:value-type="float" office:value="38.3589743589744" calcext:value-type="float">
            <text:p>38,3589743589744</text:p>
          </table:table-cell>
          <table:table-cell table:style-name="ce359" table:number-columns-repeated="2"/>
          <table:table-cell table:number-columns-repeated="2"/>
          <table:table-cell table:style-name="ce375" office:value-type="string" calcext:value-type="string">
            <text:p><text:span text:style-name="T5">x</text:span><text:span text:style-name="T8">7</text:span></text:p>
          </table:table-cell>
          <table:table-cell table:style-name="ce382" table:formula="of:=IF([.Y10]=&quot;&quot;;&quot;&quot;;INDEX([.$T$4:.$T$24];[.Y10]))">
            <text:p/>
          </table:table-cell>
          <table:table-cell table:style-name="ce338" table:number-columns-repeated="2"/>
          <table:table-cell table:number-columns-repeated="1004"/>
        </table:table-row>
        <table:table-row table:style-name="ro16">
          <table:table-cell table:style-name="ce260" office:value-type="string" calcext:value-type="string">
            <text:p>racines</text:p>
          </table:table-cell>
          <table:table-cell table:style-name="ce292" table:formula="of:=IF([.C28]=[Droite.B52];1;0)" office:value-type="float" office:value="0" calcext:value-type="float">
            <text:p>0</text:p>
          </table:table-cell>
          <table:table-cell table:style-name="ce347"/>
          <table:table-cell table:style-name="ce355"/>
          <table:table-cell table:style-name="ce362"/>
          <table:table-cell/>
          <table:table-cell table:style-name="ce359" table:number-columns-repeated="4"/>
          <table:table-cell table:style-name="ce260" office:value-type="float" office:value="-3" calcext:value-type="float">
            <text:p>-3</text:p>
          </table:table-cell>
          <table:table-cell table:style-name="ce260" table:formula="of:=[.$A$39]*[.K36]^2+[.$B$39]*[.K36]+[.$C$39]" office:value-type="float" office:value="38.4230769230769" calcext:value-type="float">
            <text:p>38,4230769230769</text:p>
          </table:table-cell>
          <table:table-cell table:style-name="ce359" table:number-columns-repeated="2"/>
          <table:table-cell table:number-columns-repeated="2"/>
          <table:table-cell table:style-name="ce377" office:value-type="string" calcext:value-type="string">
            <text:p><text:span text:style-name="T5">x</text:span><text:span text:style-name="T16">8</text:span></text:p>
          </table:table-cell>
          <table:table-cell table:style-name="ce382" table:formula="of:=IF([.Y11]=&quot;&quot;;&quot;&quot;;INDEX([.$T$4:.$T$24];[.Y11]))">
            <text:p/>
          </table:table-cell>
          <table:table-cell/>
          <table:table-cell table:style-name="ce354"/>
          <table:table-cell table:number-columns-repeated="1004"/>
        </table:table-row>
        <table:table-row table:style-name="ro3">
          <table:table-cell table:style-name="ce324" table:number-columns-repeated="5"/>
          <table:table-cell table:number-columns-repeated="3"/>
          <table:table-cell table:style-name="ce359" table:number-columns-repeated="2"/>
          <table:table-cell table:style-name="ce260" office:value-type="float" office:value="-2" calcext:value-type="float">
            <text:p>-2</text:p>
          </table:table-cell>
          <table:table-cell table:style-name="ce260" table:formula="of:=[.$A$39]*[.K37]^2+[.$B$39]*[.K37]+[.$C$39]" office:value-type="float" office:value="36.8846153846154" calcext:value-type="float">
            <text:p>36,8846153846154</text:p>
          </table:table-cell>
          <table:table-cell table:style-name="ce359" table:number-columns-repeated="2"/>
          <table:table-cell table:number-columns-repeated="5"/>
          <table:table-cell table:style-name="ce354"/>
          <table:table-cell table:number-columns-repeated="1004"/>
        </table:table-row>
        <table:table-row table:style-name="ro16">
          <table:table-cell table:style-name="ce259" office:value-type="string" calcext:value-type="string">
            <text:p>a</text:p>
          </table:table-cell>
          <table:table-cell table:style-name="ce259" office:value-type="string" calcext:value-type="string">
            <text:p>b</text:p>
          </table:table-cell>
          <table:table-cell table:style-name="ce259" office:value-type="string" calcext:value-type="string">
            <text:p>c</text:p>
          </table:table-cell>
          <table:table-cell table:style-name="ce356" office:value-type="string" calcext:value-type="string">
            <text:p><text:span text:style-name="T5">x</text:span><text:span text:style-name="T8">1</text:span></text:p>
          </table:table-cell>
          <table:table-cell table:style-name="ce356" office:value-type="string" calcext:value-type="string">
            <text:p><text:span text:style-name="T5">x</text:span><text:span text:style-name="T8">2</text:span></text:p>
          </table:table-cell>
          <table:table-cell table:style-name="ce365" office:value-type="string" calcext:value-type="string">
            <text:p><text:span text:style-name="T5">x</text:span><text:span text:style-name="T8">max</text:span></text:p>
          </table:table-cell>
          <table:table-cell table:style-name="ce365" office:value-type="string" calcext:value-type="string">
            <text:p><text:span text:style-name="T5">y</text:span><text:span text:style-name="T8">max</text:span></text:p>
          </table:table-cell>
          <table:table-cell table:style-name="ce359" table:number-columns-repeated="3"/>
          <table:table-cell table:style-name="ce260" office:value-type="float" office:value="-1" calcext:value-type="float">
            <text:p>-1</text:p>
          </table:table-cell>
          <table:table-cell table:style-name="ce260" table:formula="of:=[.$A$39]*[.K38]^2+[.$B$39]*[.K38]+[.$C$39]" office:value-type="float" office:value="33.7435897435897" calcext:value-type="float">
            <text:p>33,7435897435897</text:p>
          </table:table-cell>
          <table:table-cell table:style-name="ce359" table:number-columns-repeated="2"/>
          <table:table-cell table:number-columns-repeated="5"/>
          <table:table-cell table:style-name="ce354"/>
          <table:table-cell table:number-columns-repeated="1004"/>
        </table:table-row>
        <table:table-row table:style-name="ro3">
          <table:table-cell table:style-name="ce268" table:formula="of:=(([.D44]-[.F44])*([.B43]-[.F43])-([.B44]-[.F44])*([.D43]-[.F43]))/(([.D43]-[.F43])*([.B43]-[.F43])*([.D43]-[.B43]))" office:value-type="float" office:value="-0.801282051282051" calcext:value-type="float">
            <text:p>-77/96</text:p>
          </table:table-cell>
          <table:table-cell table:style-name="ce268" table:formula="of:=(([.B44]-[.F44]-[.A39]*([.B43]*[.B43]-[.F43]*[.F43]))/([.B43]-[.F43]))" office:value-type="float" office:value="-5.5448717948718" calcext:value-type="float">
            <text:p>-499/90</text:p>
          </table:table-cell>
          <table:table-cell table:style-name="ce260" table:formula="of:=[.F44]" office:value-type="float" office:value="29" calcext:value-type="float">
            <text:p>29</text:p>
          </table:table-cell>
          <table:table-cell table:style-name="ce260" table:formula="of:=RANDBETWEEN(-6;-1)" office:value-type="float" office:value="-1" calcext:value-type="float">
            <text:p>-1</text:p>
          </table:table-cell>
          <table:table-cell table:style-name="ce260" table:formula="of:=RANDBETWEEN(0;6)" office:value-type="float" office:value="4" calcext:value-type="float">
            <text:p>4</text:p>
          </table:table-cell>
          <table:table-cell table:style-name="ce260" table:number-columns-repeated="2"/>
          <table:table-cell table:number-columns-repeated="3"/>
          <table:table-cell table:style-name="ce260" office:value-type="float" office:value="0" calcext:value-type="float">
            <text:p>0</text:p>
          </table:table-cell>
          <table:table-cell table:style-name="ce260" table:formula="of:=[.$A$39]*[.K39]^2+[.$B$39]*[.K39]+[.$C$39]" office:value-type="float" office:value="29" calcext:value-type="float">
            <text:p>29</text:p>
          </table:table-cell>
          <table:table-cell table:number-columns-repeated="1012"/>
        </table:table-row>
        <table:table-row table:style-name="ro3">
          <table:table-cell table:style-name="ce324" table:number-columns-repeated="3"/>
          <table:table-cell table:number-columns-repeated="2"/>
          <table:table-cell table:style-name="ce268" table:number-columns-repeated="2"/>
          <table:table-cell table:number-columns-repeated="3"/>
          <table:table-cell table:style-name="ce260" office:value-type="float" office:value="1" calcext:value-type="float">
            <text:p>1</text:p>
          </table:table-cell>
          <table:table-cell table:style-name="ce260" table:formula="of:=[.$A$39]*[.K40]^2+[.$B$39]*[.K40]+[.$C$39]" office:value-type="float" office:value="22.6538461538462" calcext:value-type="float">
            <text:p>22,6538461538462</text:p>
          </table:table-cell>
          <table:table-cell table:number-columns-repeated="4"/>
          <table:table-cell table:style-name="ce378"/>
          <table:table-cell table:number-columns-repeated="1007"/>
        </table:table-row>
        <table:table-row table:style-name="ro3">
          <table:table-cell table:style-name="ce324" table:number-columns-repeated="7"/>
          <table:table-cell table:number-columns-repeated="3"/>
          <table:table-cell table:style-name="ce260" office:value-type="float" office:value="2" calcext:value-type="float">
            <text:p>2</text:p>
          </table:table-cell>
          <table:table-cell table:style-name="ce260" table:formula="of:=[.$A$39]*[.K41]^2+[.$B$39]*[.K41]+[.$C$39]" office:value-type="float" office:value="14.7051282051282" calcext:value-type="float">
            <text:p>14,7051282051282</text:p>
          </table:table-cell>
          <table:table-cell table:number-columns-repeated="1012"/>
        </table:table-row>
        <table:table-row table:style-name="ro3">
          <table:table-cell table:style-name="ce324" office:value-type="string" calcext:value-type="string">
            <text:p>Points d’intersection</text:p>
          </table:table-cell>
          <table:table-cell table:style-name="ce324" table:number-columns-repeated="2"/>
          <table:table-cell table:style-name="ce357" table:formula="of:=IF(RANDBETWEEN(1;2)=1;-1;1)" office:value-type="float" office:value="-1" calcext:value-type="float">
            <text:p>-1</text:p>
          </table:table-cell>
          <table:table-cell table:style-name="ce324" table:number-columns-repeated="2"/>
          <table:table-cell table:style-name="ce362"/>
          <table:table-cell table:style-name="ce371"/>
          <table:table-cell table:number-columns-repeated="2"/>
          <table:table-cell table:style-name="ce260" office:value-type="float" office:value="3" calcext:value-type="float">
            <text:p>3</text:p>
          </table:table-cell>
          <table:table-cell table:style-name="ce260" table:formula="of:=[.$A$39]*[.K42]^2+[.$B$39]*[.K42]+[.$C$39]" office:value-type="float" office:value="5.15384615384615" calcext:value-type="float">
            <text:p>5,15384615384615</text:p>
          </table:table-cell>
          <table:table-cell table:number-columns-repeated="1012"/>
        </table:table-row>
        <table:table-row table:style-name="ro16">
          <table:table-cell table:style-name="ce269" office:value-type="string" calcext:value-type="string">
            <text:p>x<text:span text:style-name="T8">A</text:span></text:p>
          </table:table-cell>
          <table:table-cell table:style-name="ce272" table:formula="of:=RANDBETWEEN(-9;-1)" office:value-type="float" office:value="-9" calcext:value-type="float">
            <text:p>-9</text:p>
          </table:table-cell>
          <table:table-cell table:style-name="ce269" office:value-type="string" calcext:value-type="string">
            <text:p>x<text:span text:style-name="T8">B</text:span></text:p>
          </table:table-cell>
          <table:table-cell table:style-name="ce272" table:formula="of:=RANDBETWEEN(1;9)" office:value-type="float" office:value="4" calcext:value-type="float">
            <text:p>4</text:p>
          </table:table-cell>
          <table:table-cell table:style-name="ce269" office:value-type="string" calcext:value-type="string">
            <text:p>x<text:span text:style-name="T8">C</text:span></text:p>
          </table:table-cell>
          <table:table-cell table:style-name="ce272" office:value-type="float" office:value="0" calcext:value-type="float">
            <text:p>0</text:p>
          </table:table-cell>
          <table:table-cell table:style-name="ce368"/>
          <table:table-cell table:style-name="ce372"/>
          <table:table-cell table:number-columns-repeated="2"/>
          <table:table-cell table:style-name="ce260" office:value-type="float" office:value="4" calcext:value-type="float">
            <text:p>4</text:p>
          </table:table-cell>
          <table:table-cell table:style-name="ce260" table:formula="of:=[.$A$39]*[.K43]^2+[.$B$39]*[.K43]+[.$C$39]" office:value-type="float" office:value="-6" calcext:value-type="float">
            <text:p>-6</text:p>
          </table:table-cell>
          <table:table-cell table:number-columns-repeated="1012"/>
        </table:table-row>
        <table:table-row table:style-name="ro16">
          <table:table-cell table:style-name="ce269" office:value-type="string" calcext:value-type="string">
            <text:p>y<text:span text:style-name="T17">A</text:span></text:p>
          </table:table-cell>
          <table:table-cell table:style-name="ce272" table:formula="of:=RANDBETWEEN(-30;-3)*[.D42]" office:value-type="float" office:value="14" calcext:value-type="float">
            <text:p>14</text:p>
          </table:table-cell>
          <table:table-cell table:style-name="ce269" office:value-type="string" calcext:value-type="string">
            <text:p>y<text:span text:style-name="T17">B</text:span></text:p>
          </table:table-cell>
          <table:table-cell table:style-name="ce272" table:formula="of:=RANDBETWEEN(-30;-3)*(-[.D42])" office:value-type="float" office:value="-6" calcext:value-type="float">
            <text:p>-6</text:p>
          </table:table-cell>
          <table:table-cell table:style-name="ce269" office:value-type="string" calcext:value-type="string">
            <text:p>y<text:span text:style-name="T17">C</text:span></text:p>
          </table:table-cell>
          <table:table-cell table:style-name="ce272" table:formula="of:=RANDBETWEEN(-30;-2)*[.D42]" office:value-type="float" office:value="29" calcext:value-type="float">
            <text:p>29</text:p>
          </table:table-cell>
          <table:table-cell table:number-columns-repeated="4"/>
          <table:table-cell table:style-name="ce260" office:value-type="float" office:value="5" calcext:value-type="float">
            <text:p>5</text:p>
          </table:table-cell>
          <table:table-cell table:style-name="ce260" table:formula="of:=[.$A$39]*[.K44]^2+[.$B$39]*[.K44]+[.$C$39]" office:value-type="float" office:value="-18.7564102564103" calcext:value-type="float">
            <text:p>-18,7564102564103</text:p>
          </table:table-cell>
          <table:table-cell table:number-columns-repeated="1012"/>
        </table:table-row>
        <table:table-row table:style-name="ro3">
          <table:table-cell table:style-name="ce330" table:number-columns-repeated="7"/>
          <table:table-cell table:number-columns-repeated="3"/>
          <table:table-cell table:style-name="ce260" office:value-type="float" office:value="6" calcext:value-type="float">
            <text:p>6</text:p>
          </table:table-cell>
          <table:table-cell table:style-name="ce260" table:formula="of:=[.$A$39]*[.K45]^2+[.$B$39]*[.K45]+[.$C$39]" office:value-type="float" office:value="-33.1153846153846" calcext:value-type="float">
            <text:p>-33,1153846153846</text:p>
          </table:table-cell>
          <table:table-cell table:number-columns-repeated="1012"/>
        </table:table-row>
        <table:table-row table:style-name="ro3">
          <table:table-cell table:style-name="ce271" office:value-type="string" calcext:value-type="string" table:number-columns-spanned="6" table:number-rows-spanned="1">
            <text:p>Ensemble solution de l’équation <text:span text:style-name="T9">f </text:span><text:span text:style-name="T10">(</text:span><text:span text:style-name="T9">x</text:span><text:span text:style-name="T10">)</text:span> = <text:span text:style-name="T11">g</text:span><text:span text:style-name="T12">(</text:span><text:span text:style-name="T11">x</text:span><text:span text:style-name="T12">)</text:span></text:p>
          </table:table-cell>
          <table:covered-table-cell table:number-columns-repeated="5" table:style-name="ce330"/>
          <table:table-cell table:style-name="ce330"/>
          <table:table-cell table:number-columns-repeated="3"/>
          <table:table-cell table:style-name="ce260" office:value-type="float" office:value="7" calcext:value-type="float">
            <text:p>7</text:p>
          </table:table-cell>
          <table:table-cell table:style-name="ce260" table:formula="of:=[.$A$39]*[.K46]^2+[.$B$39]*[.K46]+[.$C$39]" office:value-type="float" office:value="-49.0769230769231" calcext:value-type="float">
            <text:p>-49,0769230769231</text:p>
          </table:table-cell>
          <table:table-cell table:number-columns-repeated="1012"/>
        </table:table-row>
        <table:table-row table:style-name="ro3">
          <table:table-cell table:style-name="ce254" office:value-type="string" calcext:value-type="string">
            <text:p>S=</text:p>
          </table:table-cell>
          <table:table-cell table:style-name="ce281" office:value-type="string" calcext:value-type="string">
            <text:p>{</text:p>
          </table:table-cell>
          <table:table-cell table:style-name="ce281" table:formula="of:=[.B43]" office:value-type="float" office:value="-9" calcext:value-type="float">
            <text:p>-9</text:p>
          </table:table-cell>
          <table:table-cell table:style-name="ce281" office:value-type="string" calcext:value-type="string">
            <text:p>;</text:p>
          </table:table-cell>
          <table:table-cell table:style-name="ce281" table:formula="of:=[.D43]" office:value-type="float" office:value="4" calcext:value-type="float">
            <text:p>4</text:p>
          </table:table-cell>
          <table:table-cell table:style-name="ce321" office:value-type="string" calcext:value-type="string">
            <text:p>}</text:p>
          </table:table-cell>
          <table:table-cell table:style-name="ce330"/>
          <table:table-cell table:number-columns-repeated="3"/>
          <table:table-cell table:style-name="ce260" office:value-type="float" office:value="8" calcext:value-type="float">
            <text:p>8</text:p>
          </table:table-cell>
          <table:table-cell table:style-name="ce260" table:formula="of:=[.$A$39]*[.K47]^2+[.$B$39]*[.K47]+[.$C$39]" office:value-type="float" office:value="-66.6410256410257" calcext:value-type="float">
            <text:p>-66,6410256410257</text:p>
          </table:table-cell>
          <table:table-cell table:number-columns-repeated="1012"/>
        </table:table-row>
        <table:table-row table:style-name="ro3">
          <table:table-cell table:style-name="ce330" table:number-columns-repeated="7"/>
          <table:table-cell table:number-columns-repeated="3"/>
          <table:table-cell table:style-name="ce260" office:value-type="float" office:value="9" calcext:value-type="float">
            <text:p>9</text:p>
          </table:table-cell>
          <table:table-cell table:style-name="ce260" table:formula="of:=[.$A$39]*[.K48]^2+[.$B$39]*[.K48]+[.$C$39]" office:value-type="float" office:value="-85.8076923076923" calcext:value-type="float">
            <text:p>-85,8076923076923</text:p>
          </table:table-cell>
          <table:table-cell table:number-columns-repeated="1012"/>
        </table:table-row>
        <table:table-row table:style-name="ro3">
          <table:table-cell table:style-name="ce275" table:number-columns-repeated="9"/>
          <table:table-cell/>
          <table:table-cell table:style-name="ce260" office:value-type="float" office:value="10" calcext:value-type="float">
            <text:p>10</text:p>
          </table:table-cell>
          <table:table-cell table:style-name="ce260" table:formula="of:=[.$A$39]*[.K49]^2+[.$B$39]*[.K49]+[.$C$39]" office:value-type="float" office:value="-106.576923076923" calcext:value-type="float">
            <text:p>-106,576923076923</text:p>
          </table:table-cell>
          <table:table-cell table:number-columns-repeated="2"/>
          <table:table-cell table:style-name="ce359"/>
          <table:table-cell table:style-name="ce338"/>
          <table:table-cell table:number-columns-repeated="1008"/>
        </table:table-row>
        <table:table-row table:style-name="ro3">
          <table:table-cell table:style-name="ce336" office:value-type="string" calcext:value-type="string" table:number-columns-spanned="4" table:number-rows-spanned="1">
            <text:p>Ensemble solution de l’inéquation <text:span text:style-name="T9">f </text:span><text:span text:style-name="T10">(</text:span><text:span text:style-name="T9">x</text:span><text:span text:style-name="T10">)</text:span></text:p>
          </table:table-cell>
          <table:covered-table-cell table:style-name="ce288"/>
          <table:covered-table-cell table:style-name="ce485"/>
          <table:covered-table-cell table:style-name="ce310"/>
          <table:table-cell table:style-name="ce485" table:formula="of:=IF([.A39]&gt;=0;IF([.$D$42]=1;&quot;&lt;&quot;;&quot;≤&quot;);IF([.$D$42]=1;&quot;&gt;&quot;;&quot;≥&quot;))" office:value-type="string" office:string-value="≥" calcext:value-type="string">
            <text:p>≥</text:p>
          </table:table-cell>
          <table:table-cell table:style-name="ce467" office:value-type="string" calcext:value-type="string">
            <text:p><text:span text:style-name="T5">g</text:span>(<text:span text:style-name="T5">x</text:span>)</text:p>
          </table:table-cell>
          <table:table-cell table:style-name="ce275"/>
          <table:table-cell table:style-name="ce324"/>
          <table:table-cell table:style-name="ce275"/>
          <table:table-cell table:number-columns-repeated="5"/>
          <table:table-cell table:style-name="ce359"/>
          <table:table-cell table:style-name="ce338" table:number-columns-repeated="2"/>
          <table:table-cell table:number-columns-repeated="1007"/>
        </table:table-row>
        <table:table-row table:style-name="ro3">
          <table:table-cell table:style-name="ce254" office:value-type="string" calcext:value-type="string">
            <text:p>S=</text:p>
          </table:table-cell>
          <table:table-cell table:style-name="ce281" table:formula="of:=IF([.B44]&lt;[.H29];&quot;[&quot;;&quot;]&quot;)" office:value-type="string" office:string-value="[" calcext:value-type="string">
            <text:p>[</text:p>
          </table:table-cell>
          <table:table-cell table:style-name="ce281" table:formula="of:=[.B43]" office:value-type="float" office:value="-9" calcext:value-type="float">
            <text:p>-9</text:p>
          </table:table-cell>
          <table:table-cell table:style-name="ce281" office:value-type="string" calcext:value-type="string">
            <text:p>;</text:p>
          </table:table-cell>
          <table:table-cell table:style-name="ce281" table:formula="of:=[.D43]" office:value-type="float" office:value="4" calcext:value-type="float">
            <text:p>4</text:p>
          </table:table-cell>
          <table:table-cell table:style-name="ce321" table:formula="of:=IF([.D44]&lt;[.H30];&quot;[&quot;;&quot;]&quot;)" office:value-type="string" office:string-value="]" calcext:value-type="string">
            <text:p>]</text:p>
          </table:table-cell>
          <table:table-cell table:style-name="ce324" table:number-columns-repeated="2"/>
          <table:table-cell table:number-columns-repeated="6"/>
          <table:table-cell table:style-name="ce359"/>
          <table:table-cell table:style-name="ce338" table:number-columns-repeated="2"/>
          <table:table-cell table:number-columns-repeated="1007"/>
        </table:table-row>
        <table:table-row table:style-name="ro3">
          <table:table-cell table:style-name="ce275" table:number-columns-repeated="7"/>
          <table:table-cell table:style-name="ce357" table:formula="of:=IF(RANDBETWEEN(1;2)=1;-1;1)" office:value-type="float" office:value="1" calcext:value-type="float">
            <text:p>1</text:p>
          </table:table-cell>
          <table:table-cell table:number-columns-repeated="6"/>
          <table:table-cell table:style-name="ce359"/>
          <table:table-cell table:style-name="ce338" table:number-columns-repeated="2"/>
          <table:table-cell table:number-columns-repeated="1007"/>
        </table:table-row>
        <table:table-row table:style-name="ro3">
          <table:table-cell table:style-name="ce336" office:value-type="string" calcext:value-type="string" table:number-columns-spanned="10" table:number-rows-spanned="1">
            <text:p>Ensemble solution de l’inéquation <text:span text:style-name="T5">f </text:span>(<text:span text:style-name="T5">x</text:span>)</text:p>
          </table:table-cell>
          <table:covered-table-cell table:style-name="ce286"/>
          <table:covered-table-cell table:number-columns-repeated="8" table:style-name="ce305"/>
          <table:table-cell table:style-name="ce485" table:formula="of:=IF([.E50]=&quot;&gt;&quot;;&quot;≤&quot;;IF([.E50]=&quot;≥&quot;;&quot;&lt;&quot;;IF([.E50]=&quot;&lt;&quot;;&quot;≥&quot;;&quot;&gt;&quot;)))" office:value-type="string" office:string-value="&lt;" calcext:value-type="string">
            <text:p>&lt;</text:p>
          </table:table-cell>
          <table:table-cell table:style-name="ce369" office:value-type="string" calcext:value-type="string">
            <text:p><text:span text:style-name="T5">g</text:span>(<text:span text:style-name="T5">x</text:span>)</text:p>
          </table:table-cell>
          <table:table-cell table:style-name="ce329"/>
          <table:table-cell/>
          <table:table-cell table:style-name="ce359"/>
          <table:table-cell table:style-name="ce338" table:number-columns-repeated="2"/>
          <table:table-cell table:number-columns-repeated="1007"/>
        </table:table-row>
        <table:table-row table:style-name="ro3">
          <table:table-cell table:style-name="ce263" office:value-type="string" calcext:value-type="string">
            <text:p>S =</text:p>
          </table:table-cell>
          <table:table-cell table:style-name="ce287" office:value-type="string" calcext:value-type="string">
            <text:p>[</text:p>
          </table:table-cell>
          <table:table-cell table:style-name="ce306" office:value-type="float" office:value="-10" calcext:value-type="float">
            <text:p>-10</text:p>
          </table:table-cell>
          <table:table-cell table:style-name="ce306" office:value-type="string" calcext:value-type="string">
            <text:p>;</text:p>
          </table:table-cell>
          <table:table-cell table:style-name="ce306" table:formula="of:=[.B43]" office:value-type="float" office:value="-9" calcext:value-type="float">
            <text:p>-9</text:p>
          </table:table-cell>
          <table:table-cell table:style-name="ce306" table:formula="of:=IF(OR([.$K$53]=&quot;&lt;&quot;;[.$K$53]=&quot;&gt;&quot;);&quot;[&quot;;&quot;]&quot;)" office:value-type="string" office:string-value="[" calcext:value-type="string">
            <text:p>[</text:p>
          </table:table-cell>
          <table:table-cell table:style-name="ce449" office:value-type="string" calcext:value-type="string">
            <text:p>ou</text:p>
          </table:table-cell>
          <table:table-cell table:style-name="ce306" table:formula="of:=IF(OR([.$K$53]=&quot;&lt;&quot;;[.$K$53]=&quot;&gt;&quot;);&quot;]&quot;;&quot;[&quot;)" office:value-type="string" office:string-value="]" calcext:value-type="string">
            <text:p>]</text:p>
          </table:table-cell>
          <table:table-cell table:style-name="ce306" table:formula="of:=[.D43]" office:value-type="float" office:value="4" calcext:value-type="float">
            <text:p>4</text:p>
          </table:table-cell>
          <table:table-cell table:style-name="ce306" office:value-type="string" calcext:value-type="string">
            <text:p>;</text:p>
          </table:table-cell>
          <table:table-cell table:style-name="ce306" office:value-type="float" office:value="10" calcext:value-type="float">
            <text:p>10</text:p>
          </table:table-cell>
          <table:table-cell table:style-name="ce328" office:value-type="string" calcext:value-type="string">
            <text:p>]</text:p>
          </table:table-cell>
          <table:table-cell table:style-name="Default"/>
          <table:table-cell/>
          <table:table-cell table:style-name="ce359"/>
          <table:table-cell table:number-columns-repeated="1006"/>
          <table:table-cell table:style-name="ce320" table:number-columns-repeated="3"/>
        </table:table-row>
        <table:table-row table:style-name="ro3">
          <table:table-cell table:style-name="ce263" office:value-type="string" calcext:value-type="string">
            <text:p>S =</text:p>
          </table:table-cell>
          <table:table-cell table:style-name="ce287" table:formula="of:=[.B54]" office:value-type="string" office:string-value="[" calcext:value-type="string">
            <text:p>[</text:p>
          </table:table-cell>
          <table:table-cell table:style-name="ce287" table:formula="of:=[.C54]" office:value-type="float" office:value="-10" calcext:value-type="float">
            <text:p>-10</text:p>
          </table:table-cell>
          <table:table-cell table:style-name="ce287" table:formula="of:=[.D54]" office:value-type="string" office:string-value=";" calcext:value-type="string">
            <text:p>;</text:p>
          </table:table-cell>
          <table:table-cell table:style-name="ce287" table:formula="of:=[.E54]" office:value-type="float" office:value="-9" calcext:value-type="float">
            <text:p>-9</text:p>
          </table:table-cell>
          <table:table-cell table:style-name="ce287" table:formula="of:=[.F54]" office:value-type="string" office:string-value="[" calcext:value-type="string">
            <text:p>[</text:p>
          </table:table-cell>
          <table:table-cell table:style-name="ce450" office:value-type="string" calcext:value-type="string">
            <text:p></text:p>
          </table:table-cell>
          <table:table-cell table:style-name="ce306" table:formula="of:=[.H54]" office:value-type="string" office:string-value="]" calcext:value-type="string">
            <text:p>]</text:p>
          </table:table-cell>
          <table:table-cell table:style-name="ce306" table:formula="of:=[.I54]" office:value-type="float" office:value="4" calcext:value-type="float">
            <text:p>4</text:p>
          </table:table-cell>
          <table:table-cell table:style-name="ce306" table:formula="of:=[.J54]" office:value-type="string" office:string-value=";" calcext:value-type="string">
            <text:p>;</text:p>
          </table:table-cell>
          <table:table-cell table:style-name="ce306" table:formula="of:=[.K54]" office:value-type="float" office:value="10" calcext:value-type="float">
            <text:p>10</text:p>
          </table:table-cell>
          <table:table-cell table:style-name="ce306" table:formula="of:=[.L54]" office:value-type="string" office:string-value="]" calcext:value-type="string">
            <text:p>]</text:p>
          </table:table-cell>
          <table:table-cell table:style-name="Default"/>
          <table:table-cell/>
          <table:table-cell table:style-name="ce359"/>
          <table:table-cell table:number-columns-repeated="1006"/>
          <table:table-cell table:style-name="ce320" table:number-columns-repeated="3"/>
        </table:table-row>
        <table:table-row table:style-name="ro3">
          <table:table-cell table:number-columns-repeated="4"/>
          <table:table-cell table:style-name="ce324" table:number-columns-repeated="2"/>
          <table:table-cell table:number-columns-repeated="8"/>
          <table:table-cell table:style-name="ce359"/>
          <table:table-cell table:style-name="ce338" table:number-columns-repeated="2"/>
          <table:table-cell table:number-columns-repeated="1007"/>
        </table:table-row>
        <table:table-row table:style-name="ro3">
          <table:table-cell table:style-name="ce338"/>
          <table:table-cell table:style-name="ce379" office:value-type="string" calcext:value-type="string">
            <text:p>Rang aléa</text:p>
          </table:table-cell>
          <table:table-cell table:style-name="ce386" office:value-type="string" calcext:value-type="string">
            <text:p>x</text:p>
          </table:table-cell>
          <table:table-cell table:style-name="ce386" office:value-type="string" calcext:value-type="string">
            <text:p>y</text:p>
          </table:table-cell>
          <table:table-cell table:style-name="ce324"/>
          <table:table-cell table:number-columns-repeated="9"/>
          <table:table-cell table:style-name="ce338" table:number-columns-repeated="2"/>
          <table:table-cell table:number-columns-repeated="1004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3" office:value-type="float" office:value="1" calcext:value-type="float">
            <text:p>1</text:p>
          </table:table-cell>
          <table:table-cell table:style-name="ce260" table:formula="of:=RANDBETWEEN(1;1000000)" office:value-type="float" office:value="750669" calcext:value-type="float">
            <text:p>750669</text:p>
          </table:table-cell>
          <table:table-cell table:style-name="ce463" office:value-type="float" office:value="-10" calcext:value-type="float">
            <text:p>-10</text:p>
          </table:table-cell>
          <table:table-cell table:style-name="ce260" table:formula="of:=RANDBETWEEN(1;9)" office:value-type="float" office:value="9" calcext:value-type="float">
            <text:p>9</text:p>
          </table:table-cell>
          <table:table-cell table:number-columns-repeated="10"/>
          <table:table-cell table:style-name="ce338" table:number-columns-repeated="2"/>
          <table:table-cell table:number-columns-repeated="1004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4" office:value-type="float" office:value="2" calcext:value-type="float">
            <text:p>2</text:p>
          </table:table-cell>
          <table:table-cell table:style-name="ce380" table:formula="of:=RANDBETWEEN(1;1000000)" office:value-type="float" office:value="28908" calcext:value-type="float">
            <text:p>28908</text:p>
          </table:table-cell>
          <table:table-cell table:style-name="ce464" office:value-type="float" office:value="-9" calcext:value-type="float">
            <text:p>-9</text:p>
          </table:table-cell>
          <table:table-cell table:style-name="ce380" table:formula="of:=RANDBETWEEN(1;9)" office:value-type="float" office:value="4" calcext:value-type="float">
            <text:p>4</text:p>
          </table:table-cell>
          <table:table-cell table:style-name="ce324" table:number-columns-repeated="3"/>
          <table:table-cell table:number-columns-repeated="7"/>
          <table:table-cell table:style-name="ce338" table:number-columns-repeated="2"/>
          <table:table-cell table:number-columns-repeated="1004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3" office:value-type="float" office:value="3" calcext:value-type="float">
            <text:p>3</text:p>
          </table:table-cell>
          <table:table-cell table:style-name="ce260" table:formula="of:=RANDBETWEEN(1;1000000)" office:value-type="float" office:value="653769" calcext:value-type="float">
            <text:p>653769</text:p>
          </table:table-cell>
          <table:table-cell table:style-name="ce465" office:value-type="float" office:value="-8" calcext:value-type="float">
            <text:p>-8</text:p>
          </table:table-cell>
          <table:table-cell table:style-name="ce260" table:formula="of:=RANDBETWEEN(1;9)" office:value-type="float" office:value="1" calcext:value-type="float">
            <text:p>1</text:p>
          </table:table-cell>
          <table:table-cell table:style-name="ce324" table:number-columns-repeated="3"/>
          <table:table-cell table:number-columns-repeated="7"/>
          <table:table-cell table:style-name="ce338" table:number-columns-repeated="2"/>
          <table:table-cell table:number-columns-repeated="1004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4" office:value-type="float" office:value="4" calcext:value-type="float">
            <text:p>4</text:p>
          </table:table-cell>
          <table:table-cell table:style-name="ce380" table:formula="of:=RANDBETWEEN(1;1000000)" office:value-type="float" office:value="341759" calcext:value-type="float">
            <text:p>341759</text:p>
          </table:table-cell>
          <table:table-cell table:style-name="ce466" office:value-type="float" office:value="-7" calcext:value-type="float">
            <text:p>-7</text:p>
          </table:table-cell>
          <table:table-cell table:style-name="ce380" table:formula="of:=RANDBETWEEN(1;9)" office:value-type="float" office:value="2" calcext:value-type="float">
            <text:p>2</text:p>
          </table:table-cell>
          <table:table-cell table:style-name="ce324" table:number-columns-repeated="3"/>
          <table:table-cell table:number-columns-repeated="7"/>
          <table:table-cell table:style-name="ce338" table:number-columns-repeated="2"/>
          <table:table-cell table:number-columns-repeated="1004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3" office:value-type="float" office:value="5" calcext:value-type="float">
            <text:p>5</text:p>
          </table:table-cell>
          <table:table-cell table:style-name="ce260" table:formula="of:=RANDBETWEEN(1;1000000)" office:value-type="float" office:value="861253" calcext:value-type="float">
            <text:p>861253</text:p>
          </table:table-cell>
          <table:table-cell table:style-name="ce468" office:value-type="float" office:value="-6" calcext:value-type="float">
            <text:p>-6</text:p>
          </table:table-cell>
          <table:table-cell table:style-name="ce260" table:formula="of:=RANDBETWEEN(1;9)" office:value-type="float" office:value="2" calcext:value-type="float">
            <text:p>2</text:p>
          </table:table-cell>
          <table:table-cell table:style-name="ce324" table:number-columns-repeated="3"/>
          <table:table-cell table:number-columns-repeated="7"/>
          <table:table-cell table:style-name="ce338" table:number-columns-repeated="2"/>
          <table:table-cell table:number-columns-repeated="1004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4" office:value-type="float" office:value="6" calcext:value-type="float">
            <text:p>6</text:p>
          </table:table-cell>
          <table:table-cell table:style-name="ce380" table:formula="of:=RANDBETWEEN(1;1000000)" office:value-type="float" office:value="580367" calcext:value-type="float">
            <text:p>580367</text:p>
          </table:table-cell>
          <table:table-cell table:style-name="ce469" office:value-type="float" office:value="-5" calcext:value-type="float">
            <text:p>-5</text:p>
          </table:table-cell>
          <table:table-cell table:style-name="ce380" table:formula="of:=RANDBETWEEN(1;9)" office:value-type="float" office:value="3" calcext:value-type="float">
            <text:p>3</text:p>
          </table:table-cell>
          <table:table-cell table:style-name="ce324" table:number-columns-repeated="3"/>
          <table:table-cell table:number-columns-repeated="7"/>
          <table:table-cell table:style-name="ce338" table:number-columns-repeated="2"/>
          <table:table-cell table:number-columns-repeated="1004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3" office:value-type="float" office:value="7" calcext:value-type="float">
            <text:p>7</text:p>
          </table:table-cell>
          <table:table-cell table:style-name="ce260" table:formula="of:=RANDBETWEEN(1;1000000)" office:value-type="float" office:value="260298" calcext:value-type="float">
            <text:p>260298</text:p>
          </table:table-cell>
          <table:table-cell table:style-name="ce470" office:value-type="float" office:value="-4" calcext:value-type="float">
            <text:p>-4</text:p>
          </table:table-cell>
          <table:table-cell table:style-name="ce260" table:formula="of:=RANDBETWEEN(1;9)" office:value-type="float" office:value="9" calcext:value-type="float">
            <text:p>9</text:p>
          </table:table-cell>
          <table:table-cell table:style-name="ce324" table:number-columns-repeated="3"/>
          <table:table-cell table:number-columns-repeated="7"/>
          <table:table-cell table:style-name="ce338" table:number-columns-repeated="2"/>
          <table:table-cell table:number-columns-repeated="1004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4" office:value-type="float" office:value="8" calcext:value-type="float">
            <text:p>8</text:p>
          </table:table-cell>
          <table:table-cell table:style-name="ce380" table:formula="of:=RANDBETWEEN(1;1000000)" office:value-type="float" office:value="631469" calcext:value-type="float">
            <text:p>631469</text:p>
          </table:table-cell>
          <table:table-cell table:style-name="ce471" office:value-type="float" office:value="-3" calcext:value-type="float">
            <text:p>-3</text:p>
          </table:table-cell>
          <table:table-cell table:style-name="ce380" table:formula="of:=RANDBETWEEN(1;9)" office:value-type="float" office:value="9" calcext:value-type="float">
            <text:p>9</text:p>
          </table:table-cell>
          <table:table-cell table:style-name="ce324" table:number-columns-repeated="3"/>
          <table:table-cell table:number-columns-repeated="7"/>
          <table:table-cell table:style-name="ce338" table:number-columns-repeated="2"/>
          <table:table-cell table:number-columns-repeated="1004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3" office:value-type="float" office:value="9" calcext:value-type="float">
            <text:p>9</text:p>
          </table:table-cell>
          <table:table-cell table:style-name="ce260" table:formula="of:=RANDBETWEEN(1;1000000)" office:value-type="float" office:value="436104" calcext:value-type="float">
            <text:p>436104</text:p>
          </table:table-cell>
          <table:table-cell table:style-name="ce472" office:value-type="float" office:value="-2" calcext:value-type="float">
            <text:p>-2</text:p>
          </table:table-cell>
          <table:table-cell table:style-name="ce260" table:formula="of:=RANDBETWEEN(1;9)" office:value-type="float" office:value="4" calcext:value-type="float">
            <text:p>4</text:p>
          </table:table-cell>
          <table:table-cell table:number-columns-repeated="11"/>
          <table:table-cell table:style-name="ce338"/>
          <table:table-cell table:number-columns-repeated="1004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4" office:value-type="float" office:value="10" calcext:value-type="float">
            <text:p>10</text:p>
          </table:table-cell>
          <table:table-cell table:style-name="ce380" table:formula="of:=RANDBETWEEN(1;1000000)" office:value-type="float" office:value="603625" calcext:value-type="float">
            <text:p>603625</text:p>
          </table:table-cell>
          <table:table-cell table:style-name="ce473" office:value-type="float" office:value="-1" calcext:value-type="float">
            <text:p>-1</text:p>
          </table:table-cell>
          <table:table-cell table:style-name="ce380" table:formula="of:=RANDBETWEEN(1;9)" office:value-type="float" office:value="2" calcext:value-type="float">
            <text:p>2</text:p>
          </table:table-cell>
          <table:table-cell table:number-columns-repeated="1016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3" office:value-type="float" office:value="11" calcext:value-type="float">
            <text:p>11</text:p>
          </table:table-cell>
          <table:table-cell table:style-name="ce260" table:formula="of:=RANDBETWEEN(1;1000000)" office:value-type="float" office:value="63672" calcext:value-type="float">
            <text:p>63672</text:p>
          </table:table-cell>
          <table:table-cell table:style-name="ce474" office:value-type="float" office:value="0" calcext:value-type="float">
            <text:p>0</text:p>
          </table:table-cell>
          <table:table-cell table:style-name="ce260" table:formula="of:=RANDBETWEEN(1;9)" office:value-type="float" office:value="5" calcext:value-type="float">
            <text:p>5</text:p>
          </table:table-cell>
          <table:table-cell table:style-name="ce324" table:number-columns-repeated="9"/>
          <table:table-cell table:number-columns-repeated="1007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4" office:value-type="float" office:value="12" calcext:value-type="float">
            <text:p>12</text:p>
          </table:table-cell>
          <table:table-cell table:style-name="ce380" table:formula="of:=RANDBETWEEN(1;1000000)" office:value-type="float" office:value="658098" calcext:value-type="float">
            <text:p>658098</text:p>
          </table:table-cell>
          <table:table-cell table:style-name="ce475" office:value-type="float" office:value="1" calcext:value-type="float">
            <text:p>1</text:p>
          </table:table-cell>
          <table:table-cell table:style-name="ce380" table:formula="of:=RANDBETWEEN(1;9)" office:value-type="float" office:value="6" calcext:value-type="float">
            <text:p>6</text:p>
          </table:table-cell>
          <table:table-cell table:style-name="ce324" table:number-columns-repeated="9"/>
          <table:table-cell table:number-columns-repeated="1007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3" office:value-type="float" office:value="13" calcext:value-type="float">
            <text:p>13</text:p>
          </table:table-cell>
          <table:table-cell table:style-name="ce260" table:formula="of:=RANDBETWEEN(1;1000000)" office:value-type="float" office:value="64766" calcext:value-type="float">
            <text:p>64766</text:p>
          </table:table-cell>
          <table:table-cell table:style-name="ce476" office:value-type="float" office:value="2" calcext:value-type="float">
            <text:p>2</text:p>
          </table:table-cell>
          <table:table-cell table:style-name="ce260" table:formula="of:=RANDBETWEEN(1;9)" office:value-type="float" office:value="1" calcext:value-type="float">
            <text:p>1</text:p>
          </table:table-cell>
          <table:table-cell table:style-name="ce324" table:number-columns-repeated="9"/>
          <table:table-cell table:number-columns-repeated="1007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4" office:value-type="float" office:value="14" calcext:value-type="float">
            <text:p>14</text:p>
          </table:table-cell>
          <table:table-cell table:style-name="ce380" table:formula="of:=RANDBETWEEN(1;1000000)" office:value-type="float" office:value="102437" calcext:value-type="float">
            <text:p>102437</text:p>
          </table:table-cell>
          <table:table-cell table:style-name="ce477" office:value-type="float" office:value="3" calcext:value-type="float">
            <text:p>3</text:p>
          </table:table-cell>
          <table:table-cell table:style-name="ce380" table:formula="of:=RANDBETWEEN(1;9)" office:value-type="float" office:value="5" calcext:value-type="float">
            <text:p>5</text:p>
          </table:table-cell>
          <table:table-cell table:style-name="ce324" table:number-columns-repeated="9"/>
          <table:table-cell table:number-columns-repeated="1007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3" office:value-type="float" office:value="15" calcext:value-type="float">
            <text:p>15</text:p>
          </table:table-cell>
          <table:table-cell table:style-name="ce260" table:formula="of:=RANDBETWEEN(1;1000000)" office:value-type="float" office:value="199068" calcext:value-type="float">
            <text:p>199068</text:p>
          </table:table-cell>
          <table:table-cell table:style-name="ce478" office:value-type="float" office:value="4" calcext:value-type="float">
            <text:p>4</text:p>
          </table:table-cell>
          <table:table-cell table:style-name="ce260" table:formula="of:=RANDBETWEEN(1;9)" office:value-type="float" office:value="5" calcext:value-type="float">
            <text:p>5</text:p>
          </table:table-cell>
          <table:table-cell table:style-name="ce324" table:number-columns-repeated="9"/>
          <table:table-cell table:number-columns-repeated="1007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4" office:value-type="float" office:value="16" calcext:value-type="float">
            <text:p>16</text:p>
          </table:table-cell>
          <table:table-cell table:style-name="ce380" table:formula="of:=RANDBETWEEN(1;1000000)" office:value-type="float" office:value="227912" calcext:value-type="float">
            <text:p>227912</text:p>
          </table:table-cell>
          <table:table-cell table:style-name="ce479" office:value-type="float" office:value="5" calcext:value-type="float">
            <text:p>5</text:p>
          </table:table-cell>
          <table:table-cell table:style-name="ce380" table:formula="of:=RANDBETWEEN(1;9)" office:value-type="float" office:value="3" calcext:value-type="float">
            <text:p>3</text:p>
          </table:table-cell>
          <table:table-cell table:style-name="ce324" table:number-columns-repeated="9"/>
          <table:table-cell table:number-columns-repeated="1007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3" office:value-type="float" office:value="17" calcext:value-type="float">
            <text:p>17</text:p>
          </table:table-cell>
          <table:table-cell table:style-name="ce260" table:formula="of:=RANDBETWEEN(1;1000000)" office:value-type="float" office:value="510045" calcext:value-type="float">
            <text:p>510045</text:p>
          </table:table-cell>
          <table:table-cell table:style-name="ce480" office:value-type="float" office:value="6" calcext:value-type="float">
            <text:p>6</text:p>
          </table:table-cell>
          <table:table-cell table:style-name="ce260" table:formula="of:=RANDBETWEEN(1;9)" office:value-type="float" office:value="5" calcext:value-type="float">
            <text:p>5</text:p>
          </table:table-cell>
          <table:table-cell table:style-name="ce324" table:number-columns-repeated="9"/>
          <table:table-cell table:number-columns-repeated="1007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4" office:value-type="float" office:value="18" calcext:value-type="float">
            <text:p>18</text:p>
          </table:table-cell>
          <table:table-cell table:style-name="ce380" table:formula="of:=RANDBETWEEN(1;1000000)" office:value-type="float" office:value="662546" calcext:value-type="float">
            <text:p>662546</text:p>
          </table:table-cell>
          <table:table-cell table:style-name="ce481" office:value-type="float" office:value="7" calcext:value-type="float">
            <text:p>7</text:p>
          </table:table-cell>
          <table:table-cell table:style-name="ce380" table:formula="of:=RANDBETWEEN(1;9)" office:value-type="float" office:value="7" calcext:value-type="float">
            <text:p>7</text:p>
          </table:table-cell>
          <table:table-cell table:style-name="ce324" table:number-columns-repeated="9"/>
          <table:table-cell table:number-columns-repeated="1007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3" office:value-type="float" office:value="19" calcext:value-type="float">
            <text:p>19</text:p>
          </table:table-cell>
          <table:table-cell table:style-name="ce260" table:formula="of:=RANDBETWEEN(1;1000000)" office:value-type="float" office:value="263616" calcext:value-type="float">
            <text:p>263616</text:p>
          </table:table-cell>
          <table:table-cell table:style-name="ce482" office:value-type="float" office:value="8" calcext:value-type="float">
            <text:p>8</text:p>
          </table:table-cell>
          <table:table-cell table:style-name="ce260" table:formula="of:=RANDBETWEEN(1;9)" office:value-type="float" office:value="2" calcext:value-type="float">
            <text:p>2</text:p>
          </table:table-cell>
          <table:table-cell table:style-name="ce324" table:number-columns-repeated="9"/>
          <table:table-cell table:number-columns-repeated="1007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4" office:value-type="float" office:value="20" calcext:value-type="float">
            <text:p>20</text:p>
          </table:table-cell>
          <table:table-cell table:style-name="ce380" table:formula="of:=RANDBETWEEN(1;1000000)" office:value-type="float" office:value="900614" calcext:value-type="float">
            <text:p>900614</text:p>
          </table:table-cell>
          <table:table-cell table:style-name="ce483" office:value-type="float" office:value="9" calcext:value-type="float">
            <text:p>9</text:p>
          </table:table-cell>
          <table:table-cell table:style-name="ce380" table:formula="of:=RANDBETWEEN(1;9)" office:value-type="float" office:value="1" calcext:value-type="float">
            <text:p>1</text:p>
          </table:table-cell>
          <table:table-cell table:style-name="ce324" table:number-columns-repeated="9"/>
          <table:table-cell table:number-columns-repeated="1007"/>
          <table:table-cell table:style-name="ce338"/>
          <table:table-cell table:number-columns-repeated="2"/>
          <table:table-cell table:style-name="Default"/>
        </table:table-row>
        <table:table-row table:style-name="ro3">
          <table:table-cell table:style-name="ce333" office:value-type="float" office:value="21" calcext:value-type="float">
            <text:p>21</text:p>
          </table:table-cell>
          <table:table-cell table:style-name="ce260" table:formula="of:=RANDBETWEEN(1;1000000)" office:value-type="float" office:value="386577" calcext:value-type="float">
            <text:p>386577</text:p>
          </table:table-cell>
          <table:table-cell table:style-name="ce484" office:value-type="float" office:value="10" calcext:value-type="float">
            <text:p>10</text:p>
          </table:table-cell>
          <table:table-cell table:style-name="ce260" table:formula="of:=RANDBETWEEN(1;9)" office:value-type="float" office:value="7" calcext:value-type="float">
            <text:p>7</text:p>
          </table:table-cell>
          <table:table-cell table:style-name="ce324" table:number-columns-repeated="9"/>
          <table:table-cell table:number-columns-repeated="1007"/>
          <table:table-cell table:style-name="ce338"/>
          <table:table-cell table:number-columns-repeated="2"/>
          <table:table-cell table:style-name="Default"/>
        </table:table-row>
        <table:table-row table:style-name="ro3" table:number-rows-repeated="10">
          <table:table-cell table:style-name="ce324" table:number-columns-repeated="14"/>
          <table:table-cell table:number-columns-repeated="1010"/>
        </table:table-row>
        <table:table-row table:style-name="ro3">
          <table:table-cell table:style-name="ce338" table:number-columns-repeated="15"/>
          <table:table-cell table:number-columns-repeated="1009"/>
        </table:table-row>
        <table:table-row table:style-name="ro3" table:number-rows-repeated="1048480">
          <table:table-cell table:number-columns-repeated="1024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T4:Données.T4">
            <calcext:condition calcext:apply-style-name="VRAI" calcext:value="formula-is(IF([.T4]=0))" calcext:base-cell-address="Données.T4"/>
          </calcext:conditional-format>
          <calcext:conditional-format calcext:target-range-address="Données.T5:Données.T5">
            <calcext:condition calcext:apply-style-name="VRAI" calcext:value="formula-is(IF([.T5]=0))" calcext:base-cell-address="Données.T5"/>
          </calcext:conditional-format>
          <calcext:conditional-format calcext:target-range-address="Données.T6:Données.T6">
            <calcext:condition calcext:apply-style-name="VRAI" calcext:value="formula-is(IF([.T6]=0))" calcext:base-cell-address="Données.T6"/>
          </calcext:conditional-format>
          <calcext:conditional-format calcext:target-range-address="Données.T7:Données.T7">
            <calcext:condition calcext:apply-style-name="VRAI" calcext:value="formula-is(IF([.T7]=0))" calcext:base-cell-address="Données.T7"/>
          </calcext:conditional-format>
          <calcext:conditional-format calcext:target-range-address="Données.T8:Données.T8">
            <calcext:condition calcext:apply-style-name="VRAI" calcext:value="formula-is(IF([.T8]=0))" calcext:base-cell-address="Données.T8"/>
          </calcext:conditional-format>
          <calcext:conditional-format calcext:target-range-address="Données.T9:Données.T9">
            <calcext:condition calcext:apply-style-name="VRAI" calcext:value="formula-is(IF([.T9]=0))" calcext:base-cell-address="Données.T9"/>
          </calcext:conditional-format>
          <calcext:conditional-format calcext:target-range-address="Données.T10:Données.T10">
            <calcext:condition calcext:apply-style-name="VRAI" calcext:value="formula-is(IF([.T10]=0))" calcext:base-cell-address="Données.T10"/>
          </calcext:conditional-format>
          <calcext:conditional-format calcext:target-range-address="Données.T11:Données.T11">
            <calcext:condition calcext:apply-style-name="VRAI" calcext:value="formula-is(IF([.T11]=0))" calcext:base-cell-address="Données.T11"/>
          </calcext:conditional-format>
          <calcext:conditional-format calcext:target-range-address="Données.T12:Données.T12">
            <calcext:condition calcext:apply-style-name="VRAI" calcext:value="formula-is(IF([.T12]=0))" calcext:base-cell-address="Données.T12"/>
          </calcext:conditional-format>
          <calcext:conditional-format calcext:target-range-address="Données.T13:Données.T13">
            <calcext:condition calcext:apply-style-name="VRAI" calcext:value="formula-is(IF([.T13]=0))" calcext:base-cell-address="Données.T13"/>
          </calcext:conditional-format>
          <calcext:conditional-format calcext:target-range-address="Données.T14:Données.T14">
            <calcext:condition calcext:apply-style-name="VRAI" calcext:value="formula-is(IF([.T14]=0))" calcext:base-cell-address="Données.T14"/>
          </calcext:conditional-format>
          <calcext:conditional-format calcext:target-range-address="Données.T15:Données.T15">
            <calcext:condition calcext:apply-style-name="VRAI" calcext:value="formula-is(IF([.T15]=0))" calcext:base-cell-address="Données.T15"/>
          </calcext:conditional-format>
          <calcext:conditional-format calcext:target-range-address="Données.T16:Données.T16">
            <calcext:condition calcext:apply-style-name="VRAI" calcext:value="formula-is(IF([.T16]=0))" calcext:base-cell-address="Données.T16"/>
          </calcext:conditional-format>
          <calcext:conditional-format calcext:target-range-address="Données.T17:Données.T17">
            <calcext:condition calcext:apply-style-name="VRAI" calcext:value="formula-is(IF([.T17]=0))" calcext:base-cell-address="Données.T17"/>
          </calcext:conditional-format>
          <calcext:conditional-format calcext:target-range-address="Données.T18:Données.T18">
            <calcext:condition calcext:apply-style-name="VRAI" calcext:value="formula-is(IF([.T18]=0))" calcext:base-cell-address="Données.T18"/>
          </calcext:conditional-format>
          <calcext:conditional-format calcext:target-range-address="Données.T19:Données.T19">
            <calcext:condition calcext:apply-style-name="VRAI" calcext:value="formula-is(IF([.T19]=0))" calcext:base-cell-address="Données.T19"/>
          </calcext:conditional-format>
          <calcext:conditional-format calcext:target-range-address="Données.T20:Données.T20">
            <calcext:condition calcext:apply-style-name="VRAI" calcext:value="formula-is(IF([.T20]=0))" calcext:base-cell-address="Données.T20"/>
          </calcext:conditional-format>
          <calcext:conditional-format calcext:target-range-address="Données.T21:Données.T21">
            <calcext:condition calcext:apply-style-name="VRAI" calcext:value="formula-is(IF([.T21]=0))" calcext:base-cell-address="Données.T21"/>
          </calcext:conditional-format>
          <calcext:conditional-format calcext:target-range-address="Données.T22:Données.T22">
            <calcext:condition calcext:apply-style-name="VRAI" calcext:value="formula-is(IF([.T22]=0))" calcext:base-cell-address="Données.T22"/>
          </calcext:conditional-format>
          <calcext:conditional-format calcext:target-range-address="Données.T23:Données.T23">
            <calcext:condition calcext:apply-style-name="VRAI" calcext:value="formula-is(IF([.T23]=0))" calcext:base-cell-address="Données.T23"/>
          </calcext:conditional-format>
          <calcext:conditional-format calcext:target-range-address="Données.T24:Données.T25">
            <calcext:condition calcext:apply-style-name="VRAI" calcext:value="formula-is(IF([.T24]=0))" calcext:base-cell-address="Données.T24"/>
          </calcext:conditional-format>
          <calcext:conditional-format calcext:target-range-address="Données.V4:Données.V4">
            <calcext:condition calcext:apply-style-name="VRAI" calcext:value="=0" calcext:base-cell-address="Données.V4"/>
          </calcext:conditional-format>
          <calcext:conditional-format calcext:target-range-address="Données.V5:Données.V5">
            <calcext:condition calcext:apply-style-name="VRAI" calcext:value="=0" calcext:base-cell-address="Données.V5"/>
          </calcext:conditional-format>
          <calcext:conditional-format calcext:target-range-address="Données.V6:Données.V6">
            <calcext:condition calcext:apply-style-name="VRAI" calcext:value="=0" calcext:base-cell-address="Données.V6"/>
          </calcext:conditional-format>
          <calcext:conditional-format calcext:target-range-address="Données.V7:Données.V7">
            <calcext:condition calcext:apply-style-name="VRAI" calcext:value="=0" calcext:base-cell-address="Données.V7"/>
          </calcext:conditional-format>
          <calcext:conditional-format calcext:target-range-address="Données.V8:Données.V8">
            <calcext:condition calcext:apply-style-name="VRAI" calcext:value="=0" calcext:base-cell-address="Données.V8"/>
          </calcext:conditional-format>
          <calcext:conditional-format calcext:target-range-address="Données.V9:Données.V9">
            <calcext:condition calcext:apply-style-name="VRAI" calcext:value="=0" calcext:base-cell-address="Données.V9"/>
          </calcext:conditional-format>
          <calcext:conditional-format calcext:target-range-address="Données.V10:Données.V10">
            <calcext:condition calcext:apply-style-name="VRAI" calcext:value="=0" calcext:base-cell-address="Données.V10"/>
          </calcext:conditional-format>
          <calcext:conditional-format calcext:target-range-address="Données.V11:Données.V11">
            <calcext:condition calcext:apply-style-name="VRAI" calcext:value="=0" calcext:base-cell-address="Données.V11"/>
          </calcext:conditional-format>
          <calcext:conditional-format calcext:target-range-address="Données.V12:Données.V12">
            <calcext:condition calcext:apply-style-name="VRAI" calcext:value="=0" calcext:base-cell-address="Données.V12"/>
          </calcext:conditional-format>
          <calcext:conditional-format calcext:target-range-address="Données.V13:Données.V13">
            <calcext:condition calcext:apply-style-name="VRAI" calcext:value="=0" calcext:base-cell-address="Données.V13"/>
          </calcext:conditional-format>
          <calcext:conditional-format calcext:target-range-address="Données.V14:Données.V14">
            <calcext:condition calcext:apply-style-name="VRAI" calcext:value="=0" calcext:base-cell-address="Données.V14"/>
          </calcext:conditional-format>
          <calcext:conditional-format calcext:target-range-address="Données.V15:Données.V15">
            <calcext:condition calcext:apply-style-name="VRAI" calcext:value="=0" calcext:base-cell-address="Données.V15"/>
          </calcext:conditional-format>
          <calcext:conditional-format calcext:target-range-address="Données.V16:Données.V16">
            <calcext:condition calcext:apply-style-name="VRAI" calcext:value="=0" calcext:base-cell-address="Données.V16"/>
          </calcext:conditional-format>
          <calcext:conditional-format calcext:target-range-address="Données.V17:Données.V17">
            <calcext:condition calcext:apply-style-name="VRAI" calcext:value="=0" calcext:base-cell-address="Données.V17"/>
          </calcext:conditional-format>
          <calcext:conditional-format calcext:target-range-address="Données.V18:Données.V18">
            <calcext:condition calcext:apply-style-name="VRAI" calcext:value="=0" calcext:base-cell-address="Données.V18"/>
          </calcext:conditional-format>
          <calcext:conditional-format calcext:target-range-address="Données.V19:Données.V19">
            <calcext:condition calcext:apply-style-name="VRAI" calcext:value="=0" calcext:base-cell-address="Données.V19"/>
          </calcext:conditional-format>
          <calcext:conditional-format calcext:target-range-address="Données.V20:Données.V20">
            <calcext:condition calcext:apply-style-name="VRAI" calcext:value="=0" calcext:base-cell-address="Données.V20"/>
          </calcext:conditional-format>
          <calcext:conditional-format calcext:target-range-address="Données.V21:Données.V21">
            <calcext:condition calcext:apply-style-name="VRAI" calcext:value="=0" calcext:base-cell-address="Données.V21"/>
          </calcext:conditional-format>
          <calcext:conditional-format calcext:target-range-address="Données.V22:Données.V22">
            <calcext:condition calcext:apply-style-name="VRAI" calcext:value="=0" calcext:base-cell-address="Données.V22"/>
          </calcext:conditional-format>
          <calcext:conditional-format calcext:target-range-address="Données.V23:Données.V23">
            <calcext:condition calcext:apply-style-name="VRAI" calcext:value="=0" calcext:base-cell-address="Données.V23"/>
          </calcext:conditional-format>
          <calcext:conditional-format calcext:target-range-address="Données.V24:Données.V24">
            <calcext:condition calcext:apply-style-name="VRAI" calcext:value="=0" calcext:base-cell-address="Données.V24"/>
          </calcext:conditional-format>
          <calcext:conditional-format calcext:target-range-address="Données.T3:Données.T3">
            <calcext:condition calcext:apply-style-name="VRAI" calcext:value="formula-is(IF([.T3]=0))" calcext:base-cell-address="Données.T3"/>
          </calcext:conditional-format>
          <calcext:conditional-format calcext:target-range-address="Données.V3:Données.V3">
            <calcext:condition calcext:apply-style-name="VRAI" calcext:value="=0" calcext:base-cell-address="Données.V3"/>
          </calcext:conditional-format>
          <calcext:conditional-format calcext:target-range-address="Données.V25:Données.V25">
            <calcext:condition calcext:apply-style-name="VRAI" calcext:value="=0" calcext:base-cell-address="Données.V25"/>
          </calcext:conditional-format>
          <calcext:conditional-format calcext:target-range-address="Données.U25:Données.U25">
            <calcext:condition calcext:apply-style-name="VRAI" calcext:value="=0" calcext:base-cell-address="Données.U25"/>
          </calcext:conditional-format>
          <calcext:conditional-format calcext:target-range-address="Données.C58:Données.C58">
            <calcext:condition calcext:apply-style-name="VRAI" calcext:value="formula-is(IF([.C58]=0))" calcext:base-cell-address="Données.C58"/>
          </calcext:conditional-format>
          <calcext:conditional-format calcext:target-range-address="Données.C59:Données.C59">
            <calcext:condition calcext:apply-style-name="VRAI" calcext:value="formula-is(IF([.C59]=0))" calcext:base-cell-address="Données.C59"/>
          </calcext:conditional-format>
          <calcext:conditional-format calcext:target-range-address="Données.C60:Données.C60">
            <calcext:condition calcext:apply-style-name="VRAI" calcext:value="formula-is(IF([.C60]=0))" calcext:base-cell-address="Données.C60"/>
          </calcext:conditional-format>
          <calcext:conditional-format calcext:target-range-address="Données.C61:Données.C61">
            <calcext:condition calcext:apply-style-name="VRAI" calcext:value="formula-is(IF([.C61]=0))" calcext:base-cell-address="Données.C61"/>
          </calcext:conditional-format>
          <calcext:conditional-format calcext:target-range-address="Données.C62:Données.C62">
            <calcext:condition calcext:apply-style-name="VRAI" calcext:value="formula-is(IF([.C62]=0))" calcext:base-cell-address="Données.C62"/>
          </calcext:conditional-format>
          <calcext:conditional-format calcext:target-range-address="Données.C63:Données.C63">
            <calcext:condition calcext:apply-style-name="VRAI" calcext:value="formula-is(IF([.C63]=0))" calcext:base-cell-address="Données.C63"/>
          </calcext:conditional-format>
          <calcext:conditional-format calcext:target-range-address="Données.C64:Données.C64">
            <calcext:condition calcext:apply-style-name="VRAI" calcext:value="formula-is(IF([.C64]=0))" calcext:base-cell-address="Données.C64"/>
          </calcext:conditional-format>
          <calcext:conditional-format calcext:target-range-address="Données.C65:Données.C65">
            <calcext:condition calcext:apply-style-name="VRAI" calcext:value="formula-is(IF([.C65]=0))" calcext:base-cell-address="Données.C65"/>
          </calcext:conditional-format>
          <calcext:conditional-format calcext:target-range-address="Données.C66:Données.C66">
            <calcext:condition calcext:apply-style-name="VRAI" calcext:value="formula-is(IF([.C66]=0))" calcext:base-cell-address="Données.C66"/>
          </calcext:conditional-format>
          <calcext:conditional-format calcext:target-range-address="Données.C67:Données.C67">
            <calcext:condition calcext:apply-style-name="VRAI" calcext:value="formula-is(IF([.C67]=0))" calcext:base-cell-address="Données.C67"/>
          </calcext:conditional-format>
          <calcext:conditional-format calcext:target-range-address="Données.C68:Données.C68">
            <calcext:condition calcext:apply-style-name="VRAI" calcext:value="formula-is(IF([.C68]=0))" calcext:base-cell-address="Données.C68"/>
          </calcext:conditional-format>
          <calcext:conditional-format calcext:target-range-address="Données.C69:Données.C69">
            <calcext:condition calcext:apply-style-name="VRAI" calcext:value="formula-is(IF([.C69]=0))" calcext:base-cell-address="Données.C69"/>
          </calcext:conditional-format>
          <calcext:conditional-format calcext:target-range-address="Données.C70:Données.C70">
            <calcext:condition calcext:apply-style-name="VRAI" calcext:value="formula-is(IF([.C70]=0))" calcext:base-cell-address="Données.C70"/>
          </calcext:conditional-format>
          <calcext:conditional-format calcext:target-range-address="Données.C71:Données.C71">
            <calcext:condition calcext:apply-style-name="VRAI" calcext:value="formula-is(IF([.C71]=0))" calcext:base-cell-address="Données.C71"/>
          </calcext:conditional-format>
          <calcext:conditional-format calcext:target-range-address="Données.C72:Données.C72">
            <calcext:condition calcext:apply-style-name="VRAI" calcext:value="formula-is(IF([.C72]=0))" calcext:base-cell-address="Données.C72"/>
          </calcext:conditional-format>
          <calcext:conditional-format calcext:target-range-address="Données.C73:Données.C73">
            <calcext:condition calcext:apply-style-name="VRAI" calcext:value="formula-is(IF([.C73]=0))" calcext:base-cell-address="Données.C73"/>
          </calcext:conditional-format>
          <calcext:conditional-format calcext:target-range-address="Données.C74:Données.C74">
            <calcext:condition calcext:apply-style-name="VRAI" calcext:value="formula-is(IF([.C74]=0))" calcext:base-cell-address="Données.C74"/>
          </calcext:conditional-format>
          <calcext:conditional-format calcext:target-range-address="Données.C75:Données.C75">
            <calcext:condition calcext:apply-style-name="VRAI" calcext:value="formula-is(IF([.C75]=0))" calcext:base-cell-address="Données.C75"/>
          </calcext:conditional-format>
          <calcext:conditional-format calcext:target-range-address="Données.C76:Données.C76">
            <calcext:condition calcext:apply-style-name="VRAI" calcext:value="formula-is(IF([.C76]=0))" calcext:base-cell-address="Données.C76"/>
          </calcext:conditional-format>
          <calcext:conditional-format calcext:target-range-address="Données.C77:Données.C77">
            <calcext:condition calcext:apply-style-name="VRAI" calcext:value="formula-is(IF([.C77]=0))" calcext:base-cell-address="Données.C77"/>
          </calcext:conditional-format>
          <calcext:conditional-format calcext:target-range-address="Données.C78:Données.C78">
            <calcext:condition calcext:apply-style-name="VRAI" calcext:value="formula-is(IF([.C78]=0))" calcext:base-cell-address="Données.C78"/>
          </calcext:conditional-format>
        </calcext:conditional-formats>
      </table:table>
      <table:named-expressions/>
      <table:database-ranges>
        <table:database-range table:name="__Anonymous_Sheet_DB__5" table:target-range-address="Données.AA1:Données.AA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/>
    <style:font-face style:name="Segoe UI1" svg:font-family="'Segoe UI'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loext:max-denominator-value="9"/>
    </number:number-style>
    <number:number-style style:name="N108">
      <number:fraction number:min-numerator-digits="2" loext:max-numerator-digits="2" number:min-denominator-digits="2" loext:max-denominator-value="99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4">00/00/0000</text:date>, <text:time style:data-style-name="N2" text:time-value="18:37:42.0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9:12:35.527000000</meta:creation-date>
    <dc:date>2018-11-24T18:38:42.826000000</dc:date>
    <meta:editing-duration>PT15H12M2S</meta:editing-duration>
    <meta:editing-cycles>208</meta:editing-cycles>
    <meta:generator>LibreOffice/6.0.7.3$Windows_X86_64 LibreOffice_project/dc89aa7a9eabfd848af146d5086077aeed2ae4a5</meta:generator>
    <meta:document-statistic meta:table-count="6" meta:cell-count="896" meta:object-count="4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fo:font-weight="bold" style:font-size-asian="10pt" style:font-size-complex="10pt"/>
    </style:style>
    <style:style style:name="ch5" style:family="chart">
      <style:graphic-properties svg:stroke-color="#009900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2pt" fo:font-weight="bold" style:font-size-asian="10pt" style:font-size-complex="10pt"/>
    </style:style>
    <style:style style:name="ch7" style:family="chart">
      <style:graphic-properties svg:stroke-color="#66ff6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943cm" svg:height="19.301cm" xlink:href=".." xlink:type="simple" chart:class="chart:scatter" chart:style-name="ch1">
        <chart:legend chart:legend-position="end" svg:x="19.176cm" svg:y="9.102cm" style:legend-expansion="high" chart:style-name="ch2"/>
        <chart:plot-area chart:style-name="ch3" table:cell-range-address="Données.K29:Données.L49 Données.H29:Données.H30" chart:data-source-has-labels="row" svg:x="0.418cm" svg:y="0.386cm" svg:width="18.34cm" svg:height="18.529cm">
          <chartooo:coordinate-region svg:x="0.723cm" svg:y="0.612cm" svg:width="17.795cm" svg:height="18.078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L29:Données.L49" loext:label-string="&quot;Cf&quot;" chart:class="chart:scatter">
            <chart:domain table:cell-range-address="Données.K29:Données.K49"/>
            <chart:data-point chart:repeated="21"/>
          </chart:series>
          <chart:series chart:style-name="ch9" chart:values-cell-range-address="Données.H29:Données.H30" loext:label-string="&quot;Cg&quot;" chart:class="chart:scatter">
            <chart:domain table:cell-range-address="Données.G29:Données.G30"/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  <table:table-cell office:value-type="string">
                <text:p>Cf</text:p>
              </table:table-cell>
              <table:table-cell office:value-type="string">
                <text:p>Colonne G</text:p>
              </table:table-cell>
              <table:table-cell office:value-type="string">
                <text:p>C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K29:Données.K49</svg:desc>
                </draw:g>
              </table:table-cell>
              <table:table-cell office:value-type="float" office:value="28.6666666666667">
                <text:p>28.6666666666667</text:p>
                <draw:g>
                  <svg:desc>Données.L29:Données.L49</svg:desc>
                </draw:g>
              </table:table-cell>
              <table:table-cell office:value-type="float" office:value="-10">
                <text:p>-10</text:p>
                <draw:g>
                  <svg:desc>Données.G29:Données.G30</svg:desc>
                </draw:g>
              </table:table-cell>
              <table:table-cell office:value-type="float" office:value="26.8">
                <text:p>26.8</text:p>
                <draw:g>
                  <svg:desc>Données.H29:Données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25.9">
                <text:p>25.9</text:p>
              </table:table-cell>
              <table:table-cell office:value-type="float" office:value="10">
                <text:p>10</text:p>
              </table:table-cell>
              <table:table-cell office:value-type="float" office:value="-17.2">
                <text:p>-1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0.5666666666667">
                <text:p>20.5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13.0666666666667">
                <text:p>13.0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-0.133333333333333">
                <text:p>-0.13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-2.1">
                <text:p>-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5.83333333333333">
                <text:p>-5.83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7.6">
                <text:p>-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9.3">
                <text:p>-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10.9333333333333">
                <text:p>-10.93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12.5">
                <text:p>-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58.458cm" svg:height="15.898cm" xlink:href=".." xlink:type="simple" chart:class="chart:scatter" chart:style-name="ch1">
        <chart:plot-area chart:style-name="ch2" table:cell-range-address="Données.T3:Données.T25 Aide.A1:Aide.A1 Données.V3:Données.V25" chart:data-source-has-labels="row" svg:x="1.169cm" svg:y="0.317cm" svg:width="56.12cm" svg:height="15.264cm">
          <chartooo:coordinate-region svg:x="1.407cm" svg:y="0.516cm" svg:width="55.694cm" svg:height="14.8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V3:Données.V25" chart:label-cell-address="Aide.A1:Aide.A1" chart:class="chart:scatter">
            <chart:domain table:cell-range-address="Données.T3:Données.T25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Données.T3:Données.T25</svg:desc>
                </draw:g>
              </table:table-cell>
              <table:table-cell office:value-type="float" office:value="4">
                <text:p>4</text:p>
                <draw:g>
                  <svg:desc>Données.V3:Données.V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width="0.05cm"/>
      <style:text-properties fo:font-size="12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378cm" svg:height="10.973cm" xlink:href=".." xlink:type="simple" chart:class="chart:scatter" chart:style-name="ch1">
        <chart:plot-area chart:style-name="ch2" table:cell-range-address="Données.K5:Données.L25 Données.L4:Données.L4" chart:data-source-has-labels="row" svg:x="0.347cm" svg:y="0.219cm" svg:width="16.684cm" svg:height="10.535cm">
          <chartooo:coordinate-region svg:x="0.652cm" svg:y="0.219cm" svg:width="16.139cm" svg:height="10.3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6" chart:class="major"/>
            <chart:grid chart:style-name="ch4" chart:class="minor"/>
          </chart:axis>
          <chart:series chart:style-name="ch7" chart:values-cell-range-address="Données.L5:Données.L25" chart:label-cell-address="Données.L4:Données.L4" chart:class="chart:scatter">
            <chart:domain table:cell-range-address="Données.K5:Données.K25"/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  <table:table-cell office:value-type="string">
                <text:p>y</text:p>
                <draw:g>
                  <svg:desc>Données.L4:Données.L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K5:Données.K25</svg:desc>
                </draw:g>
              </table:table-cell>
              <table:table-cell office:value-type="float" office:value="19.8">
                <text:p>19.8</text:p>
                <draw:g>
                  <svg:desc>Données.L5:Données.L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9.8">
                <text:p>19.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2pt" fo:font-weight="bold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2pt" fo:font-weight="bold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579cm" svg:height="9.849cm" xlink:href=".." xlink:type="simple" chart:class="chart:scatter" chart:style-name="ch1">
        <chart:plot-area chart:style-name="ch2" table:cell-range-address="Données.G5:Données.H6" chart:data-source-has-labels="row" svg:x="0.311cm" svg:y="0.196cm" svg:width="14.957cm" svg:height="9.457cm">
          <chartooo:coordinate-region svg:x="0.616cm" svg:y="0.422cm" svg:width="14.412cm" svg:height="9.00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H5:Données.H6" chart:label-cell-address="Données.H5:Données.H5" chart:class="chart:scatter">
            <chart:domain table:cell-range-address="Données.G5:Données.G6"/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G</text:p>
              </table:table-cell>
              <table:table-cell office:value-type="string">
                <text:p>-14</text:p>
                <draw:g>
                  <svg:desc>Données.H5:Données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G5:Données.G6</svg:desc>
                </draw:g>
              </table:table-cell>
              <table:table-cell office:value-type="float" office:value="-14">
                <text:p>-14</text:p>
                <draw:g>
                  <svg:desc>Données.H5:Données.H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9900"/>
    </style:style>
    <style:style style:name="ch5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76cm" svg:height="15.898cm" xlink:href=".." xlink:type="simple" chart:class="chart:scatter" chart:style-name="ch1">
        <chart:plot-area chart:style-name="ch2" table:cell-range-address="Données.T3:Données.T25 Aide.A1:Aide.A1 Données.V3:Données.V25" chart:data-source-has-labels="row" svg:x="0.503cm" svg:y="0.317cm" svg:width="24.17cm" svg:height="15.264cm">
          <chartooo:coordinate-region svg:x="0.741cm" svg:y="0.516cm" svg:width="23.745cm" svg:height="14.86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Données.V3:Données.V25" chart:label-cell-address="Aide.A1:Aide.A1" chart:class="chart:scatter">
            <chart:domain table:cell-range-address="Données.T3:Données.T25"/>
            <chart:data-point chart:repeated="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T</text:p>
              </table:table-cell>
              <table:table-cell office:value-type="string">
                <text:p>KELLER Stéphane - Lycée agricole Louis Pasteur</text:p>
                <draw:g>
                  <svg:desc>Aide.A1:Aide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">
                <text:p>-11</text:p>
                <draw:g>
                  <svg:desc>Données.T3:Données.T25</svg:desc>
                </draw:g>
              </table:table-cell>
              <table:table-cell office:value-type="float" office:value="4">
                <text:p>4</text:p>
                <draw:g>
                  <svg:desc>Données.V3:Données.V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">
                <text:p>-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7">
                <text:p>-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6">
                <text:p>-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">
                <text:p>-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">
                <text:p>-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10" chart:maximum="10" chart:origin="0" chart:interval-major="1" chart:interval-minor-divisor="5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4" style:family="chart">
      <style:graphic-properties svg:stroke-color="#00cc00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width="0.05cm"/>
      <style:text-properties fo:font-size="10pt" style:font-size-asian="10pt" style:font-size-complex="10pt"/>
    </style:style>
    <style:style style:name="ch6" style:family="chart">
      <style:graphic-properties svg:stroke-color="#66ff66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94cm" svg:height="9.847cm" xlink:href=".." xlink:type="simple" chart:class="chart:scatter" chart:style-name="ch1">
        <chart:plot-area chart:style-name="ch2" table:cell-range-address="Données.K29:Données.L49 Données.H29:Données.H30" chart:data-source-has-labels="row" svg:x="0.311cm" svg:y="0.196cm" svg:width="14.972cm" svg:height="9.455cm">
          <chartooo:coordinate-region svg:x="0.549cm" svg:y="0.395cm" svg:width="14.547cm" svg:height="9.05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  <chart:grid chart:style-name="ch6" chart:class="minor"/>
          </chart:axis>
          <chart:series chart:style-name="ch7" chart:values-cell-range-address="Données.L29:Données.L49" loext:label-string="parabole" chart:class="chart:scatter">
            <chart:domain table:cell-range-address="Données.K29:Données.K49"/>
            <chart:data-point chart:repeated="21"/>
          </chart:series>
          <chart:series chart:style-name="ch8" chart:values-cell-range-address="Données.H29:Données.H30" loext:label-string="droite" chart:class="chart:scatter">
            <chart:domain table:cell-range-address="Données.G29:Données.G30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  <table:table-cell office:value-type="string">
                <text:p>parabole</text:p>
              </table:table-cell>
              <table:table-cell office:value-type="string">
                <text:p>Colonne G</text:p>
              </table:table-cell>
              <table:table-cell office:value-type="string">
                <text:p>droi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Données.K29:Données.K49</svg:desc>
                </draw:g>
              </table:table-cell>
              <table:table-cell office:value-type="float" office:value="4.32051282051282">
                <text:p>4.32051282051282</text:p>
                <draw:g>
                  <svg:desc>Données.L29:Données.L49</svg:desc>
                </draw:g>
              </table:table-cell>
              <table:table-cell office:value-type="float" office:value="-10">
                <text:p>-10</text:p>
                <draw:g>
                  <svg:desc>Données.G29:Données.G30</svg:desc>
                </draw:g>
              </table:table-cell>
              <table:table-cell office:value-type="float" office:value="15.5384615384615">
                <text:p>15.5384615384615</text:p>
                <draw:g>
                  <svg:desc>Données.H29:Données.H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">
                <text:p>-9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-15.2307692307692">
                <text:p>-15.2307692307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">
                <text:p>-8</text:p>
              </table:table-cell>
              <table:table-cell office:value-type="float" office:value="22.0769230769231">
                <text:p>22.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7">
                <text:p>-7</text:p>
              </table:table-cell>
              <table:table-cell office:value-type="float" office:value="28.5512820512821">
                <text:p>28.5512820512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6">
                <text:p>-6</text:p>
              </table:table-cell>
              <table:table-cell office:value-type="float" office:value="33.4230769230769">
                <text:p>33.4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5">
                <text:p>-5</text:p>
              </table:table-cell>
              <table:table-cell office:value-type="float" office:value="36.6923076923077">
                <text:p>36.69230769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">
                <text:p>-4</text:p>
              </table:table-cell>
              <table:table-cell office:value-type="float" office:value="38.3589743589744">
                <text:p>38.3589743589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">
                <text:p>-3</text:p>
              </table:table-cell>
              <table:table-cell office:value-type="float" office:value="38.4230769230769">
                <text:p>38.4230769230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">
                <text:p>-2</text:p>
              </table:table-cell>
              <table:table-cell office:value-type="float" office:value="36.8846153846154">
                <text:p>36.8846153846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">
                <text:p>-1</text:p>
              </table:table-cell>
              <table:table-cell office:value-type="float" office:value="33.7435897435897">
                <text:p>33.743589743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2.6538461538462">
                <text:p>22.6538461538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4.7051282051282">
                <text:p>14.7051282051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5.15384615384615">
                <text:p>5.15384615384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-6">
                <text:p>-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-18.7564102564103">
                <text:p>-18.7564102564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-33.1153846153846">
                <text:p>-33.1153846153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-49.0769230769231">
                <text:p>-49.0769230769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-66.6410256410257">
                <text:p>-66.641025641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-85.8076923076923">
                <text:p>-85.80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-106.576923076923">
                <text:p>-106.576923076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